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948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6429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7957in"/>
    </style:style>
    <style:style style:name="co9" style:family="table-column">
      <style:table-column-properties fo:break-before="auto" style:column-width="1.85in"/>
    </style:style>
    <style:style style:name="co10" style:family="table-column">
      <style:table-column-properties fo:break-before="auto" style:column-width="1.0661in"/>
    </style:style>
    <style:style style:name="co11" style:family="table-column">
      <style:table-column-properties fo:break-before="auto" style:column-width="0.9429in"/>
    </style:style>
    <style:style style:name="co12" style:family="table-column">
      <style:table-column-properties fo:break-before="auto" style:column-width="1.3055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5126in"/>
    </style:style>
    <style:style style:name="co15" style:family="table-column">
      <style:table-column-properties fo:break-before="auto" style:column-width="1.2728in"/>
    </style:style>
    <style:style style:name="co16" style:family="table-column">
      <style:table-column-properties fo:break-before="auto" style:column-width="1.5339in"/>
    </style:style>
    <style:style style:name="co17" style:family="table-column">
      <style:table-column-properties fo:break-before="auto" style:column-width="1.7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0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os" table:style-name="ta1">
        <table:shapes>
          <draw:frame draw:z-index="0" draw:style-name="gr1" draw:text-style-name="P1" svg:width="7.3102in" svg:height="4.0358in" svg:x="26.1677in" svg:y="2.2969in">
            <draw:object draw:notify-on-update-of-ranges="Datos.U4:Datos.U4 Datos.U5:Datos.U10 Datos.V4:Datos.V4 Datos.V5:Datos.V10 Datos.W4:Datos.W4 Datos.W5:Datos.W10 Datos.Y4:Datos.Y4 Datos.Y5:Datos.Y10 Datos.AA4:Datos.AA4 Datos.AA5:Datos.AA1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7.3917in" svg:height="3.5429in" svg:x="26.1524in" svg:y="6.4815in">
            <draw:object draw:notify-on-update-of-ranges="Datos.U5:Datos.U10 Datos.X4:Datos.X4 Datos.X5:Datos.X10 Datos.Z4:Datos.Z4 Datos.Z5:Datos.Z10 Datos.AB4:Datos.AB4 Datos.AB5:Datos.AB10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Cat 1</text:p>
          </table:table-cell>
          <table:table-cell office:value-type="string" calcext:value-type="string">
            <text:p>580 x 580 </text:p>
          </table:table-cell>
          <table:table-cell table:number-columns-repeated="7"/>
          <table:table-cell table:style-name="ce1" office:value-type="string" calcext:value-type="string">
            <text:p>Cat 2</text:p>
          </table:table-cell>
          <table:table-cell office:value-type="string" calcext:value-type="string">
            <text:p>638 x 640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2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 table:number-columns-repeated="2"/>
          <table:table-cell table:style-name="ce5" office:value-type="string" calcext:value-type="string">
            <text:p>Tamaño Imágenes</text:p>
          </table:table-cell>
          <table:table-cell table:style-name="ce5" office:value-type="string" calcext:value-type="string">
            <text:p>Tiempo CPU</text:p>
          </table:table-cell>
          <table:table-cell table:style-name="ce5" office:value-type="string" calcext:value-type="string">
            <text:p>Tiempo GPU (Memoria Global)</text:p>
          </table:table-cell>
          <table:table-cell table:style-name="ce5" office:value-type="string" calcext:value-type="string">
            <text:p>SpeedUp (Memoria Global)</text:p>
          </table:table-cell>
          <table:table-cell table:style-name="ce5" office:value-type="string" calcext:value-type="string">
            <text:p>Tiempo GPU (Memoria Constante)</text:p>
          </table:table-cell>
          <table:table-cell table:style-name="ce5" office:value-type="string" calcext:value-type="string">
            <text:p>SpeedUp (Memoria Constante)</text:p>
          </table:table-cell>
          <table:table-cell table:style-name="ce5" office:value-type="string" calcext:value-type="string">
            <text:p>Tiempo GPU (Memoria Compartida)</text:p>
          </table:table-cell>
          <table:table-cell table:style-name="ce5" office:value-type="string" calcext:value-type="string">
            <text:p>SpeedUp (Memoria Compartida)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4057" calcext:value-type="float">
            <text:p>0.014057</text:p>
          </table:table-cell>
          <table:table-cell office:value-type="float" office:value="0.00140597" calcext:value-type="float">
            <text:p>0.00140597</text:p>
          </table:table-cell>
          <table:table-cell table:style-name="ce3" table:formula="of:=[.C5]/[.D5]" office:value-type="float" office:value="9.99807961763053" calcext:value-type="float">
            <text:p>9.9980796176</text:p>
          </table:table-cell>
          <table:table-cell table:style-name="ce3" office:value-type="float" office:value="0.000909" calcext:value-type="float">
            <text:p>0.000909</text:p>
          </table:table-cell>
          <table:table-cell table:style-name="ce3" table:formula="of:=[.C5]/[.F5]" office:value-type="float" office:value="15.4642464246425" calcext:value-type="float">
            <text:p>15.4642464246</text:p>
          </table:table-cell>
          <table:table-cell table:style-name="ce3" office:value-type="float" office:value="0.00123" calcext:value-type="float">
            <text:p>0.00123</text:p>
          </table:table-cell>
          <table:table-cell table:style-name="ce3" table:formula="of:=[.C5]/[.H5]" office:value-type="float" office:value="11.4284552845528" calcext:value-type="float">
            <text:p>11.428455284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198" calcext:value-type="float">
            <text:p>0.01198</text:p>
          </table:table-cell>
          <table:table-cell office:value-type="float" office:value="0.01546" calcext:value-type="float">
            <text:p>0.01546</text:p>
          </table:table-cell>
          <table:table-cell table:formula="of:=[.L5]/[.M5]" office:value-type="float" office:value="0.77490297542044" calcext:value-type="float">
            <text:p>0.7749029754</text:p>
          </table:table-cell>
          <table:table-cell table:style-name="ce3" office:value-type="float" office:value="0.00171" calcext:value-type="float">
            <text:p>0.00171</text:p>
          </table:table-cell>
          <table:table-cell table:style-name="ce3" table:formula="of:=[.L5]/[.O5]" office:value-type="float" office:value="7.00584795321637" calcext:value-type="float">
            <text:p>7.0058479532</text:p>
          </table:table-cell>
          <table:table-cell table:style-name="ce3" office:value-type="float" office:value="0.00151" calcext:value-type="float">
            <text:p>0.00151</text:p>
          </table:table-cell>
          <table:table-cell table:style-name="ce3" table:formula="of:=[.L5]/[.Q5]" office:value-type="float" office:value="7.93377483443709" calcext:value-type="float">
            <text:p>7.9337748344</text:p>
          </table:table-cell>
          <table:table-cell table:number-columns-repeated="2"/>
          <table:table-cell table:style-name="ce6" office:value-type="string" calcext:value-type="string">
            <text:p>580x580</text:p>
          </table:table-cell>
          <table:table-cell table:style-name="ce7" table:formula="of:=[.C25]" office:value-type="float" office:value="0.00618085" calcext:value-type="float">
            <text:p>0.00618085</text:p>
          </table:table-cell>
          <table:table-cell table:style-name="ce7" table:formula="of:=[.D25]" office:value-type="float" office:value="0.0011438985" calcext:value-type="float">
            <text:p>0.0011438985</text:p>
          </table:table-cell>
          <table:table-cell table:style-name="ce7" table:formula="of:=[.E25]" office:value-type="float" office:value="5.35351360543077" calcext:value-type="float">
            <text:p>5.3535136054</text:p>
          </table:table-cell>
          <table:table-cell table:style-name="ce7" table:formula="of:=[.F25]" office:value-type="float" office:value="0.00094605" calcext:value-type="float">
            <text:p>0.00094605</text:p>
          </table:table-cell>
          <table:table-cell table:style-name="ce7" table:formula="of:=[.G25]" office:value-type="float" office:value="6.55836024466368" calcext:value-type="float">
            <text:p>6.5583602447</text:p>
          </table:table-cell>
          <table:table-cell table:style-name="ce7" table:formula="of:=[.H25]" office:value-type="float" office:value="0.001152" calcext:value-type="float">
            <text:p>0.001152</text:p>
          </table:table-cell>
          <table:table-cell table:style-name="ce8" table:formula="of:=[.I25]" office:value-type="float" office:value="5.35245636786436" calcext:value-type="float">
            <text:p>5.3524563679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8326" calcext:value-type="float">
            <text:p>0.008326</text:p>
          </table:table-cell>
          <table:table-cell table:style-name="ce3" office:value-type="float" office:value="0.001674" calcext:value-type="float">
            <text:p>0.001674</text:p>
          </table:table-cell>
          <table:table-cell table:style-name="ce3" table:formula="of:=[.C6]/[.D6]" office:value-type="float" office:value="4.97371565113501" calcext:value-type="float">
            <text:p>4.9737156511</text:p>
          </table:table-cell>
          <table:table-cell table:style-name="ce3" office:value-type="float" office:value="0.000963" calcext:value-type="float">
            <text:p>0.000963</text:p>
          </table:table-cell>
          <table:table-cell table:style-name="ce3" table:formula="of:=[.C6]/[.F6]" office:value-type="float" office:value="8.64589823468328" calcext:value-type="float">
            <text:p>8.6458982347</text:p>
          </table:table-cell>
          <table:table-cell table:style-name="ce3" office:value-type="float" office:value="0.00112" calcext:value-type="float">
            <text:p>0.00112</text:p>
          </table:table-cell>
          <table:table-cell table:style-name="ce3" table:formula="of:=[.C6]/[.H6]" office:value-type="float" office:value="7.43392857142857" calcext:value-type="float">
            <text:p>7.433928571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7633" calcext:value-type="float">
            <text:p>0.007633</text:p>
          </table:table-cell>
          <table:table-cell table:style-name="ce3" office:value-type="float" office:value="0.001171" calcext:value-type="float">
            <text:p>0.001171</text:p>
          </table:table-cell>
          <table:table-cell table:formula="of:=[.L6]/[.M6]" office:value-type="float" office:value="6.51836037574723" calcext:value-type="float">
            <text:p>6.5183603757</text:p>
          </table:table-cell>
          <table:table-cell table:style-name="ce3" office:value-type="float" office:value="0.001129" calcext:value-type="float">
            <text:p>0.001129</text:p>
          </table:table-cell>
          <table:table-cell table:style-name="ce3" table:formula="of:=[.L6]/[.O6]" office:value-type="float" office:value="6.76085031000886" calcext:value-type="float">
            <text:p>6.76085031</text:p>
          </table:table-cell>
          <table:table-cell table:style-name="ce3" office:value-type="float" office:value="0.00151" calcext:value-type="float">
            <text:p>0.00151</text:p>
          </table:table-cell>
          <table:table-cell table:style-name="ce3" table:formula="of:=[.L6]/[.Q6]" office:value-type="float" office:value="5.05496688741722" calcext:value-type="float">
            <text:p>5.0549668874</text:p>
          </table:table-cell>
          <table:table-cell table:number-columns-repeated="2"/>
          <table:table-cell table:style-name="ce6" office:value-type="string" calcext:value-type="string">
            <text:p>638x640</text:p>
          </table:table-cell>
          <table:table-cell table:style-name="ce7" table:formula="of:=[.L25]" office:value-type="float" office:value="0.00843105" calcext:value-type="float">
            <text:p>0.00843105</text:p>
          </table:table-cell>
          <table:table-cell table:style-name="ce7" table:formula="of:=[.M25]" office:value-type="float" office:value="0.00200006" calcext:value-type="float">
            <text:p>0.00200006</text:p>
          </table:table-cell>
          <table:table-cell table:style-name="ce7" table:formula="of:=[.N25]" office:value-type="float" office:value="6.10927742479609" calcext:value-type="float">
            <text:p>6.1092774248</text:p>
          </table:table-cell>
          <table:table-cell table:style-name="ce7" table:formula="of:=[.O25]" office:value-type="float" office:value="0.0012664" calcext:value-type="float">
            <text:p>0.0012664</text:p>
          </table:table-cell>
          <table:table-cell table:style-name="ce7" table:formula="of:=[.P25]" office:value-type="float" office:value="6.64512409813813" calcext:value-type="float">
            <text:p>6.6451240981</text:p>
          </table:table-cell>
          <table:table-cell table:style-name="ce7" table:formula="of:=[.Q25]" office:value-type="float" office:value="0.0012205" calcext:value-type="float">
            <text:p>0.0012205</text:p>
          </table:table-cell>
          <table:table-cell table:style-name="ce8" table:formula="of:=[.R25]" office:value-type="float" office:value="6.93682349181475" calcext:value-type="float">
            <text:p>6.9368234918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5354" calcext:value-type="float">
            <text:p>0.005354</text:p>
          </table:table-cell>
          <table:table-cell table:style-name="ce3" office:value-type="float" office:value="0.0011" calcext:value-type="float">
            <text:p>0.0011</text:p>
          </table:table-cell>
          <table:table-cell table:style-name="ce3" table:formula="of:=[.C7]/[.D7]" office:value-type="float" office:value="4.86727272727273" calcext:value-type="float">
            <text:p>4.8672727273</text:p>
          </table:table-cell>
          <table:table-cell table:style-name="ce3" office:value-type="float" office:value="0.000941" calcext:value-type="float">
            <text:p>0.000941</text:p>
          </table:table-cell>
          <table:table-cell table:style-name="ce3" table:formula="of:=[.C7]/[.F7]" office:value-type="float" office:value="5.68969181721573" calcext:value-type="float">
            <text:p>5.6896918172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7]/[.H7]" office:value-type="float" office:value="4.76758682101514" calcext:value-type="float">
            <text:p>4.76758682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7001" calcext:value-type="float">
            <text:p>0.007001</text:p>
          </table:table-cell>
          <table:table-cell table:style-name="ce3" office:value-type="float" office:value="0.001155" calcext:value-type="float">
            <text:p>0.001155</text:p>
          </table:table-cell>
          <table:table-cell table:formula="of:=[.L7]/[.M7]" office:value-type="float" office:value="6.06147186147186" calcext:value-type="float">
            <text:p>6.0614718615</text:p>
          </table:table-cell>
          <table:table-cell table:style-name="ce3" office:value-type="float" office:value="0.001135" calcext:value-type="float">
            <text:p>0.001135</text:p>
          </table:table-cell>
          <table:table-cell table:style-name="ce3" table:formula="of:=[.L7]/[.O7]" office:value-type="float" office:value="6.16828193832599" calcext:value-type="float">
            <text:p>6.1682819383</text:p>
          </table:table-cell>
          <table:table-cell table:style-name="ce3" office:value-type="float" office:value="0.001166" calcext:value-type="float">
            <text:p>0.001166</text:p>
          </table:table-cell>
          <table:table-cell table:style-name="ce3" table:formula="of:=[.L7]/[.Q7]" office:value-type="float" office:value="6.00428816466552" calcext:value-type="float">
            <text:p>6.0042881647</text:p>
          </table:table-cell>
          <table:table-cell table:number-columns-repeated="2"/>
          <table:table-cell table:style-name="ce6" office:value-type="string" calcext:value-type="string">
            <text:p>1366x768</text:p>
          </table:table-cell>
          <table:table-cell table:style-name="ce7" table:formula="of:=[.C51]" office:value-type="float" office:value="0.0194693" calcext:value-type="float">
            <text:p>0.0194693</text:p>
          </table:table-cell>
          <table:table-cell table:style-name="ce7" table:formula="of:=[.D51]" office:value-type="float" office:value="0.00343164" calcext:value-type="float">
            <text:p>0.00343164</text:p>
          </table:table-cell>
          <table:table-cell table:style-name="ce7" table:formula="of:=[.E51]" office:value-type="float" office:value="7.47138252643451" calcext:value-type="float">
            <text:p>7.4713825264</text:p>
          </table:table-cell>
          <table:table-cell table:style-name="ce7" table:formula="of:=[.F51]" office:value-type="float" office:value="0.0022091" calcext:value-type="float">
            <text:p>0.0022091</text:p>
          </table:table-cell>
          <table:table-cell table:style-name="ce7" table:formula="of:=[.G51]" office:value-type="float" office:value="8.81365088957577" calcext:value-type="float">
            <text:p>8.8136508896</text:p>
          </table:table-cell>
          <table:table-cell table:style-name="ce7" table:formula="of:=[.H51]" office:value-type="float" office:value="0.00194205" calcext:value-type="float">
            <text:p>0.00194205</text:p>
          </table:table-cell>
          <table:table-cell table:style-name="ce8" table:formula="of:=[.I51]" office:value-type="float" office:value="10.2698226524587" calcext:value-type="float">
            <text:p>10.2698226525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5463" calcext:value-type="float">
            <text:p>0.005463</text:p>
          </table:table-cell>
          <table:table-cell table:style-name="ce3" office:value-type="float" office:value="0.001094" calcext:value-type="float">
            <text:p>0.001094</text:p>
          </table:table-cell>
          <table:table-cell table:style-name="ce3" table:formula="of:=[.C8]/[.D8]" office:value-type="float" office:value="4.99360146252285" calcext:value-type="float">
            <text:p>4.9936014625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8]/[.F8]" office:value-type="float" office:value="5.83030949839915" calcext:value-type="float">
            <text:p>5.8303094984</text:p>
          </table:table-cell>
          <table:table-cell table:style-name="ce3" office:value-type="float" office:value="0.001238" calcext:value-type="float">
            <text:p>0.001238</text:p>
          </table:table-cell>
          <table:table-cell table:style-name="ce3" table:formula="of:=[.C8]/[.H8]" office:value-type="float" office:value="4.41276252019386" calcext:value-type="float">
            <text:p>4.412762520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6917" calcext:value-type="float">
            <text:p>0.006917</text:p>
          </table:table-cell>
          <table:table-cell table:style-name="ce3" office:value-type="float" office:value="0.001154" calcext:value-type="float">
            <text:p>0.001154</text:p>
          </table:table-cell>
          <table:table-cell table:formula="of:=[.L8]/[.M8]" office:value-type="float" office:value="5.99393414211439" calcext:value-type="float">
            <text:p>5.9939341421</text:p>
          </table:table-cell>
          <table:table-cell table:style-name="ce3" office:value-type="float" office:value="0.001164" calcext:value-type="float">
            <text:p>0.001164</text:p>
          </table:table-cell>
          <table:table-cell table:style-name="ce3" table:formula="of:=[.L8]/[.O8]" office:value-type="float" office:value="5.94243986254296" calcext:value-type="float">
            <text:p>5.9424398625</text:p>
          </table:table-cell>
          <table:table-cell table:style-name="ce3" office:value-type="float" office:value="0.001162" calcext:value-type="float">
            <text:p>0.001162</text:p>
          </table:table-cell>
          <table:table-cell table:style-name="ce3" table:formula="of:=[.L8]/[.Q8]" office:value-type="float" office:value="5.9526678141136" calcext:value-type="float">
            <text:p>5.9526678141</text:p>
          </table:table-cell>
          <table:table-cell table:number-columns-repeated="2"/>
          <table:table-cell table:style-name="ce6" office:value-type="string" calcext:value-type="string">
            <text:p>2560x1600</text:p>
          </table:table-cell>
          <table:table-cell table:style-name="ce7" table:formula="of:=[.L51]" office:value-type="float" office:value="0.0696521" calcext:value-type="float">
            <text:p>0.0696521</text:p>
          </table:table-cell>
          <table:table-cell table:style-name="ce7" table:formula="of:=[.M51]" office:value-type="float" office:value="0.006589525" calcext:value-type="float">
            <text:p>0.006589525</text:p>
          </table:table-cell>
          <table:table-cell table:style-name="ce7" table:formula="of:=[.N51]" office:value-type="float" office:value="11.4456602986796" calcext:value-type="float">
            <text:p>11.4456602987</text:p>
          </table:table-cell>
          <table:table-cell table:style-name="ce7" table:formula="of:=[.O51]" office:value-type="float" office:value="0.00557305" calcext:value-type="float">
            <text:p>0.00557305</text:p>
          </table:table-cell>
          <table:table-cell table:style-name="ce7" table:formula="of:=[.P51]" office:value-type="float" office:value="12.4992768813226" calcext:value-type="float">
            <text:p>12.4992768813</text:p>
          </table:table-cell>
          <table:table-cell table:style-name="ce7" table:formula="of:=[.Q51]" office:value-type="float" office:value="0.0047951" calcext:value-type="float">
            <text:p>0.0047951</text:p>
          </table:table-cell>
          <table:table-cell table:style-name="ce8" table:formula="of:=[.R51]" office:value-type="float" office:value="14.5276919193237" calcext:value-type="float">
            <text:p>14.5276919193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5658" calcext:value-type="float">
            <text:p>0.005658</text:p>
          </table:table-cell>
          <table:table-cell table:style-name="ce3" office:value-type="float" office:value="0.001114" calcext:value-type="float">
            <text:p>0.001114</text:p>
          </table:table-cell>
          <table:table-cell table:style-name="ce3" table:formula="of:=[.C9]/[.D9]" office:value-type="float" office:value="5.07899461400359" calcext:value-type="float">
            <text:p>5.078994614</text:p>
          </table:table-cell>
          <table:table-cell table:style-name="ce3" office:value-type="float" office:value="0.000932" calcext:value-type="float">
            <text:p>0.000932</text:p>
          </table:table-cell>
          <table:table-cell table:style-name="ce3" table:formula="of:=[.C9]/[.F9]" office:value-type="float" office:value="6.07081545064378" calcext:value-type="float">
            <text:p>6.0708154506</text:p>
          </table:table-cell>
          <table:table-cell table:style-name="ce3" office:value-type="float" office:value="0.001116" calcext:value-type="float">
            <text:p>0.001116</text:p>
          </table:table-cell>
          <table:table-cell table:style-name="ce3" table:formula="of:=[.C9]/[.H9]" office:value-type="float" office:value="5.06989247311828" calcext:value-type="float">
            <text:p>5.069892473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0419" calcext:value-type="float">
            <text:p>0.010419</text:p>
          </table:table-cell>
          <table:table-cell table:style-name="ce3" office:value-type="float" office:value="0.0012562" calcext:value-type="float">
            <text:p>0.0012562</text:p>
          </table:table-cell>
          <table:table-cell table:formula="of:=[.L9]/[.M9]" office:value-type="float" office:value="8.2940614551823" calcext:value-type="float">
            <text:p>8.2940614552</text:p>
          </table:table-cell>
          <table:table-cell table:style-name="ce3" office:value-type="float" office:value="0.001303" calcext:value-type="float">
            <text:p>0.001303</text:p>
          </table:table-cell>
          <table:table-cell table:style-name="ce3" table:formula="of:=[.L9]/[.O9]" office:value-type="float" office:value="7.99616270145817" calcext:value-type="float">
            <text:p>7.9961627015</text:p>
          </table:table-cell>
          <table:table-cell table:style-name="ce3" office:value-type="float" office:value="0.001169" calcext:value-type="float">
            <text:p>0.001169</text:p>
          </table:table-cell>
          <table:table-cell table:style-name="ce3" table:formula="of:=[.L9]/[.Q9]" office:value-type="float" office:value="8.91274593669803" calcext:value-type="float">
            <text:p>8.9127459367</text:p>
          </table:table-cell>
          <table:table-cell table:number-columns-repeated="2"/>
          <table:table-cell table:style-name="ce6" office:value-type="string" calcext:value-type="string">
            <text:p>4928x3264</text:p>
          </table:table-cell>
          <table:table-cell table:style-name="ce7" table:formula="of:=[.L77]" office:value-type="float" office:value="0.28213855" calcext:value-type="float">
            <text:p>0.28213855</text:p>
          </table:table-cell>
          <table:table-cell table:style-name="ce7" table:formula="of:=[.M77]" office:value-type="float" office:value="0.01956987" calcext:value-type="float">
            <text:p>0.01956987</text:p>
          </table:table-cell>
          <table:table-cell table:style-name="ce7" table:formula="of:=[.N77]" office:value-type="float" office:value="14.6328244213633" calcext:value-type="float">
            <text:p>14.6328244214</text:p>
          </table:table-cell>
          <table:table-cell table:style-name="ce7" table:formula="of:=[.O77]" office:value-type="float" office:value="0.01877135" calcext:value-type="float">
            <text:p>0.01877135</text:p>
          </table:table-cell>
          <table:table-cell table:style-name="ce7" table:formula="of:=[.P77]" office:value-type="float" office:value="15.0313053931364" calcext:value-type="float">
            <text:p>15.0313053931</text:p>
          </table:table-cell>
          <table:table-cell table:style-name="ce7" table:formula="of:=[.Q77]" office:value-type="float" office:value="0.01481635" calcext:value-type="float">
            <text:p>0.01481635</text:p>
          </table:table-cell>
          <table:table-cell table:style-name="ce8" table:formula="of:=[.R77]" office:value-type="float" office:value="19.0478564569391" calcext:value-type="float">
            <text:p>19.0478564569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05711" calcext:value-type="float">
            <text:p>0.005711</text:p>
          </table:table-cell>
          <table:table-cell table:style-name="ce3" office:value-type="float" office:value="0.00109" calcext:value-type="float">
            <text:p>0.00109</text:p>
          </table:table-cell>
          <table:table-cell table:style-name="ce3" table:formula="of:=[.C10]/[.D10]" office:value-type="float" office:value="5.2394495412844" calcext:value-type="float">
            <text:p>5.2394495413</text:p>
          </table:table-cell>
          <table:table-cell table:style-name="ce3" office:value-type="float" office:value="0.000935" calcext:value-type="float">
            <text:p>0.000935</text:p>
          </table:table-cell>
          <table:table-cell table:style-name="ce3" table:formula="of:=[.C10]/[.F10]" office:value-type="float" office:value="6.10802139037433" calcext:value-type="float">
            <text:p>6.1080213904</text:p>
          </table:table-cell>
          <table:table-cell table:style-name="ce3" office:value-type="float" office:value="0.00124" calcext:value-type="float">
            <text:p>0.00124</text:p>
          </table:table-cell>
          <table:table-cell table:style-name="ce3" table:formula="of:=[.C10]/[.H10]" office:value-type="float" office:value="4.60564516129032" calcext:value-type="float">
            <text:p>4.605645161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0847" calcext:value-type="float">
            <text:p>0.00847</text:p>
          </table:table-cell>
          <table:table-cell table:style-name="ce3" office:value-type="float" office:value="0.001296" calcext:value-type="float">
            <text:p>0.001296</text:p>
          </table:table-cell>
          <table:table-cell table:formula="of:=[.L10]/[.M10]" office:value-type="float" office:value="6.53549382716049" calcext:value-type="float">
            <text:p>6.5354938272</text:p>
          </table:table-cell>
          <table:table-cell table:style-name="ce3" office:value-type="float" office:value="0.001255" calcext:value-type="float">
            <text:p>0.001255</text:p>
          </table:table-cell>
          <table:table-cell table:style-name="ce3" table:formula="of:=[.L10]/[.O10]" office:value-type="float" office:value="6.74900398406375" calcext:value-type="float">
            <text:p>6.7490039841</text:p>
          </table:table-cell>
          <table:table-cell table:style-name="ce3" office:value-type="float" office:value="0.001182" calcext:value-type="float">
            <text:p>0.001182</text:p>
          </table:table-cell>
          <table:table-cell table:style-name="ce3" table:formula="of:=[.L10]/[.Q10]" office:value-type="float" office:value="7.165820642978" calcext:value-type="float">
            <text:p>7.165820643</text:p>
          </table:table-cell>
          <table:table-cell table:number-columns-repeated="2"/>
          <table:table-cell table:style-name="ce6" office:value-type="string" calcext:value-type="string">
            <text:p>5226x4222</text:p>
          </table:table-cell>
          <table:table-cell table:style-name="ce7" table:formula="of:=[.C77]" office:value-type="float" office:value="0.38009605" calcext:value-type="float">
            <text:p>0.38009605</text:p>
          </table:table-cell>
          <table:table-cell table:style-name="ce7" table:formula="of:=[.D77]" office:value-type="float" office:value="0.02600859" calcext:value-type="float">
            <text:p>0.02600859</text:p>
          </table:table-cell>
          <table:table-cell table:style-name="ce7" table:formula="of:=[.E77]" office:value-type="float" office:value="14.6603928099357" calcext:value-type="float">
            <text:p>14.6603928099</text:p>
          </table:table-cell>
          <table:table-cell table:style-name="ce7" table:formula="of:=[.F77]" office:value-type="float" office:value="0.02548615" calcext:value-type="float">
            <text:p>0.02548615</text:p>
          </table:table-cell>
          <table:table-cell table:style-name="ce7" table:formula="of:=[.G77]" office:value-type="float" office:value="14.9192721179207" calcext:value-type="float">
            <text:p>14.9192721179</text:p>
          </table:table-cell>
          <table:table-cell table:style-name="ce7" table:formula="of:=[.H77]" office:value-type="float" office:value="0.0198238" calcext:value-type="float">
            <text:p>0.0198238</text:p>
          </table:table-cell>
          <table:table-cell table:style-name="ce8" table:formula="of:=[.I77]" office:value-type="float" office:value="19.1805274945379" calcext:value-type="float">
            <text:p>19.1805274945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5695" calcext:value-type="float">
            <text:p>0.005695</text:p>
          </table:table-cell>
          <table:table-cell table:style-name="ce3" office:value-type="float" office:value="0.001095" calcext:value-type="float">
            <text:p>0.001095</text:p>
          </table:table-cell>
          <table:table-cell table:style-name="ce3" table:formula="of:=[.C11]/[.D11]" office:value-type="float" office:value="5.20091324200913" calcext:value-type="float">
            <text:p>5.200913242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1]/[.F11]" office:value-type="float" office:value="5.07123775601069" calcext:value-type="float">
            <text:p>5.071237756</text:p>
          </table:table-cell>
          <table:table-cell table:style-name="ce3" office:value-type="float" office:value="0.001133" calcext:value-type="float">
            <text:p>0.001133</text:p>
          </table:table-cell>
          <table:table-cell table:style-name="ce3" table:formula="of:=[.C11]/[.H11]" office:value-type="float" office:value="5.02647837599294" calcext:value-type="float">
            <text:p>5.02647837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783" calcext:value-type="float">
            <text:p>0.00783</text:p>
          </table:table-cell>
          <table:table-cell table:style-name="ce3" office:value-type="float" office:value="0.001278" calcext:value-type="float">
            <text:p>0.001278</text:p>
          </table:table-cell>
          <table:table-cell table:formula="of:=[.L11]/[.M11]" office:value-type="float" office:value="6.12676056338028" calcext:value-type="float">
            <text:p>6.1267605634</text:p>
          </table:table-cell>
          <table:table-cell table:style-name="ce3" office:value-type="float" office:value="0.001253" calcext:value-type="float">
            <text:p>0.001253</text:p>
          </table:table-cell>
          <table:table-cell table:style-name="ce3" table:formula="of:=[.L11]/[.O11]" office:value-type="float" office:value="6.24900239425379" calcext:value-type="float">
            <text:p>6.2490023943</text:p>
          </table:table-cell>
          <table:table-cell table:style-name="ce3" office:value-type="float" office:value="0.001184" calcext:value-type="float">
            <text:p>0.001184</text:p>
          </table:table-cell>
          <table:table-cell table:style-name="ce3" table:formula="of:=[.L11]/[.Q11]" office:value-type="float" office:value="6.61317567567568" calcext:value-type="float">
            <text:p>6.6131756757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05772" calcext:value-type="float">
            <text:p>5.77E-003</text:p>
          </table:table-cell>
          <table:table-cell table:style-name="ce3" office:value-type="float" office:value="0.001112" calcext:value-type="float">
            <text:p>0.001112</text:p>
          </table:table-cell>
          <table:table-cell table:style-name="ce3" table:formula="of:=[.C12]/[.D12]" office:value-type="float" office:value="5.19064748201439" calcext:value-type="float">
            <text:p>5.190647482</text:p>
          </table:table-cell>
          <table:table-cell table:style-name="ce3" office:value-type="float" office:value="0.000936" calcext:value-type="float">
            <text:p>0.000936</text:p>
          </table:table-cell>
          <table:table-cell table:style-name="ce3" table:formula="of:=[.C12]/[.F12]" office:value-type="float" office:value="6.16666666666667" calcext:value-type="float">
            <text:p>6.1666666667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2]/[.H12]" office:value-type="float" office:value="5.13980409617097" calcext:value-type="float">
            <text:p>5.139804096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07648" calcext:value-type="float">
            <text:p>7.65E-003</text:p>
          </table:table-cell>
          <table:table-cell table:style-name="ce3" office:value-type="float" office:value="0.001277" calcext:value-type="float">
            <text:p>0.001277</text:p>
          </table:table-cell>
          <table:table-cell table:formula="of:=[.L12]/[.M12]" office:value-type="float" office:value="5.98903680501175" calcext:value-type="float">
            <text:p>5.989036805</text:p>
          </table:table-cell>
          <table:table-cell table:style-name="ce3" office:value-type="float" office:value="0.001253" calcext:value-type="float">
            <text:p>0.001253</text:p>
          </table:table-cell>
          <table:table-cell table:style-name="ce3" table:formula="of:=[.L12]/[.O12]" office:value-type="float" office:value="6.10375099760575" calcext:value-type="float">
            <text:p>6.1037509976</text:p>
          </table:table-cell>
          <table:table-cell table:style-name="ce3" office:value-type="float" office:value="0.001174" calcext:value-type="float">
            <text:p>0.001174</text:p>
          </table:table-cell>
          <table:table-cell table:style-name="ce3" table:formula="of:=[.L12]/[.Q12]" office:value-type="float" office:value="6.5144804088586" calcext:value-type="float">
            <text:p>6.514480408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5711" calcext:value-type="float">
            <text:p>0.005711</text:p>
          </table:table-cell>
          <table:table-cell table:style-name="ce3" office:value-type="float" office:value="0.001091" calcext:value-type="float">
            <text:p>0.001091</text:p>
          </table:table-cell>
          <table:table-cell table:style-name="ce3" table:formula="of:=[.C13]/[.D14]" office:value-type="float" office:value="5.22985347985348" calcext:value-type="float">
            <text:p>5.2298534799</text:p>
          </table:table-cell>
          <table:table-cell table:style-name="ce3" office:value-type="float" office:value="0.000944" calcext:value-type="float">
            <text:p>0.000944</text:p>
          </table:table-cell>
          <table:table-cell table:style-name="ce3" table:formula="of:=[.C13]/[.F13]" office:value-type="float" office:value="6.04978813559322" calcext:value-type="float">
            <text:p>6.0497881356</text:p>
          </table:table-cell>
          <table:table-cell table:style-name="ce3" office:value-type="float" office:value="0.00112" calcext:value-type="float">
            <text:p>0.00112</text:p>
          </table:table-cell>
          <table:table-cell table:style-name="ce3" table:formula="of:=[.C13]/[.H13]" office:value-type="float" office:value="5.09910714285714" calcext:value-type="float">
            <text:p>5.099107142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8445" calcext:value-type="float">
            <text:p>0.008445</text:p>
          </table:table-cell>
          <table:table-cell table:style-name="ce3" office:value-type="float" office:value="0.001274" calcext:value-type="float">
            <text:p>0.001274</text:p>
          </table:table-cell>
          <table:table-cell table:formula="of:=[.L13]/[.M13]" office:value-type="float" office:value="6.6287284144427" calcext:value-type="float">
            <text:p>6.6287284144</text:p>
          </table:table-cell>
          <table:table-cell table:style-name="ce3" office:value-type="float" office:value="0.001248" calcext:value-type="float">
            <text:p>0.001248</text:p>
          </table:table-cell>
          <table:table-cell table:style-name="ce3" table:formula="of:=[.L13]/[.O13]" office:value-type="float" office:value="6.76682692307692" calcext:value-type="float">
            <text:p>6.7668269231</text:p>
          </table:table-cell>
          <table:table-cell table:style-name="ce3" office:value-type="float" office:value="0.001166" calcext:value-type="float">
            <text:p>0.001166</text:p>
          </table:table-cell>
          <table:table-cell table:style-name="ce3" table:formula="of:=[.L13]/[.Q13]" office:value-type="float" office:value="7.24271012006861" calcext:value-type="float">
            <text:p>7.242710120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5741" calcext:value-type="float">
            <text:p>0.005741</text:p>
          </table:table-cell>
          <table:table-cell table:style-name="ce3" office:value-type="float" office:value="0.001092" calcext:value-type="float">
            <text:p>0.001092</text:p>
          </table:table-cell>
          <table:table-cell table:style-name="ce3" table:formula="of:=[.C14]/[.D13]" office:value-type="float" office:value="5.26214482126489" calcext:value-type="float">
            <text:p>5.2621448213</text:p>
          </table:table-cell>
          <table:table-cell table:style-name="ce3" office:value-type="float" office:value="0.000936" calcext:value-type="float">
            <text:p>0.000936</text:p>
          </table:table-cell>
          <table:table-cell table:style-name="ce3" table:formula="of:=[.C14]/[.F14]" office:value-type="float" office:value="6.13354700854701" calcext:value-type="float">
            <text:p>6.1335470085</text:p>
          </table:table-cell>
          <table:table-cell table:style-name="ce3" office:value-type="float" office:value="0.001151" calcext:value-type="float">
            <text:p>0.001151</text:p>
          </table:table-cell>
          <table:table-cell table:style-name="ce3" table:formula="of:=[.C14]/[.H14]" office:value-type="float" office:value="4.98783666377063" calcext:value-type="float">
            <text:p>4.9878366638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8541" calcext:value-type="float">
            <text:p>0.008541</text:p>
          </table:table-cell>
          <table:table-cell table:style-name="ce3" office:value-type="float" office:value="0.001296" calcext:value-type="float">
            <text:p>0.001296</text:p>
          </table:table-cell>
          <table:table-cell table:formula="of:=[.L14]/[.M14]" office:value-type="float" office:value="6.59027777777778" calcext:value-type="float">
            <text:p>6.5902777778</text:p>
          </table:table-cell>
          <table:table-cell table:style-name="ce3" office:value-type="float" office:value="0.001242" calcext:value-type="float">
            <text:p>0.001242</text:p>
          </table:table-cell>
          <table:table-cell table:style-name="ce3" table:formula="of:=[.L14]/[.O14]" office:value-type="float" office:value="6.8768115942029" calcext:value-type="float">
            <text:p>6.8768115942</text:p>
          </table:table-cell>
          <table:table-cell table:style-name="ce3" office:value-type="float" office:value="0.001167" calcext:value-type="float">
            <text:p>0.001167</text:p>
          </table:table-cell>
          <table:table-cell table:style-name="ce3" table:formula="of:=[.L14]/[.Q14]" office:value-type="float" office:value="7.31876606683805" calcext:value-type="float">
            <text:p>7.3187660668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5563" calcext:value-type="float">
            <text:p>0.005563</text:p>
          </table:table-cell>
          <table:table-cell office:value-type="float" office:value="0.001102" calcext:value-type="float">
            <text:p>0.001102</text:p>
          </table:table-cell>
          <table:table-cell table:style-name="ce3" table:formula="of:=[.C15]/[.D13]" office:value-type="float" office:value="5.09899175068744" calcext:value-type="float">
            <text:p>5.0989917507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15]/[.F15]" office:value-type="float" office:value="5.93703308431163" calcext:value-type="float">
            <text:p>5.9370330843</text:p>
          </table:table-cell>
          <table:table-cell table:style-name="ce3" office:value-type="float" office:value="0.001138" calcext:value-type="float">
            <text:p>0.001138</text:p>
          </table:table-cell>
          <table:table-cell table:style-name="ce3" table:formula="of:=[.C15]/[.H15]" office:value-type="float" office:value="4.8884007029877" calcext:value-type="float">
            <text:p>4.888400703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8607" calcext:value-type="float">
            <text:p>0.008607</text:p>
          </table:table-cell>
          <table:table-cell office:value-type="float" office:value="0.001277" calcext:value-type="float">
            <text:p>0.001277</text:p>
          </table:table-cell>
          <table:table-cell table:formula="of:=[.L15]/[.M15]" office:value-type="float" office:value="6.74001566170713" calcext:value-type="float">
            <text:p>6.7400156617</text:p>
          </table:table-cell>
          <table:table-cell table:style-name="ce3" office:value-type="float" office:value="0.001239" calcext:value-type="float">
            <text:p>0.001239</text:p>
          </table:table-cell>
          <table:table-cell table:style-name="ce3" table:formula="of:=[.L15]/[.O15]" office:value-type="float" office:value="6.94673123486683" calcext:value-type="float">
            <text:p>6.9467312349</text:p>
          </table:table-cell>
          <table:table-cell table:style-name="ce3" office:value-type="float" office:value="0.001174" calcext:value-type="float">
            <text:p>0.001174</text:p>
          </table:table-cell>
          <table:table-cell table:style-name="ce3" table:formula="of:=[.L15]/[.Q15]" office:value-type="float" office:value="7.33134582623509" calcext:value-type="float">
            <text:p>7.331345826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5576" calcext:value-type="float">
            <text:p>0.005576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6]/[.D16]" office:value-type="float" office:value="4.96527159394479" calcext:value-type="float">
            <text:p>4.9652715939</text:p>
          </table:table-cell>
          <table:table-cell table:style-name="ce3" office:value-type="float" office:value="0.000943" calcext:value-type="float">
            <text:p>0.000943</text:p>
          </table:table-cell>
          <table:table-cell table:style-name="ce3" table:formula="of:=[.C16]/[.F16]" office:value-type="float" office:value="5.91304347826087" calcext:value-type="float">
            <text:p>5.9130434783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6]/[.H16]" office:value-type="float" office:value="4.96527159394479" calcext:value-type="float">
            <text:p>4.9652715939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7974" calcext:value-type="float">
            <text:p>0.007974</text:p>
          </table:table-cell>
          <table:table-cell table:style-name="ce3" office:value-type="float" office:value="0.001296" calcext:value-type="float">
            <text:p>0.001296</text:p>
          </table:table-cell>
          <table:table-cell table:formula="of:=[.L16]/[.M16]" office:value-type="float" office:value="6.15277777777778" calcext:value-type="float">
            <text:p>6.1527777778</text:p>
          </table:table-cell>
          <table:table-cell table:style-name="ce3" office:value-type="float" office:value="0.00125" calcext:value-type="float">
            <text:p>0.00125</text:p>
          </table:table-cell>
          <table:table-cell table:style-name="ce3" table:formula="of:=[.L16]/[.O16]" office:value-type="float" office:value="6.3792" calcext:value-type="float">
            <text:p>6.3792</text:p>
          </table:table-cell>
          <table:table-cell table:style-name="ce3" office:value-type="float" office:value="0.001176" calcext:value-type="float">
            <text:p>0.001176</text:p>
          </table:table-cell>
          <table:table-cell table:style-name="ce3" table:formula="of:=[.L16]/[.Q16]" office:value-type="float" office:value="6.78061224489796" calcext:value-type="float">
            <text:p>6.780612244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05648" calcext:value-type="float">
            <text:p>0.005648</text:p>
          </table:table-cell>
          <table:table-cell table:style-name="ce3" office:value-type="float" office:value="0.001097" calcext:value-type="float">
            <text:p>0.001097</text:p>
          </table:table-cell>
          <table:table-cell table:style-name="ce3" table:formula="of:=[.C17]/[.D17]" office:value-type="float" office:value="5.1485870556062" calcext:value-type="float">
            <text:p>5.1485870556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7]/[.F17]" office:value-type="float" office:value="6.05359056806002" calcext:value-type="float">
            <text:p>6.0535905681</text:p>
          </table:table-cell>
          <table:table-cell table:style-name="ce3" office:value-type="float" office:value="0.001188" calcext:value-type="float">
            <text:p>0.001188</text:p>
          </table:table-cell>
          <table:table-cell table:style-name="ce3" table:formula="of:=[.C17]/[.H17]" office:value-type="float" office:value="4.75420875420875" calcext:value-type="float">
            <text:p>4.7542087542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0785" calcext:value-type="float">
            <text:p>0.00785</text:p>
          </table:table-cell>
          <table:table-cell table:style-name="ce3" office:value-type="float" office:value="0.001289" calcext:value-type="float">
            <text:p>0.001289</text:p>
          </table:table-cell>
          <table:table-cell table:formula="of:=[.L17]/[.M17]" office:value-type="float" office:value="6.0899922420481" calcext:value-type="float">
            <text:p>6.089992242</text:p>
          </table:table-cell>
          <table:table-cell table:style-name="ce3" office:value-type="float" office:value="0.001241" calcext:value-type="float">
            <text:p>0.001241</text:p>
          </table:table-cell>
          <table:table-cell table:style-name="ce3" table:formula="of:=[.L17]/[.O17]" office:value-type="float" office:value="6.32554391619662" calcext:value-type="float">
            <text:p>6.3255439162</text:p>
          </table:table-cell>
          <table:table-cell table:style-name="ce3" office:value-type="float" office:value="0.001169" calcext:value-type="float">
            <text:p>0.001169</text:p>
          </table:table-cell>
          <table:table-cell table:style-name="ce3" table:formula="of:=[.L17]/[.Q17]" office:value-type="float" office:value="6.71514114627887" calcext:value-type="float">
            <text:p>6.715141146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5597" calcext:value-type="float">
            <text:p>0.005597</text:p>
          </table:table-cell>
          <table:table-cell table:style-name="ce3" office:value-type="float" office:value="0.001095" calcext:value-type="float">
            <text:p>0.001095</text:p>
          </table:table-cell>
          <table:table-cell table:style-name="ce3" table:formula="of:=[.C18]/[.D18]" office:value-type="float" office:value="5.11141552511416" calcext:value-type="float">
            <text:p>5.1114155251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8]/[.F18]" office:value-type="float" office:value="5.9989281886388" calcext:value-type="float">
            <text:p>5.9989281886</text:p>
          </table:table-cell>
          <table:table-cell table:style-name="ce3" office:value-type="float" office:value="0.001222" calcext:value-type="float">
            <text:p>0.001222</text:p>
          </table:table-cell>
          <table:table-cell table:style-name="ce3" table:formula="of:=[.C18]/[.H18]" office:value-type="float" office:value="4.58019639934534" calcext:value-type="float">
            <text:p>4.5801963993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7999" calcext:value-type="float">
            <text:p>0.007999</text:p>
          </table:table-cell>
          <table:table-cell table:style-name="ce3" office:value-type="float" office:value="0.001283" calcext:value-type="float">
            <text:p>0.001283</text:p>
          </table:table-cell>
          <table:table-cell table:formula="of:=[.L18]/[.M18]" office:value-type="float" office:value="6.23460639127046" calcext:value-type="float">
            <text:p>6.2346063913</text:p>
          </table:table-cell>
          <table:table-cell table:style-name="ce3" office:value-type="float" office:value="0.00125" calcext:value-type="float">
            <text:p>0.00125</text:p>
          </table:table-cell>
          <table:table-cell table:style-name="ce3" table:formula="of:=[.L18]/[.O18]" office:value-type="float" office:value="6.3992" calcext:value-type="float">
            <text:p>6.3992</text:p>
          </table:table-cell>
          <table:table-cell table:style-name="ce3" office:value-type="float" office:value="0.001165" calcext:value-type="float">
            <text:p>0.001165</text:p>
          </table:table-cell>
          <table:table-cell table:style-name="ce3" table:formula="of:=[.L18]/[.Q18]" office:value-type="float" office:value="6.86609442060086" calcext:value-type="float">
            <text:p>6.866094420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05605" calcext:value-type="float">
            <text:p>5.61E-003</text:p>
          </table:table-cell>
          <table:table-cell table:style-name="ce3" office:value-type="float" office:value="0.001104" calcext:value-type="float">
            <text:p>0.001104</text:p>
          </table:table-cell>
          <table:table-cell table:style-name="ce3" table:formula="of:=[.C19]/[.D19]" office:value-type="float" office:value="5.07699275362319" calcext:value-type="float">
            <text:p>5.0769927536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9]/[.F19]" office:value-type="float" office:value="6.0075026795284" calcext:value-type="float">
            <text:p>6.0075026795</text:p>
          </table:table-cell>
          <table:table-cell table:style-name="ce3" office:value-type="float" office:value="0.001147" calcext:value-type="float">
            <text:p>0.001147</text:p>
          </table:table-cell>
          <table:table-cell table:style-name="ce3" table:formula="of:=[.C19]/[.H19]" office:value-type="float" office:value="4.88666085440279" calcext:value-type="float">
            <text:p>4.8866608544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08146" calcext:value-type="float">
            <text:p>8.15E-003</text:p>
          </table:table-cell>
          <table:table-cell table:style-name="ce3" office:value-type="float" office:value="0.001301" calcext:value-type="float">
            <text:p>0.001301</text:p>
          </table:table-cell>
          <table:table-cell table:formula="of:=[.L19]/[.M19]" office:value-type="float" office:value="6.26133743274404" calcext:value-type="float">
            <text:p>6.2613374327</text:p>
          </table:table-cell>
          <table:table-cell table:style-name="ce3" office:value-type="float" office:value="0.001252" calcext:value-type="float">
            <text:p>0.001252</text:p>
          </table:table-cell>
          <table:table-cell table:style-name="ce3" table:formula="of:=[.L19]/[.O19]" office:value-type="float" office:value="6.50638977635783" calcext:value-type="float">
            <text:p>6.5063897764</text:p>
          </table:table-cell>
          <table:table-cell table:style-name="ce3" office:value-type="float" office:value="0.00117" calcext:value-type="float">
            <text:p>0.00117</text:p>
          </table:table-cell>
          <table:table-cell table:style-name="ce3" table:formula="of:=[.L19]/[.Q19]" office:value-type="float" office:value="6.96239316239316" calcext:value-type="float">
            <text:p>6.9623931624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0567" calcext:value-type="float">
            <text:p>0.00567</text:p>
          </table:table-cell>
          <table:table-cell table:style-name="ce3" office:value-type="float" office:value="0.001109" calcext:value-type="float">
            <text:p>0.001109</text:p>
          </table:table-cell>
          <table:table-cell table:style-name="ce3" table:formula="of:=[.C20]/[.D20]" office:value-type="float" office:value="5.11271415689811" calcext:value-type="float">
            <text:p>5.1127141569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20]/[.F20]" office:value-type="float" office:value="6.05122732123799" calcext:value-type="float">
            <text:p>6.0512273212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20]/[.H20]" office:value-type="float" office:value="5.04897595725735" calcext:value-type="float">
            <text:p>5.048975957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08491" calcext:value-type="float">
            <text:p>0.008491</text:p>
          </table:table-cell>
          <table:table-cell table:style-name="ce3" office:value-type="float" office:value="0.001395" calcext:value-type="float">
            <text:p>0.001395</text:p>
          </table:table-cell>
          <table:table-cell table:formula="of:=[.L20]/[.M20]" office:value-type="float" office:value="6.08673835125448" calcext:value-type="float">
            <text:p>6.0867383513</text:p>
          </table:table-cell>
          <table:table-cell table:style-name="ce3" office:value-type="float" office:value="0.001248" calcext:value-type="float">
            <text:p>0.001248</text:p>
          </table:table-cell>
          <table:table-cell table:style-name="ce3" table:formula="of:=[.L20]/[.O20]" office:value-type="float" office:value="6.8036858974359" calcext:value-type="float">
            <text:p>6.8036858974</text:p>
          </table:table-cell>
          <table:table-cell table:style-name="ce3" office:value-type="float" office:value="0.00117" calcext:value-type="float">
            <text:p>0.00117</text:p>
          </table:table-cell>
          <table:table-cell table:style-name="ce3" table:formula="of:=[.L20]/[.Q20]" office:value-type="float" office:value="7.25726495726496" calcext:value-type="float">
            <text:p>7.257264957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05556" calcext:value-type="float">
            <text:p>5.56E-003</text:p>
          </table:table-cell>
          <table:table-cell table:style-name="ce3" office:value-type="float" office:value="0.001103" calcext:value-type="float">
            <text:p>0.001103</text:p>
          </table:table-cell>
          <table:table-cell table:style-name="ce3" table:formula="of:=[.C21]/[.D21]" office:value-type="float" office:value="5.03717135086129" calcext:value-type="float">
            <text:p>5.0371713509</text:p>
          </table:table-cell>
          <table:table-cell table:style-name="ce3" office:value-type="float" office:value="0.000945" calcext:value-type="float">
            <text:p>0.000945</text:p>
          </table:table-cell>
          <table:table-cell table:style-name="ce3" table:formula="of:=[.C21]/[.F21]" office:value-type="float" office:value="5.87936507936508" calcext:value-type="float">
            <text:p>5.8793650794</text:p>
          </table:table-cell>
          <table:table-cell table:style-name="ce3" office:value-type="float" office:value="0.001141" calcext:value-type="float">
            <text:p>0.001141</text:p>
          </table:table-cell>
          <table:table-cell table:style-name="ce3" table:formula="of:=[.C21]/[.H21]" office:value-type="float" office:value="4.86941279579316" calcext:value-type="float">
            <text:p>4.8694127958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08682" calcext:value-type="float">
            <text:p>8.68E-003</text:p>
          </table:table-cell>
          <table:table-cell table:style-name="ce3" office:value-type="float" office:value="0.001324" calcext:value-type="float">
            <text:p>0.001324</text:p>
          </table:table-cell>
          <table:table-cell table:formula="of:=[.L21]/[.M21]" office:value-type="float" office:value="6.55740181268882" calcext:value-type="float">
            <text:p>6.5574018127</text:p>
          </table:table-cell>
          <table:table-cell table:style-name="ce3" office:value-type="float" office:value="0.001259" calcext:value-type="float">
            <text:p>0.001259</text:p>
          </table:table-cell>
          <table:table-cell table:style-name="ce3" table:formula="of:=[.L21]/[.O21]" office:value-type="float" office:value="6.89594916600477" calcext:value-type="float">
            <text:p>6.895949166</text:p>
          </table:table-cell>
          <table:table-cell table:style-name="ce3" office:value-type="float" office:value="0.001162" calcext:value-type="float">
            <text:p>0.001162</text:p>
          </table:table-cell>
          <table:table-cell table:style-name="ce3" table:formula="of:=[.L21]/[.Q21]" office:value-type="float" office:value="7.47160068846816" calcext:value-type="float">
            <text:p>7.471600688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05627" calcext:value-type="float">
            <text:p>0.005627</text:p>
          </table:table-cell>
          <table:table-cell table:style-name="ce3" office:value-type="float" office:value="0.001093" calcext:value-type="float">
            <text:p>0.001093</text:p>
          </table:table-cell>
          <table:table-cell table:style-name="ce3" table:formula="of:=[.C22]/[.D22]" office:value-type="float" office:value="5.14821591948765" calcext:value-type="float">
            <text:p>5.1482159195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22]/[.F22]" office:value-type="float" office:value="6.00533617929562" calcext:value-type="float">
            <text:p>6.0053361793</text:p>
          </table:table-cell>
          <table:table-cell table:style-name="ce3" office:value-type="float" office:value="0.001127" calcext:value-type="float">
            <text:p>0.001127</text:p>
          </table:table-cell>
          <table:table-cell table:style-name="ce3" table:formula="of:=[.C22]/[.H22]" office:value-type="float" office:value="4.99290150842946" calcext:value-type="float">
            <text:p>4.9929015084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08749" calcext:value-type="float">
            <text:p>0.008749</text:p>
          </table:table-cell>
          <table:table-cell table:style-name="ce3" office:value-type="float" office:value="0.001374" calcext:value-type="float">
            <text:p>0.001374</text:p>
          </table:table-cell>
          <table:table-cell table:formula="of:=[.L22]/[.M22]" office:value-type="float" office:value="6.36754002911208" calcext:value-type="float">
            <text:p>6.3675400291</text:p>
          </table:table-cell>
          <table:table-cell table:style-name="ce3" office:value-type="float" office:value="0.001269" calcext:value-type="float">
            <text:p>0.001269</text:p>
          </table:table-cell>
          <table:table-cell table:style-name="ce3" table:formula="of:=[.L22]/[.O22]" office:value-type="float" office:value="6.89440504334121" calcext:value-type="float">
            <text:p>6.8944050433</text:p>
          </table:table-cell>
          <table:table-cell table:style-name="ce3" office:value-type="float" office:value="0.001168" calcext:value-type="float">
            <text:p>0.001168</text:p>
          </table:table-cell>
          <table:table-cell table:style-name="ce3" table:formula="of:=[.L22]/[.Q22]" office:value-type="float" office:value="7.49058219178082" calcext:value-type="float">
            <text:p>7.4905821918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05733" calcext:value-type="float">
            <text:p>5.73E-003</text:p>
          </table:table-cell>
          <table:table-cell table:style-name="ce3" office:value-type="float" office:value="0.001091" calcext:value-type="float">
            <text:p>0.001091</text:p>
          </table:table-cell>
          <table:table-cell table:style-name="ce3" table:formula="of:=[.C23]/[.D23]" office:value-type="float" office:value="5.25481209899175" calcext:value-type="float">
            <text:p>5.254812099</text:p>
          </table:table-cell>
          <table:table-cell table:style-name="ce3" office:value-type="float" office:value="0.000934" calcext:value-type="float">
            <text:p>0.000934</text:p>
          </table:table-cell>
          <table:table-cell table:style-name="ce3" table:formula="of:=[.C23]/[.F23]" office:value-type="float" office:value="6.13811563169165" calcext:value-type="float">
            <text:p>6.1381156317</text:p>
          </table:table-cell>
          <table:table-cell table:style-name="ce3" office:value-type="float" office:value="0.001116" calcext:value-type="float">
            <text:p>0.001116</text:p>
          </table:table-cell>
          <table:table-cell table:style-name="ce3" table:formula="of:=[.C23]/[.H23]" office:value-type="float" office:value="5.13709677419355" calcext:value-type="float">
            <text:p>5.1370967742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08655" calcext:value-type="float">
            <text:p>8.66E-003</text:p>
          </table:table-cell>
          <table:table-cell table:style-name="ce3" office:value-type="float" office:value="0.001528" calcext:value-type="float">
            <text:p>0.001528</text:p>
          </table:table-cell>
          <table:table-cell table:formula="of:=[.L23]/[.M23]" office:value-type="float" office:value="5.66426701570681" calcext:value-type="float">
            <text:p>5.6642670157</text:p>
          </table:table-cell>
          <table:table-cell table:style-name="ce3" office:value-type="float" office:value="0.001358" calcext:value-type="float">
            <text:p>0.001358</text:p>
          </table:table-cell>
          <table:table-cell table:style-name="ce3" table:formula="of:=[.L23]/[.O23]" office:value-type="float" office:value="6.37334315169367" calcext:value-type="float">
            <text:p>6.3733431517</text:p>
          </table:table-cell>
          <table:table-cell table:style-name="ce3" office:value-type="float" office:value="0.001165" calcext:value-type="float">
            <text:p>0.001165</text:p>
          </table:table-cell>
          <table:table-cell table:style-name="ce3" table:formula="of:=[.L23]/[.Q23]" office:value-type="float" office:value="7.42918454935622" calcext:value-type="float">
            <text:p>7.4291845494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05554" calcext:value-type="float">
            <text:p>0.005554</text:p>
          </table:table-cell>
          <table:table-cell table:style-name="ce3" office:value-type="float" office:value="0.001093" calcext:value-type="float">
            <text:p>0.001093</text:p>
          </table:table-cell>
          <table:table-cell table:style-name="ce3" table:formula="of:=[.C24]/[.D24]" office:value-type="float" office:value="5.08142726440988" calcext:value-type="float">
            <text:p>5.0814272644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24]/[.F24]" office:value-type="float" office:value="5.95284030010718" calcext:value-type="float">
            <text:p>5.9528403001</text:p>
          </table:table-cell>
          <table:table-cell table:style-name="ce3" office:value-type="float" office:value="0.001121" calcext:value-type="float">
            <text:p>0.001121</text:p>
          </table:table-cell>
          <table:table-cell table:style-name="ce3" table:formula="of:=[.C24]/[.H24]" office:value-type="float" office:value="4.95450490633363" calcext:value-type="float">
            <text:p>4.9545049063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08584" calcext:value-type="float">
            <text:p>0.008584</text:p>
          </table:table-cell>
          <table:table-cell table:style-name="ce3" office:value-type="float" office:value="0.001317" calcext:value-type="float">
            <text:p>0.001317</text:p>
          </table:table-cell>
          <table:table-cell table:formula="of:=[.L24]/[.M24]" office:value-type="float" office:value="6.51784358390281" calcext:value-type="float">
            <text:p>6.5178435839</text:p>
          </table:table-cell>
          <table:table-cell table:style-name="ce3" office:value-type="float" office:value="0.00127" calcext:value-type="float">
            <text:p>0.00127</text:p>
          </table:table-cell>
          <table:table-cell table:style-name="ce3" table:formula="of:=[.L24]/[.O24]" office:value-type="float" office:value="6.75905511811024" calcext:value-type="float">
            <text:p>6.7590551181</text:p>
          </table:table-cell>
          <table:table-cell table:style-name="ce3" office:value-type="float" office:value="0.001501" calcext:value-type="float">
            <text:p>0.001501</text:p>
          </table:table-cell>
          <table:table-cell table:style-name="ce3" table:formula="of:=[.L24]/[.Q24]" office:value-type="float" office:value="5.71885409726849" calcext:value-type="float">
            <text:p>5.718854097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SUM([.C5:.C24])/20" office:value-type="float" office:value="0.00618085" calcext:value-type="float">
            <text:p>0.00618085</text:p>
          </table:table-cell>
          <table:table-cell table:formula="of:=SUM([.D5:.D24])/20" office:value-type="float" office:value="0.0011438985" calcext:value-type="float">
            <text:p>0.0011438985</text:p>
          </table:table-cell>
          <table:table-cell table:formula="of:=SUM([.E5:.E24])/20" office:value-type="float" office:value="5.35351360543077" calcext:value-type="float">
            <text:p>5.3535136054</text:p>
          </table:table-cell>
          <table:table-cell table:formula="of:=SUM([.F5:.F24])/20" office:value-type="float" office:value="0.00094605" calcext:value-type="float">
            <text:p>0.00094605</text:p>
          </table:table-cell>
          <table:table-cell table:formula="of:=SUM([.G5:.G24])/20" office:value-type="float" office:value="6.55836024466368" calcext:value-type="float">
            <text:p>6.5583602447</text:p>
          </table:table-cell>
          <table:table-cell table:formula="of:=SUM([.H5:.H24])/20" office:value-type="float" office:value="0.001152" calcext:value-type="float">
            <text:p>0.001152</text:p>
          </table:table-cell>
          <table:table-cell table:formula="of:=SUM([.I5:.I24])/20" office:value-type="float" office:value="5.35245636786436" calcext:value-type="float">
            <text:p>5.3524563679</text:p>
          </table:table-cell>
          <table:table-cell/>
          <table:table-cell office:value-type="string" calcext:value-type="string">
            <text:p>Promedio</text:p>
          </table:table-cell>
          <table:table-cell table:formula="of:=SUM([.L5:.L24])/20" office:value-type="float" office:value="0.00843105" calcext:value-type="float">
            <text:p>0.00843105</text:p>
          </table:table-cell>
          <table:table-cell table:formula="of:=SUM([.M5:.M24])/20" office:value-type="float" office:value="0.00200006" calcext:value-type="float">
            <text:p>0.00200006</text:p>
          </table:table-cell>
          <table:table-cell table:formula="of:=SUM([.N5:.N24])/20" office:value-type="float" office:value="6.10927742479609" calcext:value-type="float">
            <text:p>6.1092774248</text:p>
          </table:table-cell>
          <table:table-cell table:formula="of:=SUM([.O5:.O24])/20" office:value-type="float" office:value="0.0012664" calcext:value-type="float">
            <text:p>0.0012664</text:p>
          </table:table-cell>
          <table:table-cell table:formula="of:=SUM([.P5:.P24])/20" office:value-type="float" office:value="6.64512409813813" calcext:value-type="float">
            <text:p>6.6451240981</text:p>
          </table:table-cell>
          <table:table-cell table:formula="of:=SUM([.Q5:.Q24])/20" office:value-type="float" office:value="0.0012205" calcext:value-type="float">
            <text:p>0.0012205</text:p>
          </table:table-cell>
          <table:table-cell table:formula="of:=SUM([.R5:.R24])/20" office:value-type="float" office:value="6.93682349181475" calcext:value-type="float">
            <text:p>6.9368234918</text:p>
          </table:table-cell>
          <table:table-cell table:number-columns-repeated="10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Cat 3</text:p>
          </table:table-cell>
          <table:table-cell office:value-type="string" calcext:value-type="string">
            <text:p>1366x768</text:p>
          </table:table-cell>
          <table:table-cell table:number-columns-repeated="7"/>
          <table:table-cell table:style-name="ce1" office:value-type="string" calcext:value-type="string">
            <text:p>Cat 4</text:p>
          </table:table-cell>
          <table:table-cell office:value-type="string" calcext:value-type="string">
            <text:p>2560x1600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1933" calcext:value-type="float">
            <text:p>0.021933</text:p>
          </table:table-cell>
          <table:table-cell office:value-type="float" office:value="0.0215648" calcext:value-type="float">
            <text:p>0.0215648</text:p>
          </table:table-cell>
          <table:table-cell table:formula="of:=[.C31]/[.D31]" office:value-type="float" office:value="1.01707412078943" calcext:value-type="float">
            <text:p>1.0170741208</text:p>
          </table:table-cell>
          <table:table-cell table:style-name="ce3" office:value-type="float" office:value="0.002237" calcext:value-type="float">
            <text:p>0.002237</text:p>
          </table:table-cell>
          <table:table-cell table:style-name="ce3" table:formula="of:=[.C31]/[.F31]" office:value-type="float" office:value="9.8046490835941" calcext:value-type="float">
            <text:p>9.8046490836</text:p>
          </table:table-cell>
          <table:table-cell table:style-name="ce3" office:value-type="float" office:value="0.001075" calcext:value-type="float">
            <text:p>0.001075</text:p>
          </table:table-cell>
          <table:table-cell table:style-name="ce3" table:formula="of:=[.C31]/[.H31]" office:value-type="float" office:value="20.4027906976744" calcext:value-type="float">
            <text:p>20.402790697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74622" calcext:value-type="float">
            <text:p>0.074622</text:p>
          </table:table-cell>
          <table:table-cell office:value-type="float" office:value="0.0205605" calcext:value-type="float">
            <text:p>0.0205605</text:p>
          </table:table-cell>
          <table:table-cell table:formula="of:=[.L31]/[.M31]" office:value-type="float" office:value="3.62938644488218" calcext:value-type="float">
            <text:p>3.6293864449</text:p>
          </table:table-cell>
          <table:table-cell table:style-name="ce3" office:value-type="float" office:value="0.005622" calcext:value-type="float">
            <text:p>0.005622</text:p>
          </table:table-cell>
          <table:table-cell table:style-name="ce3" table:formula="of:=[.L31]/[.O31]" office:value-type="float" office:value="13.273212379936" calcext:value-type="float">
            <text:p>13.2732123799</text:p>
          </table:table-cell>
          <table:table-cell table:style-name="ce3" office:value-type="float" office:value="0.00479" calcext:value-type="float">
            <text:p>0.00479</text:p>
          </table:table-cell>
          <table:table-cell table:style-name="ce3" table:formula="of:=[.L31]/[.Q31]" office:value-type="float" office:value="15.5787056367432" calcext:value-type="float">
            <text:p>15.5787056367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20239" calcext:value-type="float">
            <text:p>0.020239</text:p>
          </table:table-cell>
          <table:table-cell table:style-name="ce3" office:value-type="float" office:value="0.002497" calcext:value-type="float">
            <text:p>0.002497</text:p>
          </table:table-cell>
          <table:table-cell table:formula="of:=[.C32]/[.D32]" office:value-type="float" office:value="8.10532639167" calcext:value-type="float">
            <text:p>8.1053263917</text:p>
          </table:table-cell>
          <table:table-cell table:style-name="ce3" office:value-type="float" office:value="0.002188" calcext:value-type="float">
            <text:p>0.002188</text:p>
          </table:table-cell>
          <table:table-cell table:style-name="ce3" table:formula="of:=[.C32]/[.F32]" office:value-type="float" office:value="9.25" calcext:value-type="float">
            <text:p>9.25</text:p>
          </table:table-cell>
          <table:table-cell table:style-name="ce3" office:value-type="float" office:value="0.001997" calcext:value-type="float">
            <text:p>0.001997</text:p>
          </table:table-cell>
          <table:table-cell table:style-name="ce3" table:formula="of:=[.C32]/[.H32]" office:value-type="float" office:value="10.1347020530796" calcext:value-type="float">
            <text:p>10.134702053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69514" calcext:value-type="float">
            <text:p>0.069514</text:p>
          </table:table-cell>
          <table:table-cell table:style-name="ce3" office:value-type="float" office:value="0.005886" calcext:value-type="float">
            <text:p>0.005886</text:p>
          </table:table-cell>
          <table:table-cell table:formula="of:=[.L32]/[.M32]" office:value-type="float" office:value="11.8100577641862" calcext:value-type="float">
            <text:p>11.8100577642</text:p>
          </table:table-cell>
          <table:table-cell table:style-name="ce3" office:value-type="float" office:value="0.005547" calcext:value-type="float">
            <text:p>0.005547</text:p>
          </table:table-cell>
          <table:table-cell table:style-name="ce3" table:formula="of:=[.L32]/[.O32]" office:value-type="float" office:value="12.5318190012619" calcext:value-type="float">
            <text:p>12.5318190013</text:p>
          </table:table-cell>
          <table:table-cell table:style-name="ce3" office:value-type="float" office:value="0.004808" calcext:value-type="float">
            <text:p>0.004808</text:p>
          </table:table-cell>
          <table:table-cell table:style-name="ce3" table:formula="of:=[.L32]/[.Q32]" office:value-type="float" office:value="14.4579866888519" calcext:value-type="float">
            <text:p>14.457986688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911" calcext:value-type="float">
            <text:p>0.01911</text:p>
          </table:table-cell>
          <table:table-cell table:style-name="ce3" office:value-type="float" office:value="0.00247" calcext:value-type="float">
            <text:p>0.00247</text:p>
          </table:table-cell>
          <table:table-cell table:formula="of:=[.C33]/[.D33]" office:value-type="float" office:value="7.73684210526316" calcext:value-type="float">
            <text:p>7.7368421053</text:p>
          </table:table-cell>
          <table:table-cell table:style-name="ce3" office:value-type="float" office:value="0.002201" calcext:value-type="float">
            <text:p>0.002201</text:p>
          </table:table-cell>
          <table:table-cell table:style-name="ce3" table:formula="of:=[.C33]/[.F33]" office:value-type="float" office:value="8.68241708314403" calcext:value-type="float">
            <text:p>8.6824170831</text:p>
          </table:table-cell>
          <table:table-cell table:style-name="ce3" office:value-type="float" office:value="0.00197" calcext:value-type="float">
            <text:p>0.00197</text:p>
          </table:table-cell>
          <table:table-cell table:style-name="ce3" table:formula="of:=[.C33]/[.H33]" office:value-type="float" office:value="9.7005076142132" calcext:value-type="float">
            <text:p>9.700507614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69517" calcext:value-type="float">
            <text:p>0.069517</text:p>
          </table:table-cell>
          <table:table-cell table:style-name="ce3" office:value-type="float" office:value="0.005913" calcext:value-type="float">
            <text:p>0.005913</text:p>
          </table:table-cell>
          <table:table-cell table:formula="of:=[.L33]/[.M33]" office:value-type="float" office:value="11.7566379164553" calcext:value-type="float">
            <text:p>11.7566379165</text:p>
          </table:table-cell>
          <table:table-cell table:style-name="ce3" office:value-type="float" office:value="0.005572" calcext:value-type="float">
            <text:p>0.005572</text:p>
          </table:table-cell>
          <table:table-cell table:style-name="ce3" table:formula="of:=[.L33]/[.O33]" office:value-type="float" office:value="12.4761306532663" calcext:value-type="float">
            <text:p>12.4761306533</text:p>
          </table:table-cell>
          <table:table-cell table:style-name="ce3" office:value-type="float" office:value="0.004773" calcext:value-type="float">
            <text:p>0.004773</text:p>
          </table:table-cell>
          <table:table-cell table:style-name="ce3" table:formula="of:=[.L33]/[.Q33]" office:value-type="float" office:value="14.5646344018437" calcext:value-type="float">
            <text:p>14.5646344018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9543" calcext:value-type="float">
            <text:p>0.019543</text:p>
          </table:table-cell>
          <table:table-cell table:style-name="ce3" office:value-type="float" office:value="0.002475" calcext:value-type="float">
            <text:p>0.002475</text:p>
          </table:table-cell>
          <table:table-cell table:formula="of:=[.C34]/[.D34]" office:value-type="float" office:value="7.89616161616162" calcext:value-type="float">
            <text:p>7.8961616162</text:p>
          </table:table-cell>
          <table:table-cell table:style-name="ce3" office:value-type="float" office:value="0.002207" calcext:value-type="float">
            <text:p>0.002207</text:p>
          </table:table-cell>
          <table:table-cell table:style-name="ce3" table:formula="of:=[.C34]/[.F34]" office:value-type="float" office:value="8.85500679655641" calcext:value-type="float">
            <text:p>8.8550067966</text:p>
          </table:table-cell>
          <table:table-cell table:style-name="ce3" office:value-type="float" office:value="0.002015" calcext:value-type="float">
            <text:p>0.002015</text:p>
          </table:table-cell>
          <table:table-cell table:style-name="ce3" table:formula="of:=[.C34]/[.H34]" office:value-type="float" office:value="9.69875930521092" calcext:value-type="float">
            <text:p>9.698759305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70163" calcext:value-type="float">
            <text:p>0.070163</text:p>
          </table:table-cell>
          <table:table-cell table:style-name="ce3" office:value-type="float" office:value="0.006036" calcext:value-type="float">
            <text:p>0.006036</text:p>
          </table:table-cell>
          <table:table-cell table:formula="of:=[.L34]/[.M34]" office:value-type="float" office:value="11.6240888005302" calcext:value-type="float">
            <text:p>11.6240888005</text:p>
          </table:table-cell>
          <table:table-cell table:style-name="ce3" office:value-type="float" office:value="0.005739" calcext:value-type="float">
            <text:p>0.005739</text:p>
          </table:table-cell>
          <table:table-cell table:style-name="ce3" table:formula="of:=[.L34]/[.O34]" office:value-type="float" office:value="12.2256490677818" calcext:value-type="float">
            <text:p>12.2256490678</text:p>
          </table:table-cell>
          <table:table-cell table:style-name="ce3" office:value-type="float" office:value="0.004881" calcext:value-type="float">
            <text:p>0.004881</text:p>
          </table:table-cell>
          <table:table-cell table:style-name="ce3" table:formula="of:=[.L34]/[.Q34]" office:value-type="float" office:value="14.3747182954313" calcext:value-type="float">
            <text:p>14.3747182954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9867" calcext:value-type="float">
            <text:p>0.019867</text:p>
          </table:table-cell>
          <table:table-cell table:style-name="ce3" office:value-type="float" office:value="0.002482" calcext:value-type="float">
            <text:p>0.002482</text:p>
          </table:table-cell>
          <table:table-cell table:formula="of:=[.C35]/[.D35]" office:value-type="float" office:value="8.0044319097502" calcext:value-type="float">
            <text:p>8.0044319098</text:p>
          </table:table-cell>
          <table:table-cell table:style-name="ce3" office:value-type="float" office:value="0.002196" calcext:value-type="float">
            <text:p>0.002196</text:p>
          </table:table-cell>
          <table:table-cell table:style-name="ce3" table:formula="of:=[.C35]/[.F35]" office:value-type="float" office:value="9.04690346083789" calcext:value-type="float">
            <text:p>9.0469034608</text:p>
          </table:table-cell>
          <table:table-cell table:style-name="ce3" office:value-type="float" office:value="0.002133" calcext:value-type="float">
            <text:p>0.002133</text:p>
          </table:table-cell>
          <table:table-cell table:style-name="ce3" table:formula="of:=[.C35]/[.H35]" office:value-type="float" office:value="9.31411157993436" calcext:value-type="float">
            <text:p>9.3141115799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73366" calcext:value-type="float">
            <text:p>0.073366</text:p>
          </table:table-cell>
          <table:table-cell table:style-name="ce3" office:value-type="float" office:value="0.005895" calcext:value-type="float">
            <text:p>0.005895</text:p>
          </table:table-cell>
          <table:table-cell table:formula="of:=[.L35]/[.M35]" office:value-type="float" office:value="12.4454622561493" calcext:value-type="float">
            <text:p>12.4454622561</text:p>
          </table:table-cell>
          <table:table-cell table:style-name="ce3" office:value-type="float" office:value="0.005577" calcext:value-type="float">
            <text:p>0.005577</text:p>
          </table:table-cell>
          <table:table-cell table:style-name="ce3" table:formula="of:=[.L35]/[.O35]" office:value-type="float" office:value="13.1551013089475" calcext:value-type="float">
            <text:p>13.1551013089</text:p>
          </table:table-cell>
          <table:table-cell table:style-name="ce3" office:value-type="float" office:value="0.004889" calcext:value-type="float">
            <text:p>0.004889</text:p>
          </table:table-cell>
          <table:table-cell table:style-name="ce3" table:formula="of:=[.L35]/[.Q35]" office:value-type="float" office:value="15.0063407649826" calcext:value-type="float">
            <text:p>15.006340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20026" calcext:value-type="float">
            <text:p>0.020026</text:p>
          </table:table-cell>
          <table:table-cell table:style-name="ce3" office:value-type="float" office:value="0.002443" calcext:value-type="float">
            <text:p>0.002443</text:p>
          </table:table-cell>
          <table:table-cell table:formula="of:=[.C36]/[.D36]" office:value-type="float" office:value="8.19729840360213" calcext:value-type="float">
            <text:p>8.1972984036</text:p>
          </table:table-cell>
          <table:table-cell table:style-name="ce3" office:value-type="float" office:value="0.002184" calcext:value-type="float">
            <text:p>0.002184</text:p>
          </table:table-cell>
          <table:table-cell table:style-name="ce3" table:formula="of:=[.C36]/[.F36]" office:value-type="float" office:value="9.16941391941392" calcext:value-type="float">
            <text:p>9.1694139194</text:p>
          </table:table-cell>
          <table:table-cell table:style-name="ce3" office:value-type="float" office:value="0.001982" calcext:value-type="float">
            <text:p>0.001982</text:p>
          </table:table-cell>
          <table:table-cell table:style-name="ce3" table:formula="of:=[.C36]/[.H36]" office:value-type="float" office:value="10.1039354187689" calcext:value-type="float">
            <text:p>10.1039354188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05884" calcext:value-type="float">
            <text:p>0.005884</text:p>
          </table:table-cell>
          <table:table-cell table:formula="of:=[.L36]/[.M36]" office:value-type="float" office:value="11.8966689326988" calcext:value-type="float">
            <text:p>11.8966689327</text:p>
          </table:table-cell>
          <table:table-cell table:style-name="ce3" office:value-type="float" office:value="0.005578" calcext:value-type="float">
            <text:p>0.005578</text:p>
          </table:table-cell>
          <table:table-cell table:style-name="ce3" table:formula="of:=[.L36]/[.O36]" office:value-type="float" office:value="12.5493008246683" calcext:value-type="float">
            <text:p>12.5493008247</text:p>
          </table:table-cell>
          <table:table-cell table:style-name="ce3" office:value-type="float" office:value="0.004714" calcext:value-type="float">
            <text:p>0.004714</text:p>
          </table:table-cell>
          <table:table-cell table:style-name="ce3" table:formula="of:=[.L36]/[.Q36]" office:value-type="float" office:value="14.8493848112007" calcext:value-type="float">
            <text:p>14.849384811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20586" calcext:value-type="float">
            <text:p>0.020586</text:p>
          </table:table-cell>
          <table:table-cell table:style-name="ce3" office:value-type="float" office:value="0.002453" calcext:value-type="float">
            <text:p>0.002453</text:p>
          </table:table-cell>
          <table:table-cell table:formula="of:=[.C37]/[.D37]" office:value-type="float" office:value="8.39217284957195" calcext:value-type="float">
            <text:p>8.3921728496</text:p>
          </table:table-cell>
          <table:table-cell table:style-name="ce3" office:value-type="float" office:value="0.002189" calcext:value-type="float">
            <text:p>0.002189</text:p>
          </table:table-cell>
          <table:table-cell table:style-name="ce3" table:formula="of:=[.C37]/[.F37]" office:value-type="float" office:value="9.40429419826405" calcext:value-type="float">
            <text:p>9.4042941983</text:p>
          </table:table-cell>
          <table:table-cell table:style-name="ce3" office:value-type="float" office:value="0.001982" calcext:value-type="float">
            <text:p>0.001982</text:p>
          </table:table-cell>
          <table:table-cell table:style-name="ce3" table:formula="of:=[.C37]/[.H37]" office:value-type="float" office:value="10.3864783047427" calcext:value-type="float">
            <text:p>10.386478304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68958" calcext:value-type="float">
            <text:p>0.068958</text:p>
          </table:table-cell>
          <table:table-cell table:style-name="ce3" office:value-type="float" office:value="0.006069" calcext:value-type="float">
            <text:p>0.006069</text:p>
          </table:table-cell>
          <table:table-cell table:formula="of:=[.L37]/[.M37]" office:value-type="float" office:value="11.3623331685615" calcext:value-type="float">
            <text:p>11.3623331686</text:p>
          </table:table-cell>
          <table:table-cell table:style-name="ce3" office:value-type="float" office:value="0.005597" calcext:value-type="float">
            <text:p>0.005597</text:p>
          </table:table-cell>
          <table:table-cell table:style-name="ce3" table:formula="of:=[.L37]/[.O37]" office:value-type="float" office:value="12.3205288547436" calcext:value-type="float">
            <text:p>12.3205288547</text:p>
          </table:table-cell>
          <table:table-cell table:style-name="ce3" office:value-type="float" office:value="0.004795" calcext:value-type="float">
            <text:p>0.004795</text:p>
          </table:table-cell>
          <table:table-cell table:style-name="ce3" table:formula="of:=[.L37]/[.Q37]" office:value-type="float" office:value="14.3812304483837" calcext:value-type="float">
            <text:p>14.3812304484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19" calcext:value-type="float">
            <text:p>1.90E-002</text:p>
          </table:table-cell>
          <table:table-cell table:style-name="ce3" office:value-type="float" office:value="0.00249" calcext:value-type="float">
            <text:p>0.00249</text:p>
          </table:table-cell>
          <table:table-cell table:formula="of:=[.C38]/[.D38]" office:value-type="float" office:value="7.63052208835341" calcext:value-type="float">
            <text:p>7.6305220884</text:p>
          </table:table-cell>
          <table:table-cell table:style-name="ce3" office:value-type="float" office:value="0.002225" calcext:value-type="float">
            <text:p>0.002225</text:p>
          </table:table-cell>
          <table:table-cell table:style-name="ce3" table:formula="of:=[.C38]/[.F38]" office:value-type="float" office:value="8.53932584269663" calcext:value-type="float">
            <text:p>8.5393258427</text:p>
          </table:table-cell>
          <table:table-cell table:style-name="ce3" office:value-type="float" office:value="0.00192" calcext:value-type="float">
            <text:p>0.00192</text:p>
          </table:table-cell>
          <table:table-cell table:style-name="ce3" table:formula="of:=[.C38]/[.H38]" office:value-type="float" office:value="9.89583333333333" calcext:value-type="float">
            <text:p>9.895833333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68987" calcext:value-type="float">
            <text:p>6.90E-002</text:p>
          </table:table-cell>
          <table:table-cell table:style-name="ce3" office:value-type="float" office:value="0.005843" calcext:value-type="float">
            <text:p>0.005843</text:p>
          </table:table-cell>
          <table:table-cell table:formula="of:=[.L38]/[.M38]" office:value-type="float" office:value="11.8067773404073" calcext:value-type="float">
            <text:p>11.8067773404</text:p>
          </table:table-cell>
          <table:table-cell table:style-name="ce3" office:value-type="float" office:value="0.005639" calcext:value-type="float">
            <text:p>0.005639</text:p>
          </table:table-cell>
          <table:table-cell table:style-name="ce3" table:formula="of:=[.L38]/[.O38]" office:value-type="float" office:value="12.2339067210498" calcext:value-type="float">
            <text:p>12.233906721</text:p>
          </table:table-cell>
          <table:table-cell table:style-name="ce3" office:value-type="float" office:value="0.004729" calcext:value-type="float">
            <text:p>0.004729</text:p>
          </table:table-cell>
          <table:table-cell table:style-name="ce3" table:formula="of:=[.L38]/[.Q38]" office:value-type="float" office:value="14.5880735884965" calcext:value-type="float">
            <text:p>14.588073588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19323" calcext:value-type="float">
            <text:p>0.019323</text:p>
          </table:table-cell>
          <table:table-cell table:style-name="ce3" office:value-type="float" office:value="0.002415" calcext:value-type="float">
            <text:p>0.002415</text:p>
          </table:table-cell>
          <table:table-cell table:formula="of:=[.C39]/[.D39]" office:value-type="float" office:value="8.00124223602485" calcext:value-type="float">
            <text:p>8.001242236</text:p>
          </table:table-cell>
          <table:table-cell table:style-name="ce3" office:value-type="float" office:value="0.002219" calcext:value-type="float">
            <text:p>0.002219</text:p>
          </table:table-cell>
          <table:table-cell table:style-name="ce3" table:formula="of:=[.C39]/[.F39]" office:value-type="float" office:value="8.70797656602073" calcext:value-type="float">
            <text:p>8.707976566</text:p>
          </table:table-cell>
          <table:table-cell table:style-name="ce3" office:value-type="float" office:value="0.001975" calcext:value-type="float">
            <text:p>0.001975</text:p>
          </table:table-cell>
          <table:table-cell table:style-name="ce3" table:formula="of:=[.C39]/[.H39]" office:value-type="float" office:value="9.78379746835443" calcext:value-type="float">
            <text:p>9.783797468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9818" calcext:value-type="float">
            <text:p>0.069818</text:p>
          </table:table-cell>
          <table:table-cell table:style-name="ce3" office:value-type="float" office:value="0.005899" calcext:value-type="float">
            <text:p>0.005899</text:p>
          </table:table-cell>
          <table:table-cell table:formula="of:=[.L39]/[.M39]" office:value-type="float" office:value="11.8355653500593" calcext:value-type="float">
            <text:p>11.8355653501</text:p>
          </table:table-cell>
          <table:table-cell table:style-name="ce3" office:value-type="float" office:value="0.005566" calcext:value-type="float">
            <text:p>0.005566</text:p>
          </table:table-cell>
          <table:table-cell table:style-name="ce3" table:formula="of:=[.L39]/[.O39]" office:value-type="float" office:value="12.5436579231046" calcext:value-type="float">
            <text:p>12.5436579231</text:p>
          </table:table-cell>
          <table:table-cell table:style-name="ce3" office:value-type="float" office:value="0.004729" calcext:value-type="float">
            <text:p>0.004729</text:p>
          </table:table-cell>
          <table:table-cell table:style-name="ce3" table:formula="of:=[.L39]/[.Q39]" office:value-type="float" office:value="14.7637978430958" calcext:value-type="float">
            <text:p>14.763797843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19011" calcext:value-type="float">
            <text:p>0.019011</text:p>
          </table:table-cell>
          <table:table-cell table:style-name="ce3" office:value-type="float" office:value="0.002613" calcext:value-type="float">
            <text:p>0.002613</text:p>
          </table:table-cell>
          <table:table-cell table:formula="of:=[.C40]/[.D40]" office:value-type="float" office:value="7.27554535017222" calcext:value-type="float">
            <text:p>7.2755453502</text:p>
          </table:table-cell>
          <table:table-cell table:style-name="ce3" office:value-type="float" office:value="0.002253" calcext:value-type="float">
            <text:p>0.002253</text:p>
          </table:table-cell>
          <table:table-cell table:style-name="ce3" table:formula="of:=[.C40]/[.F40]" office:value-type="float" office:value="8.43808255659121" calcext:value-type="float">
            <text:p>8.4380825566</text:p>
          </table:table-cell>
          <table:table-cell table:style-name="ce3" office:value-type="float" office:value="0.001952" calcext:value-type="float">
            <text:p>0.001952</text:p>
          </table:table-cell>
          <table:table-cell table:style-name="ce3" table:formula="of:=[.C40]/[.H40]" office:value-type="float" office:value="9.73924180327869" calcext:value-type="float">
            <text:p>9.739241803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70023" calcext:value-type="float">
            <text:p>0.070023</text:p>
          </table:table-cell>
          <table:table-cell table:style-name="ce3" office:value-type="float" office:value="0.005532" calcext:value-type="float">
            <text:p>0.005532</text:p>
          </table:table-cell>
          <table:table-cell table:formula="of:=[.L40]/[.M40]" office:value-type="float" office:value="12.6578091106291" calcext:value-type="float">
            <text:p>12.6578091106</text:p>
          </table:table-cell>
          <table:table-cell table:style-name="ce3" office:value-type="float" office:value="0.005568" calcext:value-type="float">
            <text:p>0.005568</text:p>
          </table:table-cell>
          <table:table-cell table:style-name="ce3" table:formula="of:=[.L40]/[.O40]" office:value-type="float" office:value="12.5759698275862" calcext:value-type="float">
            <text:p>12.5759698276</text:p>
          </table:table-cell>
          <table:table-cell table:style-name="ce3" office:value-type="float" office:value="0.004772" calcext:value-type="float">
            <text:p>0.004772</text:p>
          </table:table-cell>
          <table:table-cell table:style-name="ce3" table:formula="of:=[.L40]/[.Q40]" office:value-type="float" office:value="14.6737217099749" calcext:value-type="float">
            <text:p>14.6737217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19637" calcext:value-type="float">
            <text:p>0.019637</text:p>
          </table:table-cell>
          <table:table-cell office:value-type="float" office:value="0.002535" calcext:value-type="float">
            <text:p>0.002535</text:p>
          </table:table-cell>
          <table:table-cell table:formula="of:=[.C41]/[.D41]" office:value-type="float" office:value="7.74635108481262" calcext:value-type="float">
            <text:p>7.7463510848</text:p>
          </table:table-cell>
          <table:table-cell table:style-name="ce3" office:value-type="float" office:value="0.002219" calcext:value-type="float">
            <text:p>0.002219</text:p>
          </table:table-cell>
          <table:table-cell table:style-name="ce3" table:formula="of:=[.C41]/[.F41]" office:value-type="float" office:value="8.84948174853538" calcext:value-type="float">
            <text:p>8.8494817485</text:p>
          </table:table-cell>
          <table:table-cell table:style-name="ce3" office:value-type="float" office:value="0.001892" calcext:value-type="float">
            <text:p>0.001892</text:p>
          </table:table-cell>
          <table:table-cell table:style-name="ce3" table:formula="of:=[.C41]/[.H41]" office:value-type="float" office:value="10.3789640591966" calcext:value-type="float">
            <text:p>10.378964059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69241" calcext:value-type="float">
            <text:p>0.069241</text:p>
          </table:table-cell>
          <table:table-cell office:value-type="float" office:value="0.00591" calcext:value-type="float">
            <text:p>0.00591</text:p>
          </table:table-cell>
          <table:table-cell table:formula="of:=[.L41]/[.M41]" office:value-type="float" office:value="11.7159052453469" calcext:value-type="float">
            <text:p>11.7159052453</text:p>
          </table:table-cell>
          <table:table-cell table:style-name="ce3" office:value-type="float" office:value="0.005596" calcext:value-type="float">
            <text:p>0.005596</text:p>
          </table:table-cell>
          <table:table-cell table:style-name="ce3" table:formula="of:=[.L41]/[.O41]" office:value-type="float" office:value="12.3733023588277" calcext:value-type="float">
            <text:p>12.3733023588</text:p>
          </table:table-cell>
          <table:table-cell table:style-name="ce3" office:value-type="float" office:value="0.004824" calcext:value-type="float">
            <text:p>0.004824</text:p>
          </table:table-cell>
          <table:table-cell table:style-name="ce3" table:formula="of:=[.L41]/[.Q41]" office:value-type="float" office:value="14.3534411276949" calcext:value-type="float">
            <text:p>14.3534411277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19052" calcext:value-type="float">
            <text:p>0.019052</text:p>
          </table:table-cell>
          <table:table-cell table:style-name="ce3" office:value-type="float" office:value="0.00251" calcext:value-type="float">
            <text:p>0.00251</text:p>
          </table:table-cell>
          <table:table-cell table:formula="of:=[.C42]/[.D42]" office:value-type="float" office:value="7.59043824701195" calcext:value-type="float">
            <text:p>7.590438247</text:p>
          </table:table-cell>
          <table:table-cell table:style-name="ce3" office:value-type="float" office:value="0.002199" calcext:value-type="float">
            <text:p>0.002199</text:p>
          </table:table-cell>
          <table:table-cell table:style-name="ce3" table:formula="of:=[.C42]/[.F42]" office:value-type="float" office:value="8.66393815370623" calcext:value-type="float">
            <text:p>8.6639381537</text:p>
          </table:table-cell>
          <table:table-cell table:style-name="ce3" office:value-type="float" office:value="0.002118" calcext:value-type="float">
            <text:p>0.002118</text:p>
          </table:table-cell>
          <table:table-cell table:style-name="ce3" table:formula="of:=[.C42]/[.H42]" office:value-type="float" office:value="8.99527856468366" calcext:value-type="float">
            <text:p>8.9952785647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61591" calcext:value-type="float">
            <text:p>0.061591</text:p>
          </table:table-cell>
          <table:table-cell table:style-name="ce3" office:value-type="float" office:value="0.005814" calcext:value-type="float">
            <text:p>0.005814</text:p>
          </table:table-cell>
          <table:table-cell table:formula="of:=[.L42]/[.M42]" office:value-type="float" office:value="10.593567251462" calcext:value-type="float">
            <text:p>10.5935672515</text:p>
          </table:table-cell>
          <table:table-cell table:style-name="ce3" office:value-type="float" office:value="0.005391" calcext:value-type="float">
            <text:p>0.005391</text:p>
          </table:table-cell>
          <table:table-cell table:style-name="ce3" table:formula="of:=[.L42]/[.O42]" office:value-type="float" office:value="11.4247820441477" calcext:value-type="float">
            <text:p>11.4247820441</text:p>
          </table:table-cell>
          <table:table-cell table:style-name="ce3" office:value-type="float" office:value="0.004827" calcext:value-type="float">
            <text:p>0.004827</text:p>
          </table:table-cell>
          <table:table-cell table:style-name="ce3" table:formula="of:=[.L42]/[.Q42]" office:value-type="float" office:value="12.7596851046199" calcext:value-type="float">
            <text:p>12.759685104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1901" calcext:value-type="float">
            <text:p>0.01901</text:p>
          </table:table-cell>
          <table:table-cell table:style-name="ce3" office:value-type="float" office:value="0.00252" calcext:value-type="float">
            <text:p>0.00252</text:p>
          </table:table-cell>
          <table:table-cell table:formula="of:=[.C43]/[.D43]" office:value-type="float" office:value="7.54365079365079" calcext:value-type="float">
            <text:p>7.5436507937</text:p>
          </table:table-cell>
          <table:table-cell table:style-name="ce3" office:value-type="float" office:value="0.002221" calcext:value-type="float">
            <text:p>0.002221</text:p>
          </table:table-cell>
          <table:table-cell table:style-name="ce3" table:formula="of:=[.C43]/[.F43]" office:value-type="float" office:value="8.55920756416029" calcext:value-type="float">
            <text:p>8.5592075642</text:p>
          </table:table-cell>
          <table:table-cell table:style-name="ce3" office:value-type="float" office:value="0.002018" calcext:value-type="float">
            <text:p>0.002018</text:p>
          </table:table-cell>
          <table:table-cell table:style-name="ce3" table:formula="of:=[.C43]/[.H43]" office:value-type="float" office:value="9.42021803766105" calcext:value-type="float">
            <text:p>9.4202180377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67989" calcext:value-type="float">
            <text:p>0.067989</text:p>
          </table:table-cell>
          <table:table-cell table:style-name="ce3" office:value-type="float" office:value="0.005665" calcext:value-type="float">
            <text:p>0.005665</text:p>
          </table:table-cell>
          <table:table-cell table:formula="of:=[.L43]/[.M43]" office:value-type="float" office:value="12.0015887025596" calcext:value-type="float">
            <text:p>12.0015887026</text:p>
          </table:table-cell>
          <table:table-cell table:style-name="ce3" office:value-type="float" office:value="0.005573" calcext:value-type="float">
            <text:p>0.005573</text:p>
          </table:table-cell>
          <table:table-cell table:style-name="ce3" table:formula="of:=[.L43]/[.O43]" office:value-type="float" office:value="12.1997129014893" calcext:value-type="float">
            <text:p>12.1997129015</text:p>
          </table:table-cell>
          <table:table-cell table:style-name="ce3" office:value-type="float" office:value="0.004804" calcext:value-type="float">
            <text:p>0.004804</text:p>
          </table:table-cell>
          <table:table-cell table:style-name="ce3" table:formula="of:=[.L43]/[.Q43]" office:value-type="float" office:value="14.152581182348" calcext:value-type="float">
            <text:p>14.152581182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19126" calcext:value-type="float">
            <text:p>0.019126</text:p>
          </table:table-cell>
          <table:table-cell table:style-name="ce3" office:value-type="float" office:value="0.002483" calcext:value-type="float">
            <text:p>0.002483</text:p>
          </table:table-cell>
          <table:table-cell table:formula="of:=[.C44]/[.D44]" office:value-type="float" office:value="7.70277889649617" calcext:value-type="float">
            <text:p>7.7027788965</text:p>
          </table:table-cell>
          <table:table-cell table:style-name="ce3" office:value-type="float" office:value="0.002208" calcext:value-type="float">
            <text:p>0.002208</text:p>
          </table:table-cell>
          <table:table-cell table:style-name="ce3" table:formula="of:=[.C44]/[.F44]" office:value-type="float" office:value="8.66213768115942" calcext:value-type="float">
            <text:p>8.6621376812</text:p>
          </table:table-cell>
          <table:table-cell table:style-name="ce3" office:value-type="float" office:value="0.00197" calcext:value-type="float">
            <text:p>0.00197</text:p>
          </table:table-cell>
          <table:table-cell table:style-name="ce3" table:formula="of:=[.C44]/[.H44]" office:value-type="float" office:value="9.70862944162437" calcext:value-type="float">
            <text:p>9.708629441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69832" calcext:value-type="float">
            <text:p>0.069832</text:p>
          </table:table-cell>
          <table:table-cell table:style-name="ce3" office:value-type="float" office:value="0.005709" calcext:value-type="float">
            <text:p>0.005709</text:p>
          </table:table-cell>
          <table:table-cell table:formula="of:=[.L44]/[.M44]" office:value-type="float" office:value="12.2319145209319" calcext:value-type="float">
            <text:p>12.2319145209</text:p>
          </table:table-cell>
          <table:table-cell table:style-name="ce3" office:value-type="float" office:value="0.005573" calcext:value-type="float">
            <text:p>0.005573</text:p>
          </table:table-cell>
          <table:table-cell table:style-name="ce3" table:formula="of:=[.L44]/[.O44]" office:value-type="float" office:value="12.5304144984748" calcext:value-type="float">
            <text:p>12.5304144985</text:p>
          </table:table-cell>
          <table:table-cell table:style-name="ce3" office:value-type="float" office:value="0.004796" calcext:value-type="float">
            <text:p>0.004796</text:p>
          </table:table-cell>
          <table:table-cell table:style-name="ce3" table:formula="of:=[.L44]/[.Q44]" office:value-type="float" office:value="14.5604670558799" calcext:value-type="float">
            <text:p>14.560467055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19313" calcext:value-type="float">
            <text:p>1.93E-002</text:p>
          </table:table-cell>
          <table:table-cell table:style-name="ce3" office:value-type="float" office:value="0.002479" calcext:value-type="float">
            <text:p>0.002479</text:p>
          </table:table-cell>
          <table:table-cell table:formula="of:=[.C45]/[.D45]" office:value-type="float" office:value="7.79064138765631" calcext:value-type="float">
            <text:p>7.7906413877</text:p>
          </table:table-cell>
          <table:table-cell table:style-name="ce3" office:value-type="float" office:value="0.002217" calcext:value-type="float">
            <text:p>0.002217</text:p>
          </table:table-cell>
          <table:table-cell table:style-name="ce3" table:formula="of:=[.C45]/[.F45]" office:value-type="float" office:value="8.71132160577357" calcext:value-type="float">
            <text:p>8.7113216058</text:p>
          </table:table-cell>
          <table:table-cell table:style-name="ce3" office:value-type="float" office:value="0.001963" calcext:value-type="float">
            <text:p>0.001963</text:p>
          </table:table-cell>
          <table:table-cell table:style-name="ce3" table:formula="of:=[.C45]/[.H45]" office:value-type="float" office:value="9.83851248089659" calcext:value-type="float">
            <text:p>9.8385124809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69593" calcext:value-type="float">
            <text:p>6.96E-002</text:p>
          </table:table-cell>
          <table:table-cell table:style-name="ce3" office:value-type="float" office:value="0.005838" calcext:value-type="float">
            <text:p>0.005838</text:p>
          </table:table-cell>
          <table:table-cell table:formula="of:=[.L45]/[.M45]" office:value-type="float" office:value="11.9206920178143" calcext:value-type="float">
            <text:p>11.9206920178</text:p>
          </table:table-cell>
          <table:table-cell table:style-name="ce3" office:value-type="float" office:value="0.005648" calcext:value-type="float">
            <text:p>0.005648</text:p>
          </table:table-cell>
          <table:table-cell table:style-name="ce3" table:formula="of:=[.L45]/[.O45]" office:value-type="float" office:value="12.3217067988669" calcext:value-type="float">
            <text:p>12.3217067989</text:p>
          </table:table-cell>
          <table:table-cell table:style-name="ce3" office:value-type="float" office:value="0.004839" calcext:value-type="float">
            <text:p>0.004839</text:p>
          </table:table-cell>
          <table:table-cell table:style-name="ce3" table:formula="of:=[.L45]/[.Q45]" office:value-type="float" office:value="14.3816904319074" calcext:value-type="float">
            <text:p>14.381690431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19734" calcext:value-type="float">
            <text:p>0.019734</text:p>
          </table:table-cell>
          <table:table-cell table:style-name="ce3" office:value-type="float" office:value="0.002488" calcext:value-type="float">
            <text:p>0.002488</text:p>
          </table:table-cell>
          <table:table-cell table:formula="of:=[.C46]/[.D46]" office:value-type="float" office:value="7.93167202572347" calcext:value-type="float">
            <text:p>7.9316720257</text:p>
          </table:table-cell>
          <table:table-cell table:style-name="ce3" office:value-type="float" office:value="0.002223" calcext:value-type="float">
            <text:p>0.002223</text:p>
          </table:table-cell>
          <table:table-cell table:style-name="ce3" table:formula="of:=[.C46]/[.F46]" office:value-type="float" office:value="8.87719298245614" calcext:value-type="float">
            <text:p>8.8771929825</text:p>
          </table:table-cell>
          <table:table-cell table:style-name="ce3" office:value-type="float" office:value="0.001962" calcext:value-type="float">
            <text:p>0.001962</text:p>
          </table:table-cell>
          <table:table-cell table:style-name="ce3" table:formula="of:=[.C46]/[.H46]" office:value-type="float" office:value="10.0581039755352" calcext:value-type="float">
            <text:p>10.0581039755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71361" calcext:value-type="float">
            <text:p>0.071361</text:p>
          </table:table-cell>
          <table:table-cell table:style-name="ce3" office:value-type="float" office:value="0.005858" calcext:value-type="float">
            <text:p>0.005858</text:p>
          </table:table-cell>
          <table:table-cell table:formula="of:=[.L46]/[.M46]" office:value-type="float" office:value="12.1818026630249" calcext:value-type="float">
            <text:p>12.181802663</text:p>
          </table:table-cell>
          <table:table-cell table:style-name="ce3" office:value-type="float" office:value="0.005295" calcext:value-type="float">
            <text:p>0.005295</text:p>
          </table:table-cell>
          <table:table-cell table:style-name="ce3" table:formula="of:=[.L46]/[.O46]" office:value-type="float" office:value="13.4770538243626" calcext:value-type="float">
            <text:p>13.4770538244</text:p>
          </table:table-cell>
          <table:table-cell table:style-name="ce3" office:value-type="float" office:value="0.00484" calcext:value-type="float">
            <text:p>0.00484</text:p>
          </table:table-cell>
          <table:table-cell table:style-name="ce3" table:formula="of:=[.L46]/[.Q46]" office:value-type="float" office:value="14.7440082644628" calcext:value-type="float">
            <text:p>14.744008264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18349" calcext:value-type="float">
            <text:p>1.83E-002</text:p>
          </table:table-cell>
          <table:table-cell table:style-name="ce3" office:value-type="float" office:value="0.002497" calcext:value-type="float">
            <text:p>0.002497</text:p>
          </table:table-cell>
          <table:table-cell table:formula="of:=[.C47]/[.D47]" office:value-type="float" office:value="7.34841810172207" calcext:value-type="float">
            <text:p>7.3484181017</text:p>
          </table:table-cell>
          <table:table-cell table:style-name="ce3" office:value-type="float" office:value="0.002222" calcext:value-type="float">
            <text:p>0.002222</text:p>
          </table:table-cell>
          <table:table-cell table:style-name="ce3" table:formula="of:=[.C47]/[.F47]" office:value-type="float" office:value="8.25787578757876" calcext:value-type="float">
            <text:p>8.2578757876</text:p>
          </table:table-cell>
          <table:table-cell table:style-name="ce3" office:value-type="float" office:value="0.001956" calcext:value-type="float">
            <text:p>0.001956</text:p>
          </table:table-cell>
          <table:table-cell table:style-name="ce3" table:formula="of:=[.C47]/[.H47]" office:value-type="float" office:value="9.38087934560327" calcext:value-type="float">
            <text:p>9.3808793456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69572" calcext:value-type="float">
            <text:p>6.96E-002</text:p>
          </table:table-cell>
          <table:table-cell table:style-name="ce3" office:value-type="float" office:value="0.005877" calcext:value-type="float">
            <text:p>0.005877</text:p>
          </table:table-cell>
          <table:table-cell table:formula="of:=[.L47]/[.M47]" office:value-type="float" office:value="11.8380125914582" calcext:value-type="float">
            <text:p>11.8380125915</text:p>
          </table:table-cell>
          <table:table-cell table:style-name="ce3" office:value-type="float" office:value="0.005659" calcext:value-type="float">
            <text:p>0.005659</text:p>
          </table:table-cell>
          <table:table-cell table:style-name="ce3" table:formula="of:=[.L47]/[.O47]" office:value-type="float" office:value="12.2940448842552" calcext:value-type="float">
            <text:p>12.2940448843</text:p>
          </table:table-cell>
          <table:table-cell table:style-name="ce3" office:value-type="float" office:value="0.004856" calcext:value-type="float">
            <text:p>0.004856</text:p>
          </table:table-cell>
          <table:table-cell table:style-name="ce3" table:formula="of:=[.L47]/[.Q47]" office:value-type="float" office:value="14.327018121911" calcext:value-type="float">
            <text:p>14.327018121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18365" calcext:value-type="float">
            <text:p>0.018365</text:p>
          </table:table-cell>
          <table:table-cell table:style-name="ce3" office:value-type="float" office:value="0.002463" calcext:value-type="float">
            <text:p>0.002463</text:p>
          </table:table-cell>
          <table:table-cell table:formula="of:=[.C48]/[.D48]" office:value-type="float" office:value="7.45635403978888" calcext:value-type="float">
            <text:p>7.4563540398</text:p>
          </table:table-cell>
          <table:table-cell table:style-name="ce3" office:value-type="float" office:value="0.002176" calcext:value-type="float">
            <text:p>0.002176</text:p>
          </table:table-cell>
          <table:table-cell table:style-name="ce3" table:formula="of:=[.C48]/[.F48]" office:value-type="float" office:value="8.43979779411765" calcext:value-type="float">
            <text:p>8.4397977941</text:p>
          </table:table-cell>
          <table:table-cell table:style-name="ce3" office:value-type="float" office:value="0.002002" calcext:value-type="float">
            <text:p>0.002002</text:p>
          </table:table-cell>
          <table:table-cell table:style-name="ce3" table:formula="of:=[.C48]/[.H48]" office:value-type="float" office:value="9.17332667332667" calcext:value-type="float">
            <text:p>9.1733266733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69843" calcext:value-type="float">
            <text:p>0.069843</text:p>
          </table:table-cell>
          <table:table-cell table:style-name="ce3" office:value-type="float" office:value="0.005867" calcext:value-type="float">
            <text:p>0.005867</text:p>
          </table:table-cell>
          <table:table-cell table:formula="of:=[.L48]/[.M48]" office:value-type="float" office:value="11.9043804329299" calcext:value-type="float">
            <text:p>11.9043804329</text:p>
          </table:table-cell>
          <table:table-cell table:style-name="ce3" office:value-type="float" office:value="0.005592" calcext:value-type="float">
            <text:p>0.005592</text:p>
          </table:table-cell>
          <table:table-cell table:style-name="ce3" table:formula="of:=[.L48]/[.O48]" office:value-type="float" office:value="12.4898068669528" calcext:value-type="float">
            <text:p>12.489806867</text:p>
          </table:table-cell>
          <table:table-cell table:style-name="ce3" office:value-type="float" office:value="0.004876" calcext:value-type="float">
            <text:p>0.004876</text:p>
          </table:table-cell>
          <table:table-cell table:style-name="ce3" table:formula="of:=[.L48]/[.Q48]" office:value-type="float" office:value="14.3238310090238" calcext:value-type="float">
            <text:p>14.32383100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19409" calcext:value-type="float">
            <text:p>1.94E-002</text:p>
          </table:table-cell>
          <table:table-cell table:style-name="ce3" office:value-type="float" office:value="0.002459" calcext:value-type="float">
            <text:p>0.002459</text:p>
          </table:table-cell>
          <table:table-cell table:formula="of:=[.C49]/[.D49]" office:value-type="float" office:value="7.89304595363969" calcext:value-type="float">
            <text:p>7.8930459536</text:p>
          </table:table-cell>
          <table:table-cell table:style-name="ce3" office:value-type="float" office:value="0.002201" calcext:value-type="float">
            <text:p>0.002201</text:p>
          </table:table-cell>
          <table:table-cell table:style-name="ce3" table:formula="of:=[.C49]/[.F49]" office:value-type="float" office:value="8.81826442526125" calcext:value-type="float">
            <text:p>8.8182644253</text:p>
          </table:table-cell>
          <table:table-cell table:style-name="ce3" office:value-type="float" office:value="0.001964" calcext:value-type="float">
            <text:p>0.001964</text:p>
          </table:table-cell>
          <table:table-cell table:style-name="ce3" table:formula="of:=[.C49]/[.H49]" office:value-type="float" office:value="9.88238289205703" calcext:value-type="float">
            <text:p>9.8823828921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69299" calcext:value-type="float">
            <text:p>6.93E-002</text:p>
          </table:table-cell>
          <table:table-cell table:style-name="ce3" office:value-type="float" office:value="0.005911" calcext:value-type="float">
            <text:p>0.005911</text:p>
          </table:table-cell>
          <table:table-cell table:formula="of:=[.L49]/[.M49]" office:value-type="float" office:value="11.7237354085603" calcext:value-type="float">
            <text:p>11.7237354086</text:p>
          </table:table-cell>
          <table:table-cell table:style-name="ce3" office:value-type="float" office:value="0.005577" calcext:value-type="float">
            <text:p>0.005577</text:p>
          </table:table-cell>
          <table:table-cell table:style-name="ce3" table:formula="of:=[.L49]/[.O49]" office:value-type="float" office:value="12.425856195087" calcext:value-type="float">
            <text:p>12.4258561951</text:p>
          </table:table-cell>
          <table:table-cell table:style-name="ce3" office:value-type="float" office:value="0.004694" calcext:value-type="float">
            <text:p>0.004694</text:p>
          </table:table-cell>
          <table:table-cell table:style-name="ce3" table:formula="of:=[.L49]/[.Q49]" office:value-type="float" office:value="14.7633148700469" calcext:value-type="float">
            <text:p>14.76331487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18753" calcext:value-type="float">
            <text:p>0.018753</text:p>
          </table:table-cell>
          <table:table-cell table:style-name="ce3" office:value-type="float" office:value="0.002296" calcext:value-type="float">
            <text:p>0.002296</text:p>
          </table:table-cell>
          <table:table-cell table:formula="of:=[.C50]/[.D50]" office:value-type="float" office:value="8.16768292682927" calcext:value-type="float">
            <text:p>8.1676829268</text:p>
          </table:table-cell>
          <table:table-cell table:style-name="ce3" office:value-type="float" office:value="0.002197" calcext:value-type="float">
            <text:p>0.002197</text:p>
          </table:table-cell>
          <table:table-cell table:style-name="ce3" table:formula="of:=[.C50]/[.F50]" office:value-type="float" office:value="8.5357305416477" calcext:value-type="float">
            <text:p>8.5357305416</text:p>
          </table:table-cell>
          <table:table-cell table:style-name="ce3" office:value-type="float" office:value="0.001995" calcext:value-type="float">
            <text:p>0.001995</text:p>
          </table:table-cell>
          <table:table-cell table:style-name="ce3" table:formula="of:=[.C50]/[.H50]" office:value-type="float" office:value="9.4" calcext:value-type="float">
            <text:p>9.4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69753" calcext:value-type="float">
            <text:p>0.069753</text:p>
          </table:table-cell>
          <table:table-cell table:style-name="ce3" office:value-type="float" office:value="0.005824" calcext:value-type="float">
            <text:p>0.005824</text:p>
          </table:table-cell>
          <table:table-cell table:formula="of:=[.L50]/[.M50]" office:value-type="float" office:value="11.9768200549451" calcext:value-type="float">
            <text:p>11.9768200549</text:p>
          </table:table-cell>
          <table:table-cell table:style-name="ce3" office:value-type="float" office:value="0.005552" calcext:value-type="float">
            <text:p>0.005552</text:p>
          </table:table-cell>
          <table:table-cell table:style-name="ce3" table:formula="of:=[.L50]/[.O50]" office:value-type="float" office:value="12.5635806916427" calcext:value-type="float">
            <text:p>12.5635806916</text:p>
          </table:table-cell>
          <table:table-cell table:style-name="ce3" office:value-type="float" office:value="0.004666" calcext:value-type="float">
            <text:p>0.004666</text:p>
          </table:table-cell>
          <table:table-cell table:style-name="ce3" table:formula="of:=[.L50]/[.Q50]" office:value-type="float" office:value="14.9492070295757" calcext:value-type="float">
            <text:p>14.949207029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SUM([.C31:.C50])/20" office:value-type="float" office:value="0.0194693" calcext:value-type="float">
            <text:p>0.0194693</text:p>
          </table:table-cell>
          <table:table-cell table:formula="of:=SUM([.D31:.D50])/20" office:value-type="float" office:value="0.00343164" calcext:value-type="float">
            <text:p>0.00343164</text:p>
          </table:table-cell>
          <table:table-cell table:formula="of:=SUM([.E31:.E50])/20" office:value-type="float" office:value="7.47138252643451" calcext:value-type="float">
            <text:p>7.4713825264</text:p>
          </table:table-cell>
          <table:table-cell table:formula="of:=SUM([.F31:.F50])/20" office:value-type="float" office:value="0.0022091" calcext:value-type="float">
            <text:p>0.0022091</text:p>
          </table:table-cell>
          <table:table-cell table:formula="of:=SUM([.G31:.G50])/20" office:value-type="float" office:value="8.81365088957577" calcext:value-type="float">
            <text:p>8.8136508896</text:p>
          </table:table-cell>
          <table:table-cell table:formula="of:=SUM([.H31:.H50])/20" office:value-type="float" office:value="0.00194205" calcext:value-type="float">
            <text:p>0.00194205</text:p>
          </table:table-cell>
          <table:table-cell table:formula="of:=SUM([.I31:.I50])/20" office:value-type="float" office:value="10.2698226524587" calcext:value-type="float">
            <text:p>10.2698226525</text:p>
          </table:table-cell>
          <table:table-cell/>
          <table:table-cell office:value-type="string" calcext:value-type="string">
            <text:p>Promedio</text:p>
          </table:table-cell>
          <table:table-cell table:formula="of:=SUM([.L31:.L50])/20" office:value-type="float" office:value="0.0696521" calcext:value-type="float">
            <text:p>0.0696521</text:p>
          </table:table-cell>
          <table:table-cell table:formula="of:=SUM([.M31:.M50])/20" office:value-type="float" office:value="0.006589525" calcext:value-type="float">
            <text:p>0.006589525</text:p>
          </table:table-cell>
          <table:table-cell table:formula="of:=SUM([.N31:.N50])/20" office:value-type="float" office:value="11.4456602986796" calcext:value-type="float">
            <text:p>11.4456602987</text:p>
          </table:table-cell>
          <table:table-cell table:formula="of:=SUM([.O31:.O50])/20" office:value-type="float" office:value="0.00557305" calcext:value-type="float">
            <text:p>0.00557305</text:p>
          </table:table-cell>
          <table:table-cell table:formula="of:=SUM([.P31:.P50])/20" office:value-type="float" office:value="12.4992768813226" calcext:value-type="float">
            <text:p>12.4992768813</text:p>
          </table:table-cell>
          <table:table-cell table:formula="of:=SUM([.Q31:.Q50])/20" office:value-type="float" office:value="0.0047951" calcext:value-type="float">
            <text:p>0.0047951</text:p>
          </table:table-cell>
          <table:table-cell table:formula="of:=SUM([.R31:.R50])/20" office:value-type="float" office:value="14.5276919193237" calcext:value-type="float">
            <text:p>14.5276919193</text:p>
          </table:table-cell>
          <table:table-cell table:number-columns-repeated="10"/>
        </table:table-row>
        <table:table-row table:style-name="ro3"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Cat 5</text:p>
          </table:table-cell>
          <table:table-cell office:value-type="string" calcext:value-type="string">
            <text:p>5226x4222</text:p>
          </table:table-cell>
          <table:table-cell table:number-columns-repeated="7"/>
          <table:table-cell table:style-name="ce1" office:value-type="string" calcext:value-type="string">
            <text:p>Cat 6</text:p>
          </table:table-cell>
          <table:table-cell office:value-type="string" calcext:value-type="string">
            <text:p>4928x3264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390655" calcext:value-type="float">
            <text:p>0.390655</text:p>
          </table:table-cell>
          <table:table-cell office:value-type="float" office:value="0.0333268" calcext:value-type="float">
            <text:p>0.0333268</text:p>
          </table:table-cell>
          <table:table-cell table:formula="of:=[.C57]/[.D57]" office:value-type="float" office:value="11.7219475017103" calcext:value-type="float">
            <text:p>11.7219475017</text:p>
          </table:table-cell>
          <table:table-cell table:style-name="ce3" office:value-type="float" office:value="0.025372" calcext:value-type="float">
            <text:p>0.025372</text:p>
          </table:table-cell>
          <table:table-cell table:style-name="ce3" table:formula="of:=[.C57]/[.F57]" office:value-type="float" office:value="15.3970912817279" calcext:value-type="float">
            <text:p>15.3970912817</text:p>
          </table:table-cell>
          <table:table-cell table:style-name="ce3" office:value-type="float" office:value="0.019628" calcext:value-type="float">
            <text:p>0.019628</text:p>
          </table:table-cell>
          <table:table-cell table:style-name="ce3" table:formula="of:=[.C57]/[.H57]" office:value-type="float" office:value="19.9029447727736" calcext:value-type="float">
            <text:p>19.902944772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87559" calcext:value-type="float">
            <text:p>0.287559</text:p>
          </table:table-cell>
          <table:table-cell office:value-type="float" office:value="0.0330794" calcext:value-type="float">
            <text:p>0.0330794</text:p>
          </table:table-cell>
          <table:table-cell table:formula="of:=[.L57]/[.M57]" office:value-type="float" office:value="8.692993222368" calcext:value-type="float">
            <text:p>8.6929932224</text:p>
          </table:table-cell>
          <table:table-cell table:style-name="ce3" office:value-type="float" office:value="0.018743" calcext:value-type="float">
            <text:p>0.018743</text:p>
          </table:table-cell>
          <table:table-cell table:style-name="ce3" table:formula="of:=[.L57]/[.O57]" office:value-type="float" office:value="15.3422077575628" calcext:value-type="float">
            <text:p>15.3422077576</text:p>
          </table:table-cell>
          <table:table-cell table:style-name="ce3" office:value-type="float" office:value="0.014655" calcext:value-type="float">
            <text:p>0.014655</text:p>
          </table:table-cell>
          <table:table-cell table:style-name="ce3" table:formula="of:=[.L57]/[.Q57]" office:value-type="float" office:value="19.6219037871034" calcext:value-type="float">
            <text:p>19.621903787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383434" calcext:value-type="float">
            <text:p>0.383434</text:p>
          </table:table-cell>
          <table:table-cell table:style-name="ce3" office:value-type="float" office:value="0.025591" calcext:value-type="float">
            <text:p>0.025591</text:p>
          </table:table-cell>
          <table:table-cell table:formula="of:=[.C58]/[.D58]" office:value-type="float" office:value="14.9831581415341" calcext:value-type="float">
            <text:p>14.9831581415</text:p>
          </table:table-cell>
          <table:table-cell table:style-name="ce3" office:value-type="float" office:value="0.02538" calcext:value-type="float">
            <text:p>0.02538</text:p>
          </table:table-cell>
          <table:table-cell table:style-name="ce3" table:formula="of:=[.C58]/[.F58]" office:value-type="float" office:value="15.1077226162333" calcext:value-type="float">
            <text:p>15.1077226162</text:p>
          </table:table-cell>
          <table:table-cell table:style-name="ce3" office:value-type="float" office:value="0.019252" calcext:value-type="float">
            <text:p>0.019252</text:p>
          </table:table-cell>
          <table:table-cell table:style-name="ce3" table:formula="of:=[.C58]/[.H58]" office:value-type="float" office:value="19.9165800955745" calcext:value-type="float">
            <text:p>19.916580095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282198" calcext:value-type="float">
            <text:p>0.282198</text:p>
          </table:table-cell>
          <table:table-cell table:style-name="ce3" office:value-type="float" office:value="0.018885" calcext:value-type="float">
            <text:p>0.018885</text:p>
          </table:table-cell>
          <table:table-cell table:formula="of:=[.L58]/[.M58]" office:value-type="float" office:value="14.9429706115965" calcext:value-type="float">
            <text:p>14.9429706116</text:p>
          </table:table-cell>
          <table:table-cell table:style-name="ce3" office:value-type="float" office:value="0.018651" calcext:value-type="float">
            <text:p>0.018651</text:p>
          </table:table-cell>
          <table:table-cell table:style-name="ce3" table:formula="of:=[.L58]/[.O58]" office:value-type="float" office:value="15.130448769503" calcext:value-type="float">
            <text:p>15.1304487695</text:p>
          </table:table-cell>
          <table:table-cell table:style-name="ce3" office:value-type="float" office:value="0.014715" calcext:value-type="float">
            <text:p>0.014715</text:p>
          </table:table-cell>
          <table:table-cell table:style-name="ce3" table:formula="of:=[.L58]/[.Q58]" office:value-type="float" office:value="19.1775739041794" calcext:value-type="float">
            <text:p>19.177573904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383873" calcext:value-type="float">
            <text:p>0.383873</text:p>
          </table:table-cell>
          <table:table-cell table:style-name="ce3" office:value-type="float" office:value="0.025732" calcext:value-type="float">
            <text:p>0.025732</text:p>
          </table:table-cell>
          <table:table-cell table:formula="of:=[.C59]/[.D59]" office:value-type="float" office:value="14.9181175190424" calcext:value-type="float">
            <text:p>14.918117519</text:p>
          </table:table-cell>
          <table:table-cell table:style-name="ce3" office:value-type="float" office:value="0.025454" calcext:value-type="float">
            <text:p>0.025454</text:p>
          </table:table-cell>
          <table:table-cell table:style-name="ce3" table:formula="of:=[.C59]/[.F59]" office:value-type="float" office:value="15.0810481653178" calcext:value-type="float">
            <text:p>15.0810481653</text:p>
          </table:table-cell>
          <table:table-cell table:style-name="ce3" office:value-type="float" office:value="0.019355" calcext:value-type="float">
            <text:p>0.019355</text:p>
          </table:table-cell>
          <table:table-cell table:style-name="ce3" table:formula="of:=[.C59]/[.H59]" office:value-type="float" office:value="19.8332730560579" calcext:value-type="float">
            <text:p>19.833273056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282267" calcext:value-type="float">
            <text:p>0.282267</text:p>
          </table:table-cell>
          <table:table-cell table:style-name="ce3" office:value-type="float" office:value="0.018926" calcext:value-type="float">
            <text:p>0.018926</text:p>
          </table:table-cell>
          <table:table-cell table:formula="of:=[.L59]/[.M59]" office:value-type="float" office:value="14.9142449540315" calcext:value-type="float">
            <text:p>14.914244954</text:p>
          </table:table-cell>
          <table:table-cell table:style-name="ce3" office:value-type="float" office:value="0.018769" calcext:value-type="float">
            <text:p>0.018769</text:p>
          </table:table-cell>
          <table:table-cell table:style-name="ce3" table:formula="of:=[.L59]/[.O59]" office:value-type="float" office:value="15.0390004795141" calcext:value-type="float">
            <text:p>15.0390004795</text:p>
          </table:table-cell>
          <table:table-cell table:style-name="ce3" office:value-type="float" office:value="0.01468" calcext:value-type="float">
            <text:p>0.01468</text:p>
          </table:table-cell>
          <table:table-cell table:style-name="ce3" table:formula="of:=[.L59]/[.Q59]" office:value-type="float" office:value="19.2279972752044" calcext:value-type="float">
            <text:p>19.227997275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382896" calcext:value-type="float">
            <text:p>0.382896</text:p>
          </table:table-cell>
          <table:table-cell table:style-name="ce3" office:value-type="float" office:value="0.025579" calcext:value-type="float">
            <text:p>0.025579</text:p>
          </table:table-cell>
          <table:table-cell table:formula="of:=[.C60]/[.D60]" office:value-type="float" office:value="14.969154384456" calcext:value-type="float">
            <text:p>14.9691543845</text:p>
          </table:table-cell>
          <table:table-cell table:style-name="ce3" office:value-type="float" office:value="0.025323" calcext:value-type="float">
            <text:p>0.025323</text:p>
          </table:table-cell>
          <table:table-cell table:style-name="ce3" table:formula="of:=[.C60]/[.F60]" office:value-type="float" office:value="15.1204833550527" calcext:value-type="float">
            <text:p>15.1204833551</text:p>
          </table:table-cell>
          <table:table-cell table:style-name="ce3" office:value-type="float" office:value="0.019968" calcext:value-type="float">
            <text:p>0.019968</text:p>
          </table:table-cell>
          <table:table-cell table:style-name="ce3" table:formula="of:=[.C60]/[.H60]" office:value-type="float" office:value="19.1754807692308" calcext:value-type="float">
            <text:p>19.175480769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281212" calcext:value-type="float">
            <text:p>0.281212</text:p>
          </table:table-cell>
          <table:table-cell table:style-name="ce3" office:value-type="float" office:value="0.018829" calcext:value-type="float">
            <text:p>0.018829</text:p>
          </table:table-cell>
          <table:table-cell table:formula="of:=[.L60]/[.M60]" office:value-type="float" office:value="14.9350470019651" calcext:value-type="float">
            <text:p>14.935047002</text:p>
          </table:table-cell>
          <table:table-cell table:style-name="ce3" office:value-type="float" office:value="0.018695" calcext:value-type="float">
            <text:p>0.018695</text:p>
          </table:table-cell>
          <table:table-cell table:style-name="ce3" table:formula="of:=[.L60]/[.O60]" office:value-type="float" office:value="15.0420968173308" calcext:value-type="float">
            <text:p>15.0420968173</text:p>
          </table:table-cell>
          <table:table-cell table:style-name="ce3" office:value-type="float" office:value="0.014974" calcext:value-type="float">
            <text:p>0.014974</text:p>
          </table:table-cell>
          <table:table-cell table:style-name="ce3" table:formula="of:=[.L60]/[.Q60]" office:value-type="float" office:value="18.7800186990784" calcext:value-type="float">
            <text:p>18.780018699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383049" calcext:value-type="float">
            <text:p>0.383049</text:p>
          </table:table-cell>
          <table:table-cell table:style-name="ce3" office:value-type="float" office:value="0.025568" calcext:value-type="float">
            <text:p>0.025568</text:p>
          </table:table-cell>
          <table:table-cell table:formula="of:=[.C61]/[.D61]" office:value-type="float" office:value="14.9815785356696" calcext:value-type="float">
            <text:p>14.9815785357</text:p>
          </table:table-cell>
          <table:table-cell table:style-name="ce3" office:value-type="float" office:value="0.025329" calcext:value-type="float">
            <text:p>0.025329</text:p>
          </table:table-cell>
          <table:table-cell table:style-name="ce3" table:formula="of:=[.C61]/[.F61]" office:value-type="float" office:value="15.1229420821983" calcext:value-type="float">
            <text:p>15.1229420822</text:p>
          </table:table-cell>
          <table:table-cell table:style-name="ce3" office:value-type="float" office:value="0.019423" calcext:value-type="float">
            <text:p>0.019423</text:p>
          </table:table-cell>
          <table:table-cell table:style-name="ce3" table:formula="of:=[.C61]/[.H61]" office:value-type="float" office:value="19.7214127580703" calcext:value-type="float">
            <text:p>19.721412758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282617" calcext:value-type="float">
            <text:p>0.282617</text:p>
          </table:table-cell>
          <table:table-cell table:style-name="ce3" office:value-type="float" office:value="0.01894" calcext:value-type="float">
            <text:p>0.01894</text:p>
          </table:table-cell>
          <table:table-cell table:formula="of:=[.L61]/[.M61]" office:value-type="float" office:value="14.9217001055966" calcext:value-type="float">
            <text:p>14.9217001056</text:p>
          </table:table-cell>
          <table:table-cell table:style-name="ce3" office:value-type="float" office:value="0.018771" calcext:value-type="float">
            <text:p>0.018771</text:p>
          </table:table-cell>
          <table:table-cell table:style-name="ce3" table:formula="of:=[.L61]/[.O61]" office:value-type="float" office:value="15.0560438975015" calcext:value-type="float">
            <text:p>15.0560438975</text:p>
          </table:table-cell>
          <table:table-cell table:style-name="ce3" office:value-type="float" office:value="0.014014" calcext:value-type="float">
            <text:p>0.014014</text:p>
          </table:table-cell>
          <table:table-cell table:style-name="ce3" table:formula="of:=[.L61]/[.Q61]" office:value-type="float" office:value="20.166761809619" calcext:value-type="float">
            <text:p>20.166761809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37229" calcext:value-type="float">
            <text:p>0.37229</text:p>
          </table:table-cell>
          <table:table-cell table:style-name="ce3" office:value-type="float" office:value="0.024493" calcext:value-type="float">
            <text:p>0.024493</text:p>
          </table:table-cell>
          <table:table-cell table:formula="of:=[.C62]/[.D62]" office:value-type="float" office:value="15.19985301923" calcext:value-type="float">
            <text:p>15.1998530192</text:p>
          </table:table-cell>
          <table:table-cell table:style-name="ce3" office:value-type="float" office:value="0.026875" calcext:value-type="float">
            <text:p>0.026875</text:p>
          </table:table-cell>
          <table:table-cell table:style-name="ce3" table:formula="of:=[.C62]/[.F62]" office:value-type="float" office:value="13.8526511627907" calcext:value-type="float">
            <text:p>13.8526511628</text:p>
          </table:table-cell>
          <table:table-cell table:style-name="ce3" office:value-type="float" office:value="0.019657" calcext:value-type="float">
            <text:p>0.019657</text:p>
          </table:table-cell>
          <table:table-cell table:style-name="ce3" table:formula="of:=[.C62]/[.H62]" office:value-type="float" office:value="18.9393091519561" calcext:value-type="float">
            <text:p>18.93930915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280647" calcext:value-type="float">
            <text:p>0.280647</text:p>
          </table:table-cell>
          <table:table-cell table:style-name="ce3" office:value-type="float" office:value="0.018849" calcext:value-type="float">
            <text:p>0.018849</text:p>
          </table:table-cell>
          <table:table-cell table:formula="of:=[.L62]/[.M62]" office:value-type="float" office:value="14.8892248925672" calcext:value-type="float">
            <text:p>14.8892248926</text:p>
          </table:table-cell>
          <table:table-cell table:style-name="ce3" office:value-type="float" office:value="0.018631" calcext:value-type="float">
            <text:p>0.018631</text:p>
          </table:table-cell>
          <table:table-cell table:style-name="ce3" table:formula="of:=[.L62]/[.O62]" office:value-type="float" office:value="15.0634426493479" calcext:value-type="float">
            <text:p>15.0634426493</text:p>
          </table:table-cell>
          <table:table-cell table:style-name="ce3" office:value-type="float" office:value="0.014875" calcext:value-type="float">
            <text:p>0.014875</text:p>
          </table:table-cell>
          <table:table-cell table:style-name="ce3" table:formula="of:=[.L62]/[.Q62]" office:value-type="float" office:value="18.867025210084" calcext:value-type="float">
            <text:p>18.867025210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366422" calcext:value-type="float">
            <text:p>0.366422</text:p>
          </table:table-cell>
          <table:table-cell table:style-name="ce3" office:value-type="float" office:value="0.025754" calcext:value-type="float">
            <text:p>0.025754</text:p>
          </table:table-cell>
          <table:table-cell table:formula="of:=[.C63]/[.D63]" office:value-type="float" office:value="14.2277704434263" calcext:value-type="float">
            <text:p>14.2277704434</text:p>
          </table:table-cell>
          <table:table-cell table:style-name="ce3" office:value-type="float" office:value="0.02546" calcext:value-type="float">
            <text:p>0.02546</text:p>
          </table:table-cell>
          <table:table-cell table:style-name="ce3" table:formula="of:=[.C63]/[.F63]" office:value-type="float" office:value="14.3920659858602" calcext:value-type="float">
            <text:p>14.3920659859</text:p>
          </table:table-cell>
          <table:table-cell table:style-name="ce3" office:value-type="float" office:value="0.01971" calcext:value-type="float">
            <text:p>0.01971</text:p>
          </table:table-cell>
          <table:table-cell table:style-name="ce3" table:formula="of:=[.C63]/[.H63]" office:value-type="float" office:value="18.59066463724" calcext:value-type="float">
            <text:p>18.590664637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281707" calcext:value-type="float">
            <text:p>0.281707</text:p>
          </table:table-cell>
          <table:table-cell table:style-name="ce3" office:value-type="float" office:value="0.018844" calcext:value-type="float">
            <text:p>0.018844</text:p>
          </table:table-cell>
          <table:table-cell table:formula="of:=[.L63]/[.M63]" office:value-type="float" office:value="14.9494268732753" calcext:value-type="float">
            <text:p>14.9494268733</text:p>
          </table:table-cell>
          <table:table-cell table:style-name="ce3" office:value-type="float" office:value="0.018849" calcext:value-type="float">
            <text:p>0.018849</text:p>
          </table:table-cell>
          <table:table-cell table:style-name="ce3" table:formula="of:=[.L63]/[.O63]" office:value-type="float" office:value="14.9454612976816" calcext:value-type="float">
            <text:p>14.9454612977</text:p>
          </table:table-cell>
          <table:table-cell table:style-name="ce3" office:value-type="float" office:value="0.014928" calcext:value-type="float">
            <text:p>0.014928</text:p>
          </table:table-cell>
          <table:table-cell table:style-name="ce3" table:formula="of:=[.L63]/[.Q63]" office:value-type="float" office:value="18.8710476956056" calcext:value-type="float">
            <text:p>18.8710476956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367709" calcext:value-type="float">
            <text:p>3.68E-001</text:p>
          </table:table-cell>
          <table:table-cell table:style-name="ce3" office:value-type="float" office:value="0.02526" calcext:value-type="float">
            <text:p>0.02526</text:p>
          </table:table-cell>
          <table:table-cell table:formula="of:=[.C64]/[.D64]" office:value-type="float" office:value="14.5569675376089" calcext:value-type="float">
            <text:p>14.5569675376</text:p>
          </table:table-cell>
          <table:table-cell table:style-name="ce3" office:value-type="float" office:value="0.025001" calcext:value-type="float">
            <text:p>0.025001</text:p>
          </table:table-cell>
          <table:table-cell table:style-name="ce3" table:formula="of:=[.C64]/[.F64]" office:value-type="float" office:value="14.7077716891324" calcext:value-type="float">
            <text:p>14.7077716891</text:p>
          </table:table-cell>
          <table:table-cell table:style-name="ce3" office:value-type="float" office:value="0.019801" calcext:value-type="float">
            <text:p>0.019801</text:p>
          </table:table-cell>
          <table:table-cell table:style-name="ce3" table:formula="of:=[.C64]/[.H64]" office:value-type="float" office:value="18.5702237260744" calcext:value-type="float">
            <text:p>18.570223726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282237" calcext:value-type="float">
            <text:p>2.82E-001</text:p>
          </table:table-cell>
          <table:table-cell table:style-name="ce3" office:value-type="float" office:value="0.018865" calcext:value-type="float">
            <text:p>0.018865</text:p>
          </table:table-cell>
          <table:table-cell table:formula="of:=[.L64]/[.M64]" office:value-type="float" office:value="14.9608799363901" calcext:value-type="float">
            <text:p>14.9608799364</text:p>
          </table:table-cell>
          <table:table-cell table:style-name="ce3" office:value-type="float" office:value="0.018638" calcext:value-type="float">
            <text:p>0.018638</text:p>
          </table:table-cell>
          <table:table-cell table:style-name="ce3" table:formula="of:=[.L64]/[.O64]" office:value-type="float" office:value="15.1430947526559" calcext:value-type="float">
            <text:p>15.1430947527</text:p>
          </table:table-cell>
          <table:table-cell table:style-name="ce3" office:value-type="float" office:value="0.014786" calcext:value-type="float">
            <text:p>0.014786</text:p>
          </table:table-cell>
          <table:table-cell table:style-name="ce3" table:formula="of:=[.L64]/[.Q64]" office:value-type="float" office:value="19.0881239009874" calcext:value-type="float">
            <text:p>19.08812390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354387" calcext:value-type="float">
            <text:p>0.354387</text:p>
          </table:table-cell>
          <table:table-cell table:style-name="ce3" office:value-type="float" office:value="0.025608" calcext:value-type="float">
            <text:p>0.025608</text:p>
          </table:table-cell>
          <table:table-cell table:formula="of:=[.C65]/[.D65]" office:value-type="float" office:value="13.8389175257732" calcext:value-type="float">
            <text:p>13.8389175258</text:p>
          </table:table-cell>
          <table:table-cell table:style-name="ce3" office:value-type="float" office:value="0.025318" calcext:value-type="float">
            <text:p>0.025318</text:p>
          </table:table-cell>
          <table:table-cell table:style-name="ce3" table:formula="of:=[.C65]/[.F65]" office:value-type="float" office:value="13.9974326566079" calcext:value-type="float">
            <text:p>13.9974326566</text:p>
          </table:table-cell>
          <table:table-cell table:style-name="ce3" office:value-type="float" office:value="0.019699" calcext:value-type="float">
            <text:p>0.019699</text:p>
          </table:table-cell>
          <table:table-cell table:style-name="ce3" table:formula="of:=[.C65]/[.H65]" office:value-type="float" office:value="17.9901010203564" calcext:value-type="float">
            <text:p>17.990101020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280926" calcext:value-type="float">
            <text:p>0.280926</text:p>
          </table:table-cell>
          <table:table-cell table:style-name="ce3" office:value-type="float" office:value="0.018762" calcext:value-type="float">
            <text:p>0.018762</text:p>
          </table:table-cell>
          <table:table-cell table:formula="of:=[.L65]/[.M65]" office:value-type="float" office:value="14.973137192197" calcext:value-type="float">
            <text:p>14.9731371922</text:p>
          </table:table-cell>
          <table:table-cell table:style-name="ce3" office:value-type="float" office:value="0.018852" calcext:value-type="float">
            <text:p>0.018852</text:p>
          </table:table-cell>
          <table:table-cell table:style-name="ce3" table:formula="of:=[.L65]/[.O65]" office:value-type="float" office:value="14.9016549968173" calcext:value-type="float">
            <text:p>14.9016549968</text:p>
          </table:table-cell>
          <table:table-cell table:style-name="ce3" office:value-type="float" office:value="0.014693" calcext:value-type="float">
            <text:p>0.014693</text:p>
          </table:table-cell>
          <table:table-cell table:style-name="ce3" table:formula="of:=[.L65]/[.Q65]" office:value-type="float" office:value="19.1197168719799" calcext:value-type="float">
            <text:p>19.119716872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385137" calcext:value-type="float">
            <text:p>0.385137</text:p>
          </table:table-cell>
          <table:table-cell table:style-name="ce3" office:value-type="float" office:value="0.026502" calcext:value-type="float">
            <text:p>0.026502</text:p>
          </table:table-cell>
          <table:table-cell table:formula="of:=[.C66]/[.D66]" office:value-type="float" office:value="14.5323749151007" calcext:value-type="float">
            <text:p>14.5323749151</text:p>
          </table:table-cell>
          <table:table-cell table:style-name="ce3" office:value-type="float" office:value="0.026128" calcext:value-type="float">
            <text:p>0.026128</text:p>
          </table:table-cell>
          <table:table-cell table:style-name="ce3" table:formula="of:=[.C66]/[.F66]" office:value-type="float" office:value="14.7403934476424" calcext:value-type="float">
            <text:p>14.7403934476</text:p>
          </table:table-cell>
          <table:table-cell table:style-name="ce3" office:value-type="float" office:value="0.020035" calcext:value-type="float">
            <text:p>0.020035</text:p>
          </table:table-cell>
          <table:table-cell table:style-name="ce3" table:formula="of:=[.C66]/[.H66]" office:value-type="float" office:value="19.2232093835787" calcext:value-type="float">
            <text:p>19.223209383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286464" calcext:value-type="float">
            <text:p>0.286464</text:p>
          </table:table-cell>
          <table:table-cell table:style-name="ce3" office:value-type="float" office:value="0.018885" calcext:value-type="float">
            <text:p>0.018885</text:p>
          </table:table-cell>
          <table:table-cell table:formula="of:=[.L66]/[.M66]" office:value-type="float" office:value="15.168864177919" calcext:value-type="float">
            <text:p>15.1688641779</text:p>
          </table:table-cell>
          <table:table-cell table:style-name="ce3" office:value-type="float" office:value="0.018636" calcext:value-type="float">
            <text:p>0.018636</text:p>
          </table:table-cell>
          <table:table-cell table:style-name="ce3" table:formula="of:=[.L66]/[.O66]" office:value-type="float" office:value="15.3715389568577" calcext:value-type="float">
            <text:p>15.3715389569</text:p>
          </table:table-cell>
          <table:table-cell table:style-name="ce3" office:value-type="float" office:value="0.014759" calcext:value-type="float">
            <text:p>0.014759</text:p>
          </table:table-cell>
          <table:table-cell table:style-name="ce3" table:formula="of:=[.L66]/[.Q66]" office:value-type="float" office:value="19.4094450843553" calcext:value-type="float">
            <text:p>19.4094450844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378812" calcext:value-type="float">
            <text:p>0.378812</text:p>
          </table:table-cell>
          <table:table-cell office:value-type="float" office:value="0.026596" calcext:value-type="float">
            <text:p>0.026596</text:p>
          </table:table-cell>
          <table:table-cell table:formula="of:=[.C67]/[.D67]" office:value-type="float" office:value="14.2431944653331" calcext:value-type="float">
            <text:p>14.2431944653</text:p>
          </table:table-cell>
          <table:table-cell table:style-name="ce3" office:value-type="float" office:value="0.026438" calcext:value-type="float">
            <text:p>0.026438</text:p>
          </table:table-cell>
          <table:table-cell table:style-name="ce3" table:formula="of:=[.C67]/[.F67]" office:value-type="float" office:value="14.3283153037295" calcext:value-type="float">
            <text:p>14.3283153037</text:p>
          </table:table-cell>
          <table:table-cell table:style-name="ce3" office:value-type="float" office:value="0.020087" calcext:value-type="float">
            <text:p>0.020087</text:p>
          </table:table-cell>
          <table:table-cell table:style-name="ce3" table:formula="of:=[.C67]/[.H67]" office:value-type="float" office:value="18.8585652412008" calcext:value-type="float">
            <text:p>18.858565241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282276" calcext:value-type="float">
            <text:p>0.282276</text:p>
          </table:table-cell>
          <table:table-cell office:value-type="float" office:value="0.018827" calcext:value-type="float">
            <text:p>0.018827</text:p>
          </table:table-cell>
          <table:table-cell table:formula="of:=[.L67]/[.M67]" office:value-type="float" office:value="14.993148138312" calcext:value-type="float">
            <text:p>14.9931481383</text:p>
          </table:table-cell>
          <table:table-cell table:style-name="ce3" office:value-type="float" office:value="0.018855" calcext:value-type="float">
            <text:p>0.018855</text:p>
          </table:table-cell>
          <table:table-cell table:style-name="ce3" table:formula="of:=[.L67]/[.O67]" office:value-type="float" office:value="14.9708830548926" calcext:value-type="float">
            <text:p>14.9708830549</text:p>
          </table:table-cell>
          <table:table-cell table:style-name="ce3" office:value-type="float" office:value="0.015042" calcext:value-type="float">
            <text:p>0.015042</text:p>
          </table:table-cell>
          <table:table-cell table:style-name="ce3" table:formula="of:=[.L67]/[.Q67]" office:value-type="float" office:value="18.7658556043079" calcext:value-type="float">
            <text:p>18.765855604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380577" calcext:value-type="float">
            <text:p>0.380577</text:p>
          </table:table-cell>
          <table:table-cell table:style-name="ce3" office:value-type="float" office:value="0.025754" calcext:value-type="float">
            <text:p>0.025754</text:p>
          </table:table-cell>
          <table:table-cell table:formula="of:=[.C68]/[.D68]" office:value-type="float" office:value="14.7773938029044" calcext:value-type="float">
            <text:p>14.7773938029</text:p>
          </table:table-cell>
          <table:table-cell table:style-name="ce3" office:value-type="float" office:value="0.025328" calcext:value-type="float">
            <text:p>0.025328</text:p>
          </table:table-cell>
          <table:table-cell table:style-name="ce3" table:formula="of:=[.C68]/[.F68]" office:value-type="float" office:value="15.0259396715098" calcext:value-type="float">
            <text:p>15.0259396715</text:p>
          </table:table-cell>
          <table:table-cell table:style-name="ce3" office:value-type="float" office:value="0.019748" calcext:value-type="float">
            <text:p>0.019748</text:p>
          </table:table-cell>
          <table:table-cell table:style-name="ce3" table:formula="of:=[.C68]/[.H68]" office:value-type="float" office:value="19.2716730808183" calcext:value-type="float">
            <text:p>19.271673080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281782" calcext:value-type="float">
            <text:p>0.281782</text:p>
          </table:table-cell>
          <table:table-cell table:style-name="ce3" office:value-type="float" office:value="0.018908" calcext:value-type="float">
            <text:p>0.018908</text:p>
          </table:table-cell>
          <table:table-cell table:formula="of:=[.L68]/[.M68]" office:value-type="float" office:value="14.9027924687963" calcext:value-type="float">
            <text:p>14.9027924688</text:p>
          </table:table-cell>
          <table:table-cell table:style-name="ce3" office:value-type="float" office:value="0.018644" calcext:value-type="float">
            <text:p>0.018644</text:p>
          </table:table-cell>
          <table:table-cell table:style-name="ce3" table:formula="of:=[.L68]/[.O68]" office:value-type="float" office:value="15.1138167775156" calcext:value-type="float">
            <text:p>15.1138167775</text:p>
          </table:table-cell>
          <table:table-cell table:style-name="ce3" office:value-type="float" office:value="0.015036" calcext:value-type="float">
            <text:p>0.015036</text:p>
          </table:table-cell>
          <table:table-cell table:style-name="ce3" table:formula="of:=[.L68]/[.Q68]" office:value-type="float" office:value="18.7404894918861" calcext:value-type="float">
            <text:p>18.740489491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384891" calcext:value-type="float">
            <text:p>0.384891</text:p>
          </table:table-cell>
          <table:table-cell table:style-name="ce3" office:value-type="float" office:value="0.025569" calcext:value-type="float">
            <text:p>0.025569</text:p>
          </table:table-cell>
          <table:table-cell table:formula="of:=[.C69]/[.D69]" office:value-type="float" office:value="15.0530329696116" calcext:value-type="float">
            <text:p>15.0530329696</text:p>
          </table:table-cell>
          <table:table-cell table:style-name="ce3" office:value-type="float" office:value="0.025362" calcext:value-type="float">
            <text:p>0.025362</text:p>
          </table:table-cell>
          <table:table-cell table:style-name="ce3" table:formula="of:=[.C69]/[.F69]" office:value-type="float" office:value="15.17589306837" calcext:value-type="float">
            <text:p>15.1758930684</text:p>
          </table:table-cell>
          <table:table-cell table:style-name="ce3" office:value-type="float" office:value="0.020187" calcext:value-type="float">
            <text:p>0.020187</text:p>
          </table:table-cell>
          <table:table-cell table:style-name="ce3" table:formula="of:=[.C69]/[.H69]" office:value-type="float" office:value="19.0662802793877" calcext:value-type="float">
            <text:p>19.0662802794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280893" calcext:value-type="float">
            <text:p>0.280893</text:p>
          </table:table-cell>
          <table:table-cell table:style-name="ce3" office:value-type="float" office:value="0.018812" calcext:value-type="float">
            <text:p>0.018812</text:p>
          </table:table-cell>
          <table:table-cell table:formula="of:=[.L69]/[.M69]" office:value-type="float" office:value="14.9315862215607" calcext:value-type="float">
            <text:p>14.9315862216</text:p>
          </table:table-cell>
          <table:table-cell table:style-name="ce3" office:value-type="float" office:value="0.018961" calcext:value-type="float">
            <text:p>0.018961</text:p>
          </table:table-cell>
          <table:table-cell table:style-name="ce3" table:formula="of:=[.L69]/[.O69]" office:value-type="float" office:value="14.814250303254" calcext:value-type="float">
            <text:p>14.8142503033</text:p>
          </table:table-cell>
          <table:table-cell table:style-name="ce3" office:value-type="float" office:value="0.014902" calcext:value-type="float">
            <text:p>0.014902</text:p>
          </table:table-cell>
          <table:table-cell table:style-name="ce3" table:formula="of:=[.L69]/[.Q69]" office:value-type="float" office:value="18.8493490806603" calcext:value-type="float">
            <text:p>18.8493490807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384291" calcext:value-type="float">
            <text:p>0.384291</text:p>
          </table:table-cell>
          <table:table-cell table:style-name="ce3" office:value-type="float" office:value="0.025528" calcext:value-type="float">
            <text:p>0.025528</text:p>
          </table:table-cell>
          <table:table-cell table:formula="of:=[.C70]/[.D70]" office:value-type="float" office:value="15.0537057348794" calcext:value-type="float">
            <text:p>15.0537057349</text:p>
          </table:table-cell>
          <table:table-cell table:style-name="ce3" office:value-type="float" office:value="0.025365" calcext:value-type="float">
            <text:p>0.025365</text:p>
          </table:table-cell>
          <table:table-cell table:style-name="ce3" table:formula="of:=[.C70]/[.F70]" office:value-type="float" office:value="15.1504435245417" calcext:value-type="float">
            <text:p>15.1504435245</text:p>
          </table:table-cell>
          <table:table-cell table:style-name="ce3" office:value-type="float" office:value="0.019772" calcext:value-type="float">
            <text:p>0.019772</text:p>
          </table:table-cell>
          <table:table-cell table:style-name="ce3" table:formula="of:=[.C70]/[.H70]" office:value-type="float" office:value="19.4361217883876" calcext:value-type="float">
            <text:p>19.4361217884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282204" calcext:value-type="float">
            <text:p>0.282204</text:p>
          </table:table-cell>
          <table:table-cell table:style-name="ce3" office:value-type="float" office:value="0.018809" calcext:value-type="float">
            <text:p>0.018809</text:p>
          </table:table-cell>
          <table:table-cell table:formula="of:=[.L70]/[.M70]" office:value-type="float" office:value="15.0036684565899" calcext:value-type="float">
            <text:p>15.0036684566</text:p>
          </table:table-cell>
          <table:table-cell table:style-name="ce3" office:value-type="float" office:value="0.018668" calcext:value-type="float">
            <text:p>0.018668</text:p>
          </table:table-cell>
          <table:table-cell table:style-name="ce3" table:formula="of:=[.L70]/[.O70]" office:value-type="float" office:value="15.116991643454" calcext:value-type="float">
            <text:p>15.1169916435</text:p>
          </table:table-cell>
          <table:table-cell table:style-name="ce3" office:value-type="float" office:value="0.01477" calcext:value-type="float">
            <text:p>0.01477</text:p>
          </table:table-cell>
          <table:table-cell table:style-name="ce3" table:formula="of:=[.L70]/[.Q70]" office:value-type="float" office:value="19.106567366283" calcext:value-type="float">
            <text:p>19.106567366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383355" calcext:value-type="float">
            <text:p>3.83E-001</text:p>
          </table:table-cell>
          <table:table-cell table:style-name="ce3" office:value-type="float" office:value="0.025604" calcext:value-type="float">
            <text:p>0.025604</text:p>
          </table:table-cell>
          <table:table-cell table:formula="of:=[.C71]/[.D71]" office:value-type="float" office:value="14.9724652398063" calcext:value-type="float">
            <text:p>14.9724652398</text:p>
          </table:table-cell>
          <table:table-cell table:style-name="ce3" office:value-type="float" office:value="0.024637" calcext:value-type="float">
            <text:p>0.024637</text:p>
          </table:table-cell>
          <table:table-cell table:style-name="ce3" table:formula="of:=[.C71]/[.F71]" office:value-type="float" office:value="15.5601331330925" calcext:value-type="float">
            <text:p>15.5601331331</text:p>
          </table:table-cell>
          <table:table-cell table:style-name="ce3" office:value-type="float" office:value="0.019702" calcext:value-type="float">
            <text:p>0.019702</text:p>
          </table:table-cell>
          <table:table-cell table:style-name="ce3" table:formula="of:=[.C71]/[.H71]" office:value-type="float" office:value="19.4576692721551" calcext:value-type="float">
            <text:p>19.457669272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281186" calcext:value-type="float">
            <text:p>2.81E-001</text:p>
          </table:table-cell>
          <table:table-cell table:style-name="ce3" office:value-type="float" office:value="0.018836" calcext:value-type="float">
            <text:p>0.018836</text:p>
          </table:table-cell>
          <table:table-cell table:formula="of:=[.L71]/[.M71]" office:value-type="float" office:value="14.928116372903" calcext:value-type="float">
            <text:p>14.9281163729</text:p>
          </table:table-cell>
          <table:table-cell table:style-name="ce3" office:value-type="float" office:value="0.019029" calcext:value-type="float">
            <text:p>0.019029</text:p>
          </table:table-cell>
          <table:table-cell table:style-name="ce3" table:formula="of:=[.L71]/[.O71]" office:value-type="float" office:value="14.7767092332755" calcext:value-type="float">
            <text:p>14.7767092333</text:p>
          </table:table-cell>
          <table:table-cell table:style-name="ce3" office:value-type="float" office:value="0.014895" calcext:value-type="float">
            <text:p>0.014895</text:p>
          </table:table-cell>
          <table:table-cell table:style-name="ce3" table:formula="of:=[.L71]/[.Q71]" office:value-type="float" office:value="18.8778784827123" calcext:value-type="float">
            <text:p>18.8778784827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383329" calcext:value-type="float">
            <text:p>0.383329</text:p>
          </table:table-cell>
          <table:table-cell table:style-name="ce3" office:value-type="float" office:value="0.025645" calcext:value-type="float">
            <text:p>0.025645</text:p>
          </table:table-cell>
          <table:table-cell table:formula="of:=[.C72]/[.D72]" office:value-type="float" office:value="14.947514135309" calcext:value-type="float">
            <text:p>14.9475141353</text:p>
          </table:table-cell>
          <table:table-cell table:style-name="ce3" office:value-type="float" office:value="0.025533" calcext:value-type="float">
            <text:p>0.025533</text:p>
          </table:table-cell>
          <table:table-cell table:style-name="ce3" table:formula="of:=[.C72]/[.F72]" office:value-type="float" office:value="15.0130811107195" calcext:value-type="float">
            <text:p>15.0130811107</text:p>
          </table:table-cell>
          <table:table-cell table:style-name="ce3" office:value-type="float" office:value="0.019796" calcext:value-type="float">
            <text:p>0.019796</text:p>
          </table:table-cell>
          <table:table-cell table:style-name="ce3" table:formula="of:=[.C72]/[.H72]" office:value-type="float" office:value="19.3639624166498" calcext:value-type="float">
            <text:p>19.363962416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281798" calcext:value-type="float">
            <text:p>0.281798</text:p>
          </table:table-cell>
          <table:table-cell table:style-name="ce3" office:value-type="float" office:value="0.018832" calcext:value-type="float">
            <text:p>0.018832</text:p>
          </table:table-cell>
          <table:table-cell table:formula="of:=[.L72]/[.M72]" office:value-type="float" office:value="14.963785046729" calcext:value-type="float">
            <text:p>14.9637850467</text:p>
          </table:table-cell>
          <table:table-cell table:style-name="ce3" office:value-type="float" office:value="0.018686" calcext:value-type="float">
            <text:p>0.018686</text:p>
          </table:table-cell>
          <table:table-cell table:style-name="ce3" table:formula="of:=[.L72]/[.O72]" office:value-type="float" office:value="15.0807021299369" calcext:value-type="float">
            <text:p>15.0807021299</text:p>
          </table:table-cell>
          <table:table-cell table:style-name="ce3" office:value-type="float" office:value="0.015267" calcext:value-type="float">
            <text:p>0.015267</text:p>
          </table:table-cell>
          <table:table-cell table:style-name="ce3" table:formula="of:=[.L72]/[.Q72]" office:value-type="float" office:value="18.4579812667846" calcext:value-type="float">
            <text:p>18.4579812668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384168" calcext:value-type="float">
            <text:p>3.84E-001</text:p>
          </table:table-cell>
          <table:table-cell table:style-name="ce3" office:value-type="float" office:value="0.025509" calcext:value-type="float">
            <text:p>0.025509</text:p>
          </table:table-cell>
          <table:table-cell table:formula="of:=[.C73]/[.D73]" office:value-type="float" office:value="15.0600964365518" calcext:value-type="float">
            <text:p>15.0600964366</text:p>
          </table:table-cell>
          <table:table-cell table:style-name="ce3" office:value-type="float" office:value="0.025369" calcext:value-type="float">
            <text:p>0.025369</text:p>
          </table:table-cell>
          <table:table-cell table:style-name="ce3" table:formula="of:=[.C73]/[.F73]" office:value-type="float" office:value="15.1432062753755" calcext:value-type="float">
            <text:p>15.1432062754</text:p>
          </table:table-cell>
          <table:table-cell table:style-name="ce3" office:value-type="float" office:value="0.020995" calcext:value-type="float">
            <text:p>0.020995</text:p>
          </table:table-cell>
          <table:table-cell table:style-name="ce3" table:formula="of:=[.C73]/[.H73]" office:value-type="float" office:value="18.2980709692784" calcext:value-type="float">
            <text:p>18.2980709693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280624" calcext:value-type="float">
            <text:p>2.81E-001</text:p>
          </table:table-cell>
          <table:table-cell table:style-name="ce3" office:value-type="float" office:value="0.018901" calcext:value-type="float">
            <text:p>0.018901</text:p>
          </table:table-cell>
          <table:table-cell table:formula="of:=[.L73]/[.M73]" office:value-type="float" office:value="14.8470451298873" calcext:value-type="float">
            <text:p>14.8470451299</text:p>
          </table:table-cell>
          <table:table-cell table:style-name="ce3" office:value-type="float" office:value="0.018923" calcext:value-type="float">
            <text:p>0.018923</text:p>
          </table:table-cell>
          <table:table-cell table:style-name="ce3" table:formula="of:=[.L73]/[.O73]" office:value-type="float" office:value="14.82978386091" calcext:value-type="float">
            <text:p>14.8297838609</text:p>
          </table:table-cell>
          <table:table-cell table:style-name="ce3" office:value-type="float" office:value="0.01488" calcext:value-type="float">
            <text:p>0.01488</text:p>
          </table:table-cell>
          <table:table-cell table:style-name="ce3" table:formula="of:=[.L73]/[.Q73]" office:value-type="float" office:value="18.8591397849462" calcext:value-type="float">
            <text:p>18.8591397849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384247" calcext:value-type="float">
            <text:p>0.384247</text:p>
          </table:table-cell>
          <table:table-cell table:style-name="ce3" office:value-type="float" office:value="0.025463" calcext:value-type="float">
            <text:p>0.025463</text:p>
          </table:table-cell>
          <table:table-cell table:formula="of:=[.C74]/[.D74]" office:value-type="float" office:value="15.0904056866826" calcext:value-type="float">
            <text:p>15.0904056867</text:p>
          </table:table-cell>
          <table:table-cell table:style-name="ce3" office:value-type="float" office:value="0.025284" calcext:value-type="float">
            <text:p>0.025284</text:p>
          </table:table-cell>
          <table:table-cell table:style-name="ce3" table:formula="of:=[.C74]/[.F74]" office:value-type="float" office:value="15.1972393608606" calcext:value-type="float">
            <text:p>15.1972393609</text:p>
          </table:table-cell>
          <table:table-cell table:style-name="ce3" office:value-type="float" office:value="0.019333" calcext:value-type="float">
            <text:p>0.019333</text:p>
          </table:table-cell>
          <table:table-cell table:style-name="ce3" table:formula="of:=[.C74]/[.H74]" office:value-type="float" office:value="19.8751875032328" calcext:value-type="float">
            <text:p>19.8751875032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280657" calcext:value-type="float">
            <text:p>0.280657</text:p>
          </table:table-cell>
          <table:table-cell table:style-name="ce3" office:value-type="float" office:value="0.018858" calcext:value-type="float">
            <text:p>0.018858</text:p>
          </table:table-cell>
          <table:table-cell table:formula="of:=[.L74]/[.M74]" office:value-type="float" office:value="14.8826492735179" calcext:value-type="float">
            <text:p>14.8826492735</text:p>
          </table:table-cell>
          <table:table-cell table:style-name="ce3" office:value-type="float" office:value="0.018655" calcext:value-type="float">
            <text:p>0.018655</text:p>
          </table:table-cell>
          <table:table-cell table:style-name="ce3" table:formula="of:=[.L74]/[.O74]" office:value-type="float" office:value="15.0445993031359" calcext:value-type="float">
            <text:p>15.0445993031</text:p>
          </table:table-cell>
          <table:table-cell table:style-name="ce3" office:value-type="float" office:value="0.014934" calcext:value-type="float">
            <text:p>0.014934</text:p>
          </table:table-cell>
          <table:table-cell table:style-name="ce3" table:formula="of:=[.L74]/[.Q74]" office:value-type="float" office:value="18.7931565555109" calcext:value-type="float">
            <text:p>18.793156555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383859" calcext:value-type="float">
            <text:p>3.84E-001</text:p>
          </table:table-cell>
          <table:table-cell table:style-name="ce3" office:value-type="float" office:value="0.025526" calcext:value-type="float">
            <text:p>0.025526</text:p>
          </table:table-cell>
          <table:table-cell table:formula="of:=[.C75]/[.D75]" office:value-type="float" office:value="15.0379612943665" calcext:value-type="float">
            <text:p>15.0379612944</text:p>
          </table:table-cell>
          <table:table-cell table:style-name="ce3" office:value-type="float" office:value="0.025376" calcext:value-type="float">
            <text:p>0.025376</text:p>
          </table:table-cell>
          <table:table-cell table:style-name="ce3" table:formula="of:=[.C75]/[.F75]" office:value-type="float" office:value="15.1268521437579" calcext:value-type="float">
            <text:p>15.1268521438</text:p>
          </table:table-cell>
          <table:table-cell table:style-name="ce3" office:value-type="float" office:value="0.019792" calcext:value-type="float">
            <text:p>0.019792</text:p>
          </table:table-cell>
          <table:table-cell table:style-name="ce3" table:formula="of:=[.C75]/[.H75]" office:value-type="float" office:value="19.3946544058205" calcext:value-type="float">
            <text:p>19.3946544058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281895" calcext:value-type="float">
            <text:p>2.82E-001</text:p>
          </table:table-cell>
          <table:table-cell table:style-name="ce3" office:value-type="float" office:value="0.018872" calcext:value-type="float">
            <text:p>0.018872</text:p>
          </table:table-cell>
          <table:table-cell table:formula="of:=[.L75]/[.M75]" office:value-type="float" office:value="14.9372085629504" calcext:value-type="float">
            <text:p>14.937208563</text:p>
          </table:table-cell>
          <table:table-cell table:style-name="ce3" office:value-type="float" office:value="0.019129" calcext:value-type="float">
            <text:p>0.019129</text:p>
          </table:table-cell>
          <table:table-cell table:style-name="ce3" table:formula="of:=[.L75]/[.O75]" office:value-type="float" office:value="14.7365256939725" calcext:value-type="float">
            <text:p>14.736525694</text:p>
          </table:table-cell>
          <table:table-cell table:style-name="ce3" office:value-type="float" office:value="0.014688" calcext:value-type="float">
            <text:p>0.014688</text:p>
          </table:table-cell>
          <table:table-cell table:style-name="ce3" table:formula="of:=[.L75]/[.Q75]" office:value-type="float" office:value="19.1921977124183" calcext:value-type="float">
            <text:p>19.1921977124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38454" calcext:value-type="float">
            <text:p>0.38454</text:p>
          </table:table-cell>
          <table:table-cell table:style-name="ce3" office:value-type="float" office:value="0.025564" calcext:value-type="float">
            <text:p>0.025564</text:p>
          </table:table-cell>
          <table:table-cell table:formula="of:=[.C76]/[.D76]" office:value-type="float" office:value="15.0422469097168" calcext:value-type="float">
            <text:p>15.0422469097</text:p>
          </table:table-cell>
          <table:table-cell table:style-name="ce3" office:value-type="float" office:value="0.025391" calcext:value-type="float">
            <text:p>0.025391</text:p>
          </table:table-cell>
          <table:table-cell table:style-name="ce3" table:formula="of:=[.C76]/[.F76]" office:value-type="float" office:value="15.1447363238943" calcext:value-type="float">
            <text:p>15.1447363239</text:p>
          </table:table-cell>
          <table:table-cell table:style-name="ce3" office:value-type="float" office:value="0.020536" calcext:value-type="float">
            <text:p>0.020536</text:p>
          </table:table-cell>
          <table:table-cell table:style-name="ce3" table:formula="of:=[.C76]/[.H76]" office:value-type="float" office:value="18.7251655629139" calcext:value-type="float">
            <text:p>18.7251655629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281622" calcext:value-type="float">
            <text:p>0.281622</text:p>
          </table:table-cell>
          <table:table-cell table:style-name="ce3" office:value-type="float" office:value="0.018878" calcext:value-type="float">
            <text:p>0.018878</text:p>
          </table:table-cell>
          <table:table-cell table:formula="of:=[.L76]/[.M76]" office:value-type="float" office:value="14.9179997881131" calcext:value-type="float">
            <text:p>14.9179997881</text:p>
          </table:table-cell>
          <table:table-cell table:style-name="ce3" office:value-type="float" office:value="0.018642" calcext:value-type="float">
            <text:p>0.018642</text:p>
          </table:table-cell>
          <table:table-cell table:style-name="ce3" table:formula="of:=[.L76]/[.O76]" office:value-type="float" office:value="15.1068554876086" calcext:value-type="float">
            <text:p>15.1068554876</text:p>
          </table:table-cell>
          <table:table-cell table:style-name="ce3" office:value-type="float" office:value="0.014834" calcext:value-type="float">
            <text:p>0.014834</text:p>
          </table:table-cell>
          <table:table-cell table:style-name="ce3" table:formula="of:=[.L76]/[.Q76]" office:value-type="float" office:value="18.9848995550762" calcext:value-type="float">
            <text:p>18.984899555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SUM([.C57:.C76])/20" office:value-type="float" office:value="0.38009605" calcext:value-type="float">
            <text:p>0.38009605</text:p>
          </table:table-cell>
          <table:table-cell table:formula="of:=SUM([.D57:.D76])/20" office:value-type="float" office:value="0.02600859" calcext:value-type="float">
            <text:p>0.02600859</text:p>
          </table:table-cell>
          <table:table-cell table:formula="of:=SUM([.E57:.E76])/20" office:value-type="float" office:value="14.6603928099357" calcext:value-type="float">
            <text:p>14.6603928099</text:p>
          </table:table-cell>
          <table:table-cell table:formula="of:=SUM([.F57:.F76])/20" office:value-type="float" office:value="0.02548615" calcext:value-type="float">
            <text:p>0.02548615</text:p>
          </table:table-cell>
          <table:table-cell table:formula="of:=SUM([.G57:.G76])/20" office:value-type="float" office:value="14.9192721179207" calcext:value-type="float">
            <text:p>14.9192721179</text:p>
          </table:table-cell>
          <table:table-cell table:formula="of:=SUM([.H57:.H76])/20" office:value-type="float" office:value="0.0198238" calcext:value-type="float">
            <text:p>0.0198238</text:p>
          </table:table-cell>
          <table:table-cell table:formula="of:=SUM([.I57:.I76])/20" office:value-type="float" office:value="19.1805274945379" calcext:value-type="float">
            <text:p>19.1805274945</text:p>
          </table:table-cell>
          <table:table-cell/>
          <table:table-cell office:value-type="string" calcext:value-type="string">
            <text:p>Promedio</text:p>
          </table:table-cell>
          <table:table-cell table:formula="of:=SUM([.L57:.L76])/20" office:value-type="float" office:value="0.28213855" calcext:value-type="float">
            <text:p>0.28213855</text:p>
          </table:table-cell>
          <table:table-cell table:formula="of:=SUM([.M57:.M76])/20" office:value-type="float" office:value="0.01956987" calcext:value-type="float">
            <text:p>0.01956987</text:p>
          </table:table-cell>
          <table:table-cell table:formula="of:=SUM([.N57:.N76])/20" office:value-type="float" office:value="14.6328244213633" calcext:value-type="float">
            <text:p>14.6328244214</text:p>
          </table:table-cell>
          <table:table-cell table:formula="of:=SUM([.O57:.O76])/20" office:value-type="float" office:value="0.01877135" calcext:value-type="float">
            <text:p>0.01877135</text:p>
          </table:table-cell>
          <table:table-cell table:formula="of:=SUM([.P57:.P76])/20" office:value-type="float" office:value="15.0313053931364" calcext:value-type="float">
            <text:p>15.0313053931</text:p>
          </table:table-cell>
          <table:table-cell table:formula="of:=SUM([.Q57:.Q76])/20" office:value-type="float" office:value="0.01481635" calcext:value-type="float">
            <text:p>0.01481635</text:p>
          </table:table-cell>
          <table:table-cell table:formula="of:=SUM([.R57:.R76])/20" office:value-type="float" office:value="19.0478564569391" calcext:value-type="float">
            <text:p>19.0478564569</text:p>
          </table:table-cell>
          <table:table-cell table:number-columns-repeated="10"/>
        </table:table-row>
        <table:table-row table:style-name="ro3">
          <table:table-cell table:number-columns-repeated="28"/>
        </table:table-row>
        <table:table-row table:style-name="ro1" table:number-rows-repeated="64">
          <table:table-cell table:number-columns-repeated="28"/>
        </table:table-row>
        <table:table-row table:style-name="ro3" table:number-rows-repeated="9">
          <table:table-cell table:number-columns-repeated="28"/>
        </table:table-row>
        <table:table-row table:style-name="ro1">
          <table:table-cell table:number-columns-repeated="28"/>
        </table:table-row>
        <table:table-row table:style-name="ro3" table:number-rows-repeated="1048423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Graficas" table:style-name="ta1">
        <table:shapes>
          <draw:frame draw:z-index="0" draw:style-name="gr2" draw:text-style-name="P1" svg:width="5.2465in" svg:height="3.9394in" svg:x="0.0787in" svg:y="0.494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5228in" svg:height="3.8185in" svg:x="6.1933in" svg:y="0.5421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4354in" svg:height="3.1846in" svg:x="6.2311in" svg:y="9.2386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.4551in" svg:height="3.2091in" svg:x="11.5339in" svg:y="9.1933in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5.2488in" svg:height="3.3748in" svg:x="0.0839in" svg:y="4.8272in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4.4925in" svg:height="3.3681in" svg:x="6.2185in" svg:y="4.8098in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4.6449in" svg:height="3.4488in" svg:x="11.5657in" svg:y="4.8232in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4.7736in" svg:height="3.8059in" svg:x="11.5453in" svg:y="0.7012in">
            <draw:object draw:notify-on-update-of-ranges="Datos.B51:Datos.B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4.4807in" svg:height="3.1898in" svg:x="0.8346in" svg:y="9.2547in">
            <draw:object draw:notify-on-update-of-ranges="Datos.K51:Datos.K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9" draw:style-name="gr1" draw:text-style-name="P1" svg:width="4.639in" svg:height="2.8925in" svg:x="6.0709in" svg:y="12.763in">
            <draw:object draw:notify-on-update-of-ranges="Datos.B77:Datos.B7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5.4437in" svg:height="2.8819in" svg:x="11.5236in" svg:y="12.6118in">
            <draw:object draw:notify-on-update-of-ranges="Datos.K77:Datos.K7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4.4917in" svg:height="2.9854in" svg:x="0.8453in" svg:y="12.8421in">
            <draw:object draw:notify-on-update-of-ranges="Datos.K51:Datos.K5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t 1</text:p>
          </table:table-cell>
          <table:table-cell table:number-columns-repeated="6"/>
          <table:table-cell office:value-type="string" calcext:value-type="string">
            <text:p>Cat 2 </text:p>
          </table:table-cell>
          <table:table-cell table:number-columns-repeated="5"/>
          <table:table-cell office:value-type="string" calcext:value-type="string">
            <text:p>Cat 3</text:p>
          </table:table-cell>
        </table:table-row>
        <table:table-row table:style-name="ro1" table:number-rows-repeated="47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 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Cat 5</text:p>
          </table:table-cell>
          <table:table-cell table:number-columns-repeated="5"/>
          <table:table-cell office:value-type="string" calcext:value-type="string">
            <text:p>Cat 6</text:p>
          </table:table-cell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21:58:49.4341837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13T07:32:28</meta:creation-date>
    <dc:date>2015-04-22T00:24:00.487684208</dc:date>
    <meta:editing-duration>PT6H33M27S</meta:editing-duration>
    <meta:editing-cycles>39</meta:editing-cycles>
    <meta:generator>LibreOffice/4.3.6.2$Linux_X86_64 LibreOffice_project/430m0$Build-2</meta:generator>
    <meta:document-statistic meta:table-count="3" meta:cell-count="114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27cm" svg:height="10.007cm" xlink:href="." xlink:type="simple" chart:class="chart:bar" chart:style-name="ch1">
        <chart:title svg:x="4.066cm" svg:y="0.336cm" chart:style-name="ch2">
          <text:p>Comparativa de Tiempos </text:p>
        </chart:title>
        <chart:subtitle svg:x="5.852cm" svg:y="1.315cm" chart:style-name="ch3">
          <text:p>Img1.jpg</text:p>
        </chart:subtitle>
        <chart:legend chart:legend-position="end" svg:x="11.117cm" svg:y="4.704cm" style:legend-expansion="high" chart:style-name="ch4"/>
        <chart:plot-area chart:style-name="ch5" chart:data-source-has-labels="both" svg:x="1.277cm" svg:y="2.198cm" svg:width="9.574cm" svg:height="6.628cm">
          <chartooo:coordinate-region svg:x="4.703cm" svg:y="2.198cm" svg:width="5.723cm" svg:height="5.981cm"/>
          <chart:axis chart:dimension="x" chart:name="primary-x" chart:style-name="ch6" chartooo:axis-type="auto">
            <chartooo:date-scale/>
            <chart:title svg:x="0.451cm" svg:y="6.601cm" chart:style-name="ch7">
              <text:p>Método usado</text:p>
            </chart:title>
            <chart:categories table:cell-range-address="local-table.$B$1:.$E$1"/>
          </chart:axis>
          <chart:axis chart:dimension="y" chart:name="primary-y" chart:style-name="ch8">
            <chart:title svg:x="4.618cm" svg:y="9.026cm" chart:style-name="ch9">
              <text:p>Tiempo (segundos)</text:p>
            </chart:title>
            <chart:grid chart:style-name="ch10" chart:class="major"/>
          </chart:axis>
          <chart:series chart:style-name="ch11" chart:values-cell-range-address="local-table.$B$2:.$E$2" chart:label-cell-address="local-table.$A$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0.00618085">
                <text:p>0.00618085</text:p>
              </table:table-cell>
              <table:table-cell office:value-type="float" office:value="0.0011438985">
                <text:p>0.0011438985</text:p>
              </table:table-cell>
              <table:table-cell office:value-type="float" office:value="0.00094605">
                <text:p>0.00094605</text:p>
              </table:table-cell>
              <table:table-cell office:value-type="float" office:value="0.001152">
                <text:p>0.001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1cm" svg:height="7.584cm" xlink:href=".." xlink:type="simple" chart:class="chart:bar" chart:style-name="ch1">
        <chart:title svg:x="2.605cm" svg:y="0.287cm" chart:style-name="ch2">
          <text:p>Comparativa de Aceleraciones</text:p>
        </chart:title>
        <chart:subtitle svg:x="4.907cm" svg:y="1.217cm" chart:style-name="ch3">
          <text:p>img4.jpg</text:p>
        </chart:subtitle>
        <chart:legend chart:legend-position="end" svg:x="9.2cm" svg:y="3.493cm" style:legend-expansion="high" chart:style-name="ch4"/>
        <chart:plot-area chart:style-name="ch5" table:cell-range-address="Datos.N30:Datos.N30 Datos.P30:Datos.P30 Datos.R30:Datos.R30 Datos.K51:Datos.K51 Datos.N51:Datos.N51 Datos.P51:Datos.P51 Datos.R51:Datos.R51" chart:data-source-has-labels="both" svg:x="1.239cm" svg:y="2.051cm" svg:width="7.733cm" svg:height="4.401cm">
          <chartooo:coordinate-region svg:x="1.86cm" svg:y="2.25cm" svg:width="6.208cm" svg:height="3.157cm"/>
          <chart:axis chart:dimension="x" chart:name="primary-x" chart:style-name="ch6" chartooo:axis-type="auto">
            <chartooo:date-scale/>
            <chart:title svg:x="4.016cm" svg:y="6.603cm" chart:style-name="ch7">
              <text:p>Método usado</text:p>
            </chart:title>
            <chart:categories table:cell-range-address="Datos.N30:Datos.N30 Datos.P30:Datos.P30 Datos.R30:Datos.R30"/>
          </chart:axis>
          <chart:axis chart:dimension="y" chart:name="primary-y" chart:style-name="ch8">
            <chart:title svg:x="0.451cm" svg:y="5.486cm" chart:style-name="ch9">
              <text:p>Aceleración(X's)</text:p>
            </chart:title>
            <chart:grid chart:style-name="ch10" chart:class="major"/>
          </chart:axis>
          <chart:series chart:style-name="ch11" chart:values-cell-range-address="Datos.N51:Datos.N51 Datos.P51:Datos.P51 Datos.R51:Datos.R51" chart:label-cell-address="Datos.K51:Datos.K5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Datos.N30:Datos.N30 Datos.P30:Datos.P30 Datos.R30:Datos.R30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Datos.K51:Datos.K51</svg:desc>
                </draw:g>
              </table:table-cell>
              <table:table-cell office:value-type="float" office:value="11.4456602986796">
                <text:p>11.4456602986796</text:p>
                <draw:g>
                  <svg:desc>Datos.N51:Datos.N51 Datos.P51:Datos.P51 Datos.R51:Datos.R51</svg:desc>
                </draw:g>
              </table:table-cell>
              <table:table-cell office:value-type="float" office:value="12.4992768813226">
                <text:p>12.4992768813226</text:p>
              </table:table-cell>
              <table:table-cell office:value-type="float" office:value="14.5276919193237">
                <text:p>14.52769191932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84cm" svg:height="7.348cm" xlink:href=".." xlink:type="simple" chart:class="chart:bar" chart:style-name="ch1">
        <chart:title svg:x="2.792cm" svg:y="0.282cm" chart:style-name="ch2">
          <text:p>Comparativa de Aceleraciones</text:p>
        </chart:title>
        <chart:subtitle svg:x="5.094cm" svg:y="1.207cm" chart:style-name="ch3">
          <text:p>img5.jpg</text:p>
        </chart:subtitle>
        <chart:legend chart:legend-position="end" svg:x="9.574cm" svg:y="3.375cm" style:legend-expansion="high" chart:style-name="ch4"/>
        <chart:plot-area chart:style-name="ch5" table:cell-range-address="Datos.E56:Datos.E56 Datos.G56:Datos.G56 Datos.I56:Datos.I56 Datos.B77:Datos.B77 Datos.E77:Datos.E77 Datos.G77:Datos.G77 Datos.I77:Datos.I77" chart:data-source-has-labels="both" svg:x="1.246cm" svg:y="2.036cm" svg:width="8.093cm" svg:height="4.185cm">
          <chartooo:coordinate-region svg:x="1.867cm" svg:y="2.235cm" svg:width="6.634cm" svg:height="2.941cm"/>
          <chart:axis chart:dimension="x" chart:name="primary-x" chart:style-name="ch6" chartooo:axis-type="auto">
            <chartooo:date-scale/>
            <chart:title svg:x="4.203cm" svg:y="6.367cm" chart:style-name="ch7">
              <text:p>Método usado</text:p>
            </chart:title>
            <chart:categories table:cell-range-address="Datos.E56:Datos.E56 Datos.G56:Datos.G56 Datos.I56:Datos.I56"/>
          </chart:axis>
          <chart:axis chart:dimension="y" chart:name="primary-y" chart:style-name="ch8">
            <chart:title svg:x="0.451cm" svg:y="5.363cm" chart:style-name="ch9">
              <text:p>Aceleración(X's)</text:p>
            </chart:title>
            <chart:grid chart:style-name="ch10" chart:class="major"/>
          </chart:axis>
          <chart:series chart:style-name="ch11" chart:values-cell-range-address="Datos.E77:Datos.E77 Datos.G77:Datos.G77 Datos.I77:Datos.I77" chart:label-cell-address="Datos.B77:Datos.B7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Datos.E56:Datos.E56 Datos.G56:Datos.G56 Datos.I56:Datos.I56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Datos.B77:Datos.B77</svg:desc>
                </draw:g>
              </table:table-cell>
              <table:table-cell office:value-type="float" office:value="14.6603928099357">
                <text:p>14.6603928099357</text:p>
                <draw:g>
                  <svg:desc>Datos.E77:Datos.E77 Datos.G77:Datos.G77 Datos.I77:Datos.I77</svg:desc>
                </draw:g>
              </table:table-cell>
              <table:table-cell office:value-type="float" office:value="14.9192721179207">
                <text:p>14.9192721179207</text:p>
              </table:table-cell>
              <table:table-cell office:value-type="float" office:value="19.1805274945379">
                <text:p>19.18052749453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28cm" svg:height="7.321cm" xlink:href=".." xlink:type="simple" chart:class="chart:bar" chart:style-name="ch1">
        <chart:title svg:x="3.814cm" svg:y="0.282cm" chart:style-name="ch2">
          <text:p>Comparativa de Aceleraciones</text:p>
        </chart:title>
        <chart:subtitle svg:x="6.116cm" svg:y="1.207cm" chart:style-name="ch3">
          <text:p>img6.jpg</text:p>
        </chart:subtitle>
        <chart:legend chart:legend-position="end" svg:x="11.618cm" svg:y="3.361cm" style:legend-expansion="high" chart:style-name="ch4"/>
        <chart:plot-area chart:style-name="ch5" table:cell-range-address="Datos.N56:Datos.N56 Datos.P56:Datos.P56 Datos.R56:Datos.R56 Datos.K77:Datos.K77 Datos.N77:Datos.N77 Datos.P77:Datos.P77 Datos.R77:Datos.R77" chart:data-source-has-labels="both" svg:x="1.287cm" svg:y="2.036cm" svg:width="10.055cm" svg:height="4.158cm">
          <chartooo:coordinate-region svg:x="1.908cm" svg:y="2.235cm" svg:width="8.96cm" svg:height="2.914cm"/>
          <chart:axis chart:dimension="x" chart:name="primary-x" chart:style-name="ch6" chartooo:axis-type="auto">
            <chartooo:date-scale/>
            <chart:title svg:x="5.225cm" svg:y="6.34cm" chart:style-name="ch7">
              <text:p>Método usado</text:p>
            </chart:title>
            <chart:categories table:cell-range-address="Datos.N56:Datos.N56 Datos.P56:Datos.P56 Datos.R56:Datos.R56"/>
          </chart:axis>
          <chart:axis chart:dimension="y" chart:name="primary-y" chart:style-name="ch8">
            <chart:title svg:x="0.451cm" svg:y="5.389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Datos.N77:Datos.N77 Datos.P77:Datos.P77 Datos.R77:Datos.R77" chart:label-cell-address="Datos.K77:Datos.K7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Datos.N56:Datos.N56 Datos.P56:Datos.P56 Datos.R56:Datos.R56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Datos.K77:Datos.K77</svg:desc>
                </draw:g>
              </table:table-cell>
              <table:table-cell office:value-type="float" office:value="14.6328244213633">
                <text:p>14.6328244213633</text:p>
                <draw:g>
                  <svg:desc>Datos.N77:Datos.N77 Datos.P77:Datos.P77 Datos.R77:Datos.R77</svg:desc>
                </draw:g>
              </table:table-cell>
              <table:table-cell office:value-type="float" office:value="15.0313053931364">
                <text:p>15.0313053931364</text:p>
              </table:table-cell>
              <table:table-cell office:value-type="float" office:value="19.0478564569391">
                <text:p>19.047856456939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69cm" svg:height="10.252cm" xlink:href=".." xlink:type="simple" chart:class="chart:line" chart:style-name="ch1">
        <chart:title svg:x="6.317cm" svg:y="0.341cm" chart:style-name="ch2">
          <text:p>Comparativa final de tiempos</text:p>
        </chart:title>
        <chart:subtitle svg:x="7.983cm" svg:y="1.325cm" chart:style-name="ch3">
          <text:p>CPU VS GPU</text:p>
        </chart:subtitle>
        <chart:legend chart:legend-position="end" svg:x="11.775cm" svg:y="4.08cm" style:legend-expansion="high" chart:style-name="ch4"/>
        <chart:plot-area chart:style-name="ch5" table:cell-range-address="Datos.U4:Datos.W10 Datos.Y4:Datos.Y10 Datos.AA4:Datos.AA10" chart:data-source-has-labels="both" svg:x="1.382cm" svg:y="2.213cm" svg:width="10.022cm" svg:height="6.853cm">
          <chartooo:coordinate-region svg:x="2.294cm" svg:y="2.412cm" svg:width="8.275cm" svg:height="5.609cm"/>
          <chart:axis chart:dimension="x" chart:name="primary-x" chart:style-name="ch6" chartooo:axis-type="auto">
            <chartooo:date-scale/>
            <chart:title svg:x="4.351cm" svg:y="9.271cm" chart:style-name="ch7">
              <text:p>Tamaño imágenes (píxeles)</text:p>
            </chart:title>
            <chart:categories table:cell-range-address="Datos.U5:Datos.U10"/>
          </chart:axis>
          <chart:axis chart:dimension="y" chart:name="primary-y" chart:style-name="ch6">
            <chart:title svg:x="0.451cm" svg:y="8.091cm" chart:style-name="ch8">
              <text:p>Tiempo de ejecución (segundos) </text:p>
            </chart:title>
            <chart:grid chart:style-name="ch9" chart:class="major"/>
          </chart:axis>
          <chart:series chart:style-name="ch10" chart:values-cell-range-address="Datos.V5:Datos.V10" chart:label-cell-address="Datos.V4:Datos.V4" chart:class="chart:line">
            <chart:data-point chart:repeated="6"/>
          </chart:series>
          <chart:series chart:style-name="ch11" chart:values-cell-range-address="Datos.W5:Datos.W10" chart:label-cell-address="Datos.W4:Datos.W4" chart:class="chart:line">
            <chart:data-point chart:repeated="6"/>
          </chart:series>
          <chart:series chart:style-name="ch12" chart:values-cell-range-address="Datos.Y5:Datos.Y10" chart:label-cell-address="Datos.Y4:Datos.Y4" chart:class="chart:line">
            <chart:data-point chart:repeated="6"/>
          </chart:series>
          <chart:series chart:style-name="ch13" chart:values-cell-range-address="Datos.AA5:Datos.AA10" chart:label-cell-address="Datos.AA4:Datos.AA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CPU</text:p>
                <draw:g>
                  <svg:desc>Datos.V4:Datos.V4</svg:desc>
                </draw:g>
              </table:table-cell>
              <table:table-cell office:value-type="string">
                <text:p>Tiempo GPU (Memoria Global)</text:p>
                <draw:g>
                  <svg:desc>Datos.W4:Datos.W4</svg:desc>
                </draw:g>
              </table:table-cell>
              <table:table-cell office:value-type="string">
                <text:p>Tiempo GPU (Memoria Constante)</text:p>
                <draw:g>
                  <svg:desc>Datos.Y4:Datos.Y4</svg:desc>
                </draw:g>
              </table:table-cell>
              <table:table-cell office:value-type="string">
                <text:p>Tiempo GPU (Memoria Compartida)</text:p>
                <draw:g>
                  <svg:desc>Datos.AA4:Datos.A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80x580</text:p>
                <draw:g>
                  <svg:desc>Datos.U5:Datos.U10</svg:desc>
                </draw:g>
              </table:table-cell>
              <table:table-cell office:value-type="float" office:value="0.00618085">
                <text:p>0.00618085</text:p>
                <draw:g>
                  <svg:desc>Datos.V5:Datos.V10</svg:desc>
                </draw:g>
              </table:table-cell>
              <table:table-cell office:value-type="float" office:value="0.0011438985">
                <text:p>0.0011438985</text:p>
                <draw:g>
                  <svg:desc>Datos.W5:Datos.W10</svg:desc>
                </draw:g>
              </table:table-cell>
              <table:table-cell office:value-type="float" office:value="0.00094605">
                <text:p>0.00094605</text:p>
                <draw:g>
                  <svg:desc>Datos.Y5:Datos.Y10</svg:desc>
                </draw:g>
              </table:table-cell>
              <table:table-cell office:value-type="float" office:value="0.001152">
                <text:p>0.001152</text:p>
                <draw:g>
                  <svg:desc>Datos.AA5:Datos.AA10</svg:desc>
                </draw:g>
              </table:table-cell>
            </table:table-row>
            <table:table-row>
              <table:table-cell office:value-type="string">
                <text:p>638x640</text:p>
              </table:table-cell>
              <table:table-cell office:value-type="float" office:value="0.00843105">
                <text:p>0.00843105</text:p>
              </table:table-cell>
              <table:table-cell office:value-type="float" office:value="0.00200006">
                <text:p>0.00200006</text:p>
              </table:table-cell>
              <table:table-cell office:value-type="float" office:value="0.0012664">
                <text:p>0.0012664</text:p>
              </table:table-cell>
              <table:table-cell office:value-type="float" office:value="0.0012205">
                <text:p>0.0012205</text:p>
              </table:table-cell>
            </table:table-row>
            <table:table-row>
              <table:table-cell office:value-type="string">
                <text:p>1366x768</text:p>
              </table:table-cell>
              <table:table-cell office:value-type="float" office:value="0.0194693">
                <text:p>0.0194693</text:p>
              </table:table-cell>
              <table:table-cell office:value-type="float" office:value="0.00343164">
                <text:p>0.00343164</text:p>
              </table:table-cell>
              <table:table-cell office:value-type="float" office:value="0.0022091">
                <text:p>0.0022091</text:p>
              </table:table-cell>
              <table:table-cell office:value-type="float" office:value="0.00194205">
                <text:p>0.00194205</text:p>
              </table:table-cell>
            </table:table-row>
            <table:table-row>
              <table:table-cell office:value-type="string">
                <text:p>2560x1600</text:p>
              </table:table-cell>
              <table:table-cell office:value-type="float" office:value="0.0696521">
                <text:p>0.0696521</text:p>
              </table:table-cell>
              <table:table-cell office:value-type="float" office:value="0.006589525">
                <text:p>0.006589525</text:p>
              </table:table-cell>
              <table:table-cell office:value-type="float" office:value="0.00557305">
                <text:p>0.00557305</text:p>
              </table:table-cell>
              <table:table-cell office:value-type="float" office:value="0.0047951">
                <text:p>0.0047951</text:p>
              </table:table-cell>
            </table:table-row>
            <table:table-row>
              <table:table-cell office:value-type="string">
                <text:p>4928x3264</text:p>
              </table:table-cell>
              <table:table-cell office:value-type="float" office:value="0.28213855">
                <text:p>0.28213855</text:p>
              </table:table-cell>
              <table:table-cell office:value-type="float" office:value="0.01956987">
                <text:p>0.01956987</text:p>
              </table:table-cell>
              <table:table-cell office:value-type="float" office:value="0.01877135">
                <text:p>0.01877135</text:p>
              </table:table-cell>
              <table:table-cell office:value-type="float" office:value="0.01481635">
                <text:p>0.01481635</text:p>
              </table:table-cell>
            </table:table-row>
            <table:table-row>
              <table:table-cell office:value-type="string">
                <text:p>5226x4222</text:p>
              </table:table-cell>
              <table:table-cell office:value-type="float" office:value="0.38009605">
                <text:p>0.38009605</text:p>
              </table:table-cell>
              <table:table-cell office:value-type="float" office:value="0.02600859">
                <text:p>0.02600859</text:p>
              </table:table-cell>
              <table:table-cell office:value-type="float" office:value="0.02548615">
                <text:p>0.02548615</text:p>
              </table:table-cell>
              <table:table-cell office:value-type="float" office:value="0.0198238">
                <text:p>0.019823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76cm" svg:height="9cm" xlink:href=".." xlink:type="simple" chart:class="chart:bar" chart:style-name="ch1">
        <chart:title svg:x="6.778cm" svg:y="0.316cm" chart:style-name="ch2">
          <text:p>Comparativa de SpeedUp</text:p>
        </chart:title>
        <chart:subtitle svg:x="8.035cm" svg:y="1.275cm" chart:style-name="ch3">
          <text:p>CPU VS GPU </text:p>
        </chart:subtitle>
        <chart:legend chart:legend-position="end" svg:x="13.126cm" svg:y="3.703cm" style:legend-expansion="high" chart:style-name="ch4"/>
        <chart:plot-area chart:style-name="ch5" table:cell-range-address="Datos.U5:Datos.U10 Datos.X4:Datos.X10 Datos.Z4:Datos.Z10 Datos.AB4:Datos.AB10" chart:data-source-has-labels="both" svg:x="1.386cm" svg:y="2.138cm" svg:width="11.365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07cm" svg:y="2.206cm" svg:width="10.744cm" svg:height="4.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026cm" svg:y="8.019cm" chart:style-name="ch7">
              <text:p>Tamaño imágenes (píxeles)</text:p>
            </chart:title>
            <chart:categories table:cell-range-address="Datos.U5:Datos.U10"/>
          </chart:axis>
          <chart:axis chart:dimension="y" chart:name="primary-y" chart:style-name="ch8">
            <chart:title svg:x="0.451cm" svg:y="5.733cm" chart:style-name="ch9">
              <text:p>SpeedUp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Datos.X5:Datos.X10" chart:label-cell-address="Datos.X4:Datos.X4" chart:class="chart:bar">
            <chart:data-point chart:repeated="6"/>
          </chart:series>
          <chart:series chart:style-name="ch12" chart:values-cell-range-address="Datos.Z5:Datos.Z10" chart:label-cell-address="Datos.Z4:Datos.Z4" chart:class="chart:bar">
            <chart:data-point chart:repeated="6"/>
          </chart:series>
          <chart:series chart:style-name="ch13" chart:values-cell-range-address="Datos.AB5:Datos.AB10" chart:label-cell-address="Datos.AB4:Datos.AB4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(Memoria Global)</text:p>
                <draw:g>
                  <svg:desc>Datos.X4:Datos.X4</svg:desc>
                </draw:g>
              </table:table-cell>
              <table:table-cell office:value-type="string">
                <text:p>SpeedUp (Memoria Constante)</text:p>
                <draw:g>
                  <svg:desc>Datos.Z4:Datos.Z4</svg:desc>
                </draw:g>
              </table:table-cell>
              <table:table-cell office:value-type="string">
                <text:p>SpeedUp (Memoria Compartida)</text:p>
                <draw:g>
                  <svg:desc>Datos.AB4:Datos.A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80x580</text:p>
                <draw:g>
                  <svg:desc>Datos.U5:Datos.U10</svg:desc>
                </draw:g>
              </table:table-cell>
              <table:table-cell office:value-type="float" office:value="5.35351360543077">
                <text:p>5.35351360543077</text:p>
                <draw:g>
                  <svg:desc>Datos.X5:Datos.X10</svg:desc>
                </draw:g>
              </table:table-cell>
              <table:table-cell office:value-type="float" office:value="6.55836024466368">
                <text:p>6.55836024466368</text:p>
                <draw:g>
                  <svg:desc>Datos.Z5:Datos.Z10</svg:desc>
                </draw:g>
              </table:table-cell>
              <table:table-cell office:value-type="float" office:value="5.35245636786436">
                <text:p>5.35245636786436</text:p>
                <draw:g>
                  <svg:desc>Datos.AB5:Datos.AB10</svg:desc>
                </draw:g>
              </table:table-cell>
            </table:table-row>
            <table:table-row>
              <table:table-cell office:value-type="string">
                <text:p>638x640</text:p>
              </table:table-cell>
              <table:table-cell office:value-type="float" office:value="6.10927742479609">
                <text:p>6.10927742479609</text:p>
              </table:table-cell>
              <table:table-cell office:value-type="float" office:value="6.64512409813813">
                <text:p>6.64512409813813</text:p>
              </table:table-cell>
              <table:table-cell office:value-type="float" office:value="6.93682349181475">
                <text:p>6.93682349181475</text:p>
              </table:table-cell>
            </table:table-row>
            <table:table-row>
              <table:table-cell office:value-type="string">
                <text:p>1366x768</text:p>
              </table:table-cell>
              <table:table-cell office:value-type="float" office:value="7.47138252643451">
                <text:p>7.47138252643451</text:p>
              </table:table-cell>
              <table:table-cell office:value-type="float" office:value="8.81365088957577">
                <text:p>8.81365088957577</text:p>
              </table:table-cell>
              <table:table-cell office:value-type="float" office:value="10.2698226524587">
                <text:p>10.2698226524587</text:p>
              </table:table-cell>
            </table:table-row>
            <table:table-row>
              <table:table-cell office:value-type="string">
                <text:p>2560x1600</text:p>
              </table:table-cell>
              <table:table-cell office:value-type="float" office:value="11.4456602986796">
                <text:p>11.4456602986796</text:p>
              </table:table-cell>
              <table:table-cell office:value-type="float" office:value="12.4992768813226">
                <text:p>12.4992768813226</text:p>
              </table:table-cell>
              <table:table-cell office:value-type="float" office:value="14.5276919193237">
                <text:p>14.5276919193237</text:p>
              </table:table-cell>
            </table:table-row>
            <table:table-row>
              <table:table-cell office:value-type="string">
                <text:p>4928x3264</text:p>
              </table:table-cell>
              <table:table-cell office:value-type="float" office:value="14.6328244213633">
                <text:p>14.6328244213633</text:p>
              </table:table-cell>
              <table:table-cell office:value-type="float" office:value="15.0313053931364">
                <text:p>15.0313053931364</text:p>
              </table:table-cell>
              <table:table-cell office:value-type="float" office:value="19.0478564569391">
                <text:p>19.0478564569391</text:p>
              </table:table-cell>
            </table:table-row>
            <table:table-row>
              <table:table-cell office:value-type="string">
                <text:p>5226x4222</text:p>
              </table:table-cell>
              <table:table-cell office:value-type="float" office:value="14.6603928099357">
                <text:p>14.6603928099357</text:p>
              </table:table-cell>
              <table:table-cell office:value-type="float" office:value="14.9192721179207">
                <text:p>14.9192721179207</text:p>
              </table:table-cell>
              <table:table-cell office:value-type="float" office:value="19.1805274945379">
                <text:p>19.180527494537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89cm" svg:height="9.7cm" xlink:href="." xlink:type="simple" chart:class="chart:bar" chart:style-name="ch1">
        <chart:title svg:x="3.147cm" svg:y="0.33cm" chart:style-name="ch2">
          <text:p>Comparativa de Tiempos </text:p>
        </chart:title>
        <chart:subtitle svg:x="4.946cm" svg:y="1.303cm" chart:style-name="ch3">
          <text:p>img2.jpg</text:p>
        </chart:subtitle>
        <chart:legend chart:legend-position="end" svg:x="9.279cm" svg:y="4.551cm" style:legend-expansion="high" chart:style-name="ch4"/>
        <chart:plot-area chart:style-name="ch5" chart:data-source-has-labels="both" svg:x="1.24cm" svg:y="2.18cm" svg:width="7.81cm" svg:height="6.345cm">
          <chartooo:coordinate-region svg:x="4.666cm" svg:y="2.18cm" svg:width="4.052cm" svg:height="5.698cm"/>
          <chart:axis chart:dimension="x" chart:name="primary-x" chart:style-name="ch6" chartooo:axis-type="auto">
            <chartooo:date-scale/>
            <chart:title svg:x="0.451cm" svg:y="6.441cm" chart:style-name="ch7">
              <text:p>Método usado</text:p>
            </chart:title>
            <chart:categories table:cell-range-address="local-table.$B$1:.$E$1"/>
          </chart:axis>
          <chart:axis chart:dimension="y" chart:name="primary-y" chart:style-name="ch8">
            <chart:title svg:x="3.699cm" svg:y="8.719cm" chart:style-name="ch9">
              <text:p>Tiempo (segundos)</text:p>
            </chart:title>
            <chart:grid chart:style-name="ch10" chart:class="major"/>
          </chart:axis>
          <chart:series chart:style-name="ch11" chart:values-cell-range-address="local-table.$B$2:.$E$2" chart:label-cell-address="local-table.$A$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0.00843105">
                <text:p>0.00843105</text:p>
              </table:table-cell>
              <table:table-cell office:value-type="float" office:value="0.00200006">
                <text:p>0.00200006</text:p>
              </table:table-cell>
              <table:table-cell office:value-type="float" office:value="0.0012664">
                <text:p>0.0012664</text:p>
              </table:table-cell>
              <table:table-cell office:value-type="float" office:value="0.0012205">
                <text:p>0.0012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26cm" svg:height="9.668cm" xlink:href=".." xlink:type="simple" chart:class="chart:bar" chart:style-name="ch1">
        <chart:title svg:x="3.466cm" svg:y="0.329cm" chart:style-name="ch2">
          <text:p>Comparativa de Tiempos </text:p>
        </chart:title>
        <chart:subtitle svg:x="5.265cm" svg:y="1.301cm" chart:style-name="ch3">
          <text:p>img3.jpg</text:p>
        </chart:subtitle>
        <chart:legend chart:legend-position="end" svg:x="9.916cm" svg:y="4.535cm" style:legend-expansion="high" chart:style-name="ch4"/>
        <chart:plot-area chart:style-name="ch5" table:cell-range-address="Datos.C30:Datos.D30 Datos.F30:Datos.F30 Datos.H30:Datos.H30 Datos.B51:Datos.D51 Datos.F51:Datos.F51 Datos.H51:Datos.H51" chart:data-source-has-labels="both" svg:x="1.253cm" svg:y="2.177cm" svg:width="8.421cm" svg:height="6.317cm">
          <chartooo:coordinate-region svg:x="4.679cm" svg:y="2.177cm" svg:width="4.57cm" svg:height="5.67cm"/>
          <chart:axis chart:dimension="x" chart:name="primary-x" chart:style-name="ch6" chartooo:axis-type="auto">
            <chartooo:date-scale/>
            <chart:title svg:x="0.451cm" svg:y="6.477cm" chart:style-name="ch7">
              <text:p>Métrodo usado</text:p>
            </chart:title>
            <chart:categories table:cell-range-address="Datos.C30:Datos.D30 Datos.F30:Datos.F30 Datos.H30:Datos.H30"/>
          </chart:axis>
          <chart:axis chart:dimension="y" chart:name="primary-y" chart:style-name="ch8">
            <chart:title svg:x="4.017cm" svg:y="8.687cm" chart:style-name="ch9">
              <text:p>Tiempo (segundos)</text:p>
            </chart:title>
            <chart:grid chart:style-name="ch10" chart:class="major"/>
          </chart:axis>
          <chart:series chart:style-name="ch11" chart:values-cell-range-address="Datos.C51:Datos.D51 Datos.F51:Datos.F51 Datos.H51:Datos.H51" chart:label-cell-address="Datos.B51:Datos.B5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Datos.C30:Datos.D30 Datos.F30:Datos.F30 Datos.H30:Datos.H30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Datos.B51:Datos.B51</svg:desc>
                </draw:g>
              </table:table-cell>
              <table:table-cell office:value-type="float" office:value="0.0194693">
                <text:p>0.0194693</text:p>
                <draw:g>
                  <svg:desc>Datos.C51:Datos.D51 Datos.F51:Datos.F51 Datos.H51:Datos.H51</svg:desc>
                </draw:g>
              </table:table-cell>
              <table:table-cell office:value-type="float" office:value="0.00343164">
                <text:p>0.00343164</text:p>
              </table:table-cell>
              <table:table-cell office:value-type="float" office:value="0.0022091">
                <text:p>0.0022091</text:p>
              </table:table-cell>
              <table:table-cell office:value-type="float" office:value="0.00194205">
                <text:p>0.00194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82cm" svg:height="8.103cm" xlink:href=".." xlink:type="simple" chart:class="chart:bar" chart:style-name="ch1">
        <chart:title svg:x="3.094cm" svg:y="0.298cm" chart:style-name="ch2">
          <text:p>Comparativa de Tiempos </text:p>
        </chart:title>
        <chart:subtitle svg:x="4.893cm" svg:y="1.239cm" chart:style-name="ch3">
          <text:p>img4.jpg</text:p>
        </chart:subtitle>
        <chart:legend chart:legend-position="end" svg:x="9.172cm" svg:y="3.752cm" style:legend-expansion="high" chart:style-name="ch4"/>
        <chart:plot-area chart:style-name="ch5" table:cell-range-address="Datos.L30:Datos.M30 Datos.O30:Datos.O30 Datos.Q30:Datos.Q30 Datos.K51:Datos.M51 Datos.O51:Datos.O51 Datos.Q51:Datos.Q51" chart:data-source-has-labels="both" svg:x="1.238cm" svg:y="2.084cm" svg:width="7.707cm" svg:height="4.876cm">
          <chartooo:coordinate-region svg:x="4.664cm" svg:y="2.084cm" svg:width="3.949cm" svg:height="4.229cm"/>
          <chart:axis chart:dimension="x" chart:name="primary-x" chart:style-name="ch6" chartooo:axis-type="auto">
            <chartooo:date-scale/>
            <chart:title svg:x="0.451cm" svg:y="5.611cm" chart:style-name="ch7">
              <text:p>Método usado</text:p>
            </chart:title>
            <chart:categories table:cell-range-address="Datos.L30:Datos.M30 Datos.O30:Datos.O30 Datos.Q30:Datos.Q30"/>
          </chart:axis>
          <chart:axis chart:dimension="y" chart:name="primary-y" chart:style-name="ch8">
            <chart:title svg:x="3.645cm" svg:y="7.122cm" chart:style-name="ch9">
              <text:p>Tiempo (segundos)</text:p>
            </chart:title>
            <chart:grid chart:style-name="ch10" chart:class="major"/>
          </chart:axis>
          <chart:series chart:style-name="ch11" chart:values-cell-range-address="Datos.L51:Datos.M51 Datos.O51:Datos.O51 Datos.Q51:Datos.Q51" chart:label-cell-address="Datos.K51:Datos.K5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Datos.L30:Datos.M30 Datos.O30:Datos.O30 Datos.Q30:Datos.Q30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Datos.K51:Datos.K51</svg:desc>
                </draw:g>
              </table:table-cell>
              <table:table-cell office:value-type="float" office:value="0.0696521">
                <text:p>0.0696521</text:p>
                <draw:g>
                  <svg:desc>Datos.L51:Datos.M51 Datos.O51:Datos.O51 Datos.Q51:Datos.Q51</svg:desc>
                </draw:g>
              </table:table-cell>
              <table:table-cell office:value-type="float" office:value="0.006589525">
                <text:p>0.006589525</text:p>
              </table:table-cell>
              <table:table-cell office:value-type="float" office:value="0.00557305">
                <text:p>0.00557305</text:p>
              </table:table-cell>
              <table:table-cell office:value-type="float" office:value="0.0047951">
                <text:p>0.0047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67cm" svg:height="8.09cm" xlink:href="." xlink:type="simple" chart:class="chart:bar" chart:style-name="ch1">
        <chart:title svg:x="3.102cm" svg:y="0.297cm" chart:style-name="ch2">
          <text:p>Comparativa de Tiempos</text:p>
        </chart:title>
        <chart:subtitle svg:x="4.835cm" svg:y="1.237cm" chart:style-name="ch3">
          <text:p>img5.jpg</text:p>
        </chart:subtitle>
        <chart:legend chart:legend-position="end" svg:x="9.057cm" svg:y="3.746cm" style:legend-expansion="high" chart:style-name="ch4"/>
        <chart:plot-area chart:style-name="ch5" chart:data-source-has-labels="both" svg:x="1.236cm" svg:y="2.081cm" svg:width="7.596cm" svg:height="4.867cm">
          <chartooo:coordinate-region svg:x="4.662cm" svg:y="2.081cm" svg:width="3.93cm" svg:height="4.22cm"/>
          <chart:axis chart:dimension="x" chart:name="primary-x" chart:style-name="ch6" chartooo:axis-type="auto">
            <chartooo:date-scale/>
            <chart:title svg:x="0.451cm" svg:y="5.603cm" chart:style-name="ch7">
              <text:p>Método usado</text:p>
            </chart:title>
            <chart:categories table:cell-range-address="local-table.$B$1:.$E$1"/>
          </chart:axis>
          <chart:axis chart:dimension="y" chart:name="primary-y" chart:style-name="ch8">
            <chart:title svg:x="3.588cm" svg:y="7.109cm" chart:style-name="ch9">
              <text:p>Tiempo (segundos)</text:p>
            </chart:title>
            <chart:grid chart:style-name="ch10" chart:class="major"/>
          </chart:axis>
          <chart:series chart:style-name="ch11" chart:values-cell-range-address="local-table.$B$2:.$E$2" chart:label-cell-address="local-table.$A$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0.38009605">
                <text:p>0.38009605</text:p>
              </table:table-cell>
              <table:table-cell office:value-type="float" office:value="0.02600859">
                <text:p>0.02600859</text:p>
              </table:table-cell>
              <table:table-cell office:value-type="float" office:value="0.02548615">
                <text:p>0.02548615</text:p>
              </table:table-cell>
              <table:table-cell office:value-type="float" office:value="0.0198238">
                <text:p>0.0198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17cm" svg:height="8.152cm" xlink:href="." xlink:type="simple" chart:class="chart:bar" chart:style-name="ch1">
        <chart:title svg:x="3.127cm" svg:y="0.299cm" chart:style-name="ch2">
          <text:p>Comparativa de Tiempos</text:p>
        </chart:title>
        <chart:subtitle svg:x="4.86cm" svg:y="1.241cm" chart:style-name="ch3">
          <text:p>img6.jpg</text:p>
        </chart:subtitle>
        <chart:legend chart:legend-position="end" svg:x="9.107cm" svg:y="3.777cm" style:legend-expansion="high" chart:style-name="ch4"/>
        <chart:plot-area chart:style-name="ch5" chart:data-source-has-labels="both" svg:x="1.237cm" svg:y="2.087cm" svg:width="7.644cm" svg:height="4.921cm">
          <chartooo:coordinate-region svg:x="4.663cm" svg:y="2.087cm" svg:width="3.978cm" svg:height="4.274cm"/>
          <chart:axis chart:dimension="x" chart:name="primary-x" chart:style-name="ch6" chartooo:axis-type="auto">
            <chartooo:date-scale/>
            <chart:title svg:x="0.451cm" svg:y="5.636cm" chart:style-name="ch7">
              <text:p>Método usado</text:p>
            </chart:title>
            <chart:categories table:cell-range-address="local-table.$B$1:.$E$1"/>
          </chart:axis>
          <chart:axis chart:dimension="y" chart:name="primary-y" chart:style-name="ch8">
            <chart:title svg:x="3.613cm" svg:y="7.171cm" chart:style-name="ch9">
              <text:p>Tiempo (segundos)</text:p>
            </chart:title>
            <chart:grid chart:style-name="ch10" chart:class="major"/>
          </chart:axis>
          <chart:series chart:style-name="ch11" chart:values-cell-range-address="local-table.$B$2:.$E$2" chart:label-cell-address="local-table.$A$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0.28213855">
                <text:p>0.28213855</text:p>
              </table:table-cell>
              <table:table-cell office:value-type="float" office:value="0.01956987">
                <text:p>0.01956987</text:p>
              </table:table-cell>
              <table:table-cell office:value-type="float" office:value="0.01877135">
                <text:p>0.018771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33cm" svg:height="8.573cm" xlink:href="." xlink:type="simple" chart:class="chart:bar" chart:style-name="ch1">
        <chart:title svg:x="3.5cm" svg:y="0.307cm" chart:style-name="ch2">
          <text:p>Comparativa de Aceleraciones </text:p>
        </chart:title>
        <chart:subtitle svg:x="5.868cm" svg:y="1.257cm" chart:style-name="ch3">
          <text:p>img1.jpg</text:p>
        </chart:subtitle>
        <chart:legend chart:legend-position="end" svg:x="11.123cm" svg:y="3.987cm" style:legend-expansion="high" chart:style-name="ch4"/>
        <chart:plot-area chart:style-name="ch5" chart:data-source-has-labels="both" svg:x="1.277cm" svg:y="2.111cm" svg:width="9.58cm" svg:height="5.31cm">
          <chartooo:coordinate-region svg:x="1.713cm" svg:y="2.31cm" svg:width="8.582cm" svg:height="4.066cm"/>
          <chart:axis chart:dimension="x" chart:name="primary-x" chart:style-name="ch6" chartooo:axis-type="auto">
            <chartooo:date-scale/>
            <chart:title svg:x="4.978cm" svg:y="7.592cm" chart:style-name="ch7">
              <text:p>Método usado</text:p>
            </chart:title>
            <chart:categories table:cell-range-address="local-table.$B$1:.$D$1"/>
          </chart:axis>
          <chart:axis chart:dimension="y" chart:name="primary-y" chart:style-name="ch8">
            <chart:title svg:x="0.451cm" svg:y="6.04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local-table.$B$2:.$D$2" chart:label-cell-address="local-table.$A$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5.35351360543077">
                <text:p>5.35351360543077</text:p>
              </table:table-cell>
              <table:table-cell office:value-type="float" office:value="6.55836024466368">
                <text:p>6.55836024466368</text:p>
              </table:table-cell>
              <table:table-cell office:value-type="float" office:value="5.35245636786436">
                <text:p>5.352456367864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12cm" svg:height="8.556cm" xlink:href="." xlink:type="simple" chart:class="chart:bar" chart:style-name="ch1">
        <chart:title svg:x="2.911cm" svg:y="0.307cm" chart:style-name="ch2">
          <text:p>Comparativa Aceleraciones</text:p>
        </chart:title>
        <chart:subtitle svg:x="4.908cm" svg:y="1.257cm" chart:style-name="ch3">
          <text:p>img2.jpg</text:p>
        </chart:subtitle>
        <chart:legend chart:legend-position="end" svg:x="9.202cm" svg:y="3.979cm" style:legend-expansion="high" chart:style-name="ch4"/>
        <chart:plot-area chart:style-name="ch5" chart:data-source-has-labels="both" svg:x="1.239cm" svg:y="2.111cm" svg:width="7.735cm" svg:height="5.293cm">
          <chartooo:coordinate-region svg:x="1.966cm" svg:y="2.31cm" svg:width="6.104cm" svg:height="4.049cm"/>
          <chart:axis chart:dimension="x" chart:name="primary-x" chart:style-name="ch6" chartooo:axis-type="auto">
            <chartooo:date-scale/>
            <chart:title svg:x="4.017cm" svg:y="7.575cm" chart:style-name="ch7">
              <text:p>Método usado</text:p>
            </chart:title>
            <chart:categories table:cell-range-address="local-table.$B$1:.$D$1"/>
          </chart:axis>
          <chart:axis chart:dimension="y" chart:name="primary-y" chart:style-name="ch8">
            <chart:title svg:x="0.451cm" svg:y="6.031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local-table.$B$2:.$D$2" chart:label-cell-address="local-table.$A$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6.10927742479609">
                <text:p>6.10927742479609</text:p>
              </table:table-cell>
              <table:table-cell office:value-type="float" office:value="6.64512409813813">
                <text:p>6.64512409813813</text:p>
              </table:table-cell>
              <table:table-cell office:value-type="float" office:value="6.93682349181475">
                <text:p>6.93682349181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99cm" svg:height="8.761cm" xlink:href="." xlink:type="simple" chart:class="chart:bar" chart:style-name="ch1">
        <chart:title svg:x="2.799cm" svg:y="0.311cm" chart:style-name="ch2">
          <text:p>Comparativa de Aceleraciones</text:p>
        </chart:title>
        <chart:subtitle svg:x="5.101cm" svg:y="1.265cm" chart:style-name="ch3">
          <text:p>img3.jpg</text:p>
        </chart:subtitle>
        <chart:legend chart:legend-position="end" svg:x="9.589cm" svg:y="4.081cm" style:legend-expansion="high" chart:style-name="ch4"/>
        <chart:plot-area chart:style-name="ch5" chart:data-source-has-labels="both" svg:x="1.246cm" svg:y="2.123cm" svg:width="8.108cm" svg:height="5.482cm">
          <chartooo:coordinate-region svg:x="1.867cm" svg:y="2.322cm" svg:width="6.652cm" svg:height="4.238cm"/>
          <chart:axis chart:dimension="x" chart:name="primary-x" chart:style-name="ch6" chartooo:axis-type="auto">
            <chartooo:date-scale/>
            <chart:title svg:x="4.211cm" svg:y="7.78cm" chart:style-name="ch7">
              <text:p>Método usado</text:p>
            </chart:title>
            <chart:categories table:cell-range-address="local-table.$B$1:.$D$1"/>
          </chart:axis>
          <chart:axis chart:dimension="y" chart:name="primary-y" chart:style-name="ch8">
            <chart:title svg:x="0.451cm" svg:y="6.138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local-table.$B$2:.$D$2" chart:label-cell-address="local-table.$A$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7.47138252643451">
                <text:p>7.47138252643451</text:p>
              </table:table-cell>
              <table:table-cell office:value-type="float" office:value="8.81365088957577">
                <text:p>8.81365088957577</text:p>
              </table:table-cell>
              <table:table-cell office:value-type="float" office:value="10.2698226524587">
                <text:p>10.26982265245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